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99"/>
    <style:style style:name="ce7" style:family="table-cell" style:parent-style-name="Default">
      <style:text-properties style:font-name="Liberation Sans" style:font-name-asian="Noto Sans CJK SC Regular" style:font-name-complex="Lohit Devanagari"/>
    </style:style>
    <style:style style:name="ce8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6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6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Visito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G</text:p>
          </table:table-cell>
          <table:table-cell table:style-name="ce4"/>
          <table:table-cell table:style-name="ce1" office:value-type="string" calcext:value-type="string">
            <text:p>Att.</text:p>
          </table:table-cell>
          <table:table-cell table:style-name="ce1" office:value-type="string" calcext:value-type="string">
            <text:p>LOG</text:p>
          </table:table-cell>
          <table:table-cell table:style-name="ce1" office:value-type="string" calcext:value-type="string">
            <text:p>Notes</text:p>
          </table:table-cell>
          <table:table-cell table:style-name="Default"/>
          <table:table-cell/>
          <table:table-cell office:value-type="string" calcext:value-type="string">
            <text:p>Winner</text:p>
          </table:table-cell>
          <table:table-cell office:value-type="string" calcext:value-type="string">
            <text:p>Loser</text:p>
          </table:table-cell>
          <table:table-cell/>
          <table:table-cell office:value-type="string" calcext:value-type="string">
            <text:p>Teams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ses</text:p>
          </table:table-cell>
          <table:table-cell office:value-type="string" calcext:value-type="string">
            <text:p>Games Played</text:p>
          </table:table-cell>
          <table:table-cell office:value-type="string" calcext:value-type="string">
            <text:p>Regulation Wins</text:p>
          </table:table-cell>
          <table:table-cell office:value-type="string" calcext:value-type="string">
            <text:p>Overtime Wins</text:p>
          </table:table-cell>
          <table:table-cell office:value-type="string" calcext:value-type="string">
            <text:p>Shootout Wins</text:p>
          </table:table-cell>
          <table:table-cell office:value-type="string" calcext:value-type="string">
            <text:p>Shootout Losses</text:p>
          </table:table-cell>
          <table:table-cell office:value-type="string" calcext:value-type="string">
            <text:p>Overtime Losses</text:p>
          </table:table-cell>
          <table:table-cell office:value-type="string" calcext:value-type="string">
            <text:p>Regulation Losses</text:p>
          </table:table-cell>
          <table:table-cell office:value-type="string" calcext:value-type="string">
            <text:p>Point Total (NHL)</text:p>
          </table:table-cell>
          <table:table-cell office:value-type="string" calcext:value-type="string">
            <text:p>Point Total (Duplicate Check)</text:p>
          </table:table-cell>
          <table:table-cell office:value-type="string" calcext:value-type="string">
            <text:p>Points Remaining (NHL)</text:p>
          </table:table-cell>
          <table:table-cell office:value-type="string" calcext:value-type="string">
            <text:p>Point Total (KHL)</text:p>
          </table:table-cell>
          <table:table-cell office:value-type="string" calcext:value-type="string">
            <text:p>Point Total (Berkshire)</text:p>
          </table:table-cell>
          <table:table-cell office:value-type="string" calcext:value-type="string">
            <text:p>Points Remaining(Others)</text:p>
          </table:table-cell>
          <table:table-cell/>
          <table:table-cell office:value-type="string" calcext:value-type="string">
            <text:p>Standings</text:p>
          </table:table-cell>
          <table:table-cell/>
          <table:table-cell office:value-type="string" calcext:value-type="string">
            <text:p>Poi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0-12</text:p>
          </table:table-cell>
          <table:table-cell office:value-type="string" calcext:value-type="string">
            <text:p>St. Louis Blu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729" calcext:value-type="float">
            <text:p>21729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/>
          <table:table-cell office:value-type="string" calcext:value-type="string">
            <text:p>Washington Capital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table:formula="of:=COUNTIFS([.L$1:.L$1048576];[.O2])" office:value-type="float" office:value="54" calcext:value-type="float">
            <text:p>54</text:p>
          </table:table-cell>
          <table:table-cell table:formula="of:=COUNTIFS([.M$1:.M$1048576];[.O2])" office:value-type="float" office:value="26" calcext:value-type="float">
            <text:p>26</text:p>
          </table:table-cell>
          <table:table-cell table:style-name="ce7" table:formula="of:=SUM([.R2];[.S2])" office:value-type="float" office:value="80" calcext:value-type="float">
            <text:p>80</text:p>
          </table:table-cell>
          <table:table-cell table:formula="of:=COUNTIFS([.L$1:.L$1048576];[.O$1:.O$1048576];[.J$1:.J$1048576];&quot;3&quot;)" office:value-type="float" office:value="44" calcext:value-type="float">
            <text:p>44</text:p>
          </table:table-cell>
          <table:table-cell table:formula="of:=COUNTIFS([.L$1:.L$1048576];[.O$1:.O$1048576];[.J$1:.J$1048576];&quot;2&quot;)" office:value-type="float" office:value="8" calcext:value-type="float">
            <text:p>8</text:p>
          </table:table-cell>
          <table:table-cell table:formula="of:=COUNTIFS([.L$1:.L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1&quot;)" office:value-type="float" office:value="5" calcext:value-type="float">
            <text:p>5</text:p>
          </table:table-cell>
          <table:table-cell table:formula="of:=COUNTIFS([.M$1:.M$1048576];[.O$1:.O$1048576];[.J$1:.J$1048576];&quot;2&quot;)" office:value-type="float" office:value="3" calcext:value-type="float">
            <text:p>3</text:p>
          </table:table-cell>
          <table:table-cell table:formula="of:=COUNTIFS([.M$1:.M$1048576];[.O$1:.O$1048576];[.J$1:.J$1048576];&quot;3&quot;)" office:value-type="float" office:value="18" calcext:value-type="float">
            <text:p>18</text:p>
          </table:table-cell>
          <table:table-cell table:formula="of:=SUM([.U2]*2;[.V2]*2;[.W2]*2;[.X2];[.Y2])" office:value-type="float" office:value="116" calcext:value-type="float">
            <text:p>116</text:p>
          </table:table-cell>
          <table:table-cell table:formula="of:=[.AA2]+0.01" office:value-type="float" office:value="116.01" calcext:value-type="float">
            <text:p>116.01</text:p>
          </table:table-cell>
          <table:table-cell table:formula="of:=(82-[.T2])*2" office:value-type="float" office:value="4" calcext:value-type="float">
            <text:p>4</text:p>
          </table:table-cell>
          <table:table-cell table:formula="of:=SUM([.U2]*3;[.V2]*2;[.W2]*2;[.X2];[.Y2])" office:value-type="float" office:value="160" calcext:value-type="float">
            <text:p>160</text:p>
          </table:table-cell>
          <table:table-cell table:formula="of:=SUM([.U2]*3;[.V2]*2;[.W2]*1;;[.Y2])" office:value-type="float" office:value="153" calcext:value-type="float">
            <text:p>153</text:p>
          </table:table-cell>
          <table:table-cell table:formula="of:=[.AC2]*1.5" office:value-type="float" office:value="6" calcext:value-type="float">
            <text:p>6</text:p>
          </table:table-cell>
          <table:table-cell/>
          <table:table-cell office:value-type="string" calcext:value-type="string">
            <text:p>Eastern</text:p>
          </table:table-cell>
          <table:table-cell office:value-type="string" calcext:value-type="string">
            <text:p>Metropolit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2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dmonton Oiler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/>
          <table:table-cell office:value-type="string" calcext:value-type="string">
            <text:p>Pittsburgh Penguin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table:formula="of:=COUNTIFS([.L$1:.L$1048576];[.O3])" office:value-type="float" office:value="50" calcext:value-type="float">
            <text:p>50</text:p>
          </table:table-cell>
          <table:table-cell table:formula="of:=COUNTIFS([.M$1:.M$1048576];[.O3])" office:value-type="float" office:value="30" calcext:value-type="float">
            <text:p>30</text:p>
          </table:table-cell>
          <table:table-cell table:style-name="ce7" table:formula="of:=SUM([.R3];[.S3])" office:value-type="float" office:value="80" calcext:value-type="float">
            <text:p>80</text:p>
          </table:table-cell>
          <table:table-cell table:formula="of:=COUNTIFS([.L$1:.L$1048576];[.O$1:.O$1048576];[.J$1:.J$1048576];&quot;3&quot;)" office:value-type="float" office:value="40" calcext:value-type="float">
            <text:p>40</text:p>
          </table:table-cell>
          <table:table-cell table:formula="of:=COUNTIFS([.L$1:.L$1048576];[.O$1:.O$1048576];[.J$1:.J$1048576];&quot;2&quot;)" office:value-type="float" office:value="6" calcext:value-type="float">
            <text:p>6</text:p>
          </table:table-cell>
          <table:table-cell table:formula="of:=COUNTIFS([.L$1:.L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1&quot;)" office:value-type="float" office:value="5" calcext:value-type="float">
            <text:p>5</text:p>
          </table:table-cell>
          <table:table-cell table:formula="of:=COUNTIFS([.M$1:.M$1048576];[.O$1:.O$1048576];[.J$1:.J$1048576];&quot;2&quot;)" office:value-type="float" office:value="6" calcext:value-type="float">
            <text:p>6</text:p>
          </table:table-cell>
          <table:table-cell table:formula="of:=COUNTIFS([.M$1:.M$1048576];[.O$1:.O$1048576];[.J$1:.J$1048576];&quot;3&quot;)" office:value-type="float" office:value="19" calcext:value-type="float">
            <text:p>19</text:p>
          </table:table-cell>
          <table:table-cell table:formula="of:=SUM([.U3]*2;[.V3]*2;[.W3]*2;[.X3];[.Y3])" office:value-type="float" office:value="111" calcext:value-type="float">
            <text:p>111</text:p>
          </table:table-cell>
          <table:table-cell table:formula="of:=[.AA3]+0.02" office:value-type="float" office:value="111.02" calcext:value-type="float">
            <text:p>111.02</text:p>
          </table:table-cell>
          <table:table-cell table:formula="of:=(82-[.T3])*2" office:value-type="float" office:value="4" calcext:value-type="float">
            <text:p>4</text:p>
          </table:table-cell>
          <table:table-cell table:formula="of:=SUM([.U3]*3;[.V3]*2;[.W3]*2;[.X3];[.Y3])" office:value-type="float" office:value="151" calcext:value-type="float">
            <text:p>151</text:p>
          </table:table-cell>
          <table:table-cell table:formula="of:=SUM([.U3]*3;[.V3]*2;[.W3]*1;;[.Y3])" office:value-type="float" office:value="142" calcext:value-type="float">
            <text:p>142</text:p>
          </table:table-cell>
          <table:table-cell table:formula="of:=[.AC3]*1.5" office:value-type="float" office:value="6" calcext:value-type="float">
            <text:p>6</text:p>
          </table:table-cell>
          <table:table-cell table:number-columns-repeated="2"/>
          <table:table-cell table:style-name="ce6" table:formula="of:=INDEX([.A$2:.A$5];MATCH(LARGE([.$C$2:.$C$5];[.E2]);[.$C$2:.$C$5];0))" office:value-type="string" office:string-value="2016-10-12" calcext:value-type="string">
            <text:p>2016-10-12</text:p>
          </table:table-cell>
          <table:table-cell table:style-name="ce8" table:number-matrix-columns-spanned="1" table:number-matrix-rows-spanned="1" table:formula="of:=LARGE(IF([.Q2:.Q31]=[.AH2];IF([.P2:.P31]=[.AI2];[.AB2:.AB31]));1)" office:value-type="float" office:value="116.01" calcext:value-type="float">
            <text:p>116.01</text:p>
          </table:table-cell>
          <table:table-cell office:value-type="string" calcext:value-type="string">
            <text:p>IF(LARGE(IF(Q2:Q31=AH2,IF(P2:P31=AI2,AA2:AA31)),1),O: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0-12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awa Sen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7618" calcext:value-type="float">
            <text:p>17618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/>
          <table:table-cell office:value-type="string" calcext:value-type="string">
            <text:p>Chicago Blackhawks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table:formula="of:=COUNTIFS([.L$1:.L$1048576];[.O4])" office:value-type="float" office:value="50" calcext:value-type="float">
            <text:p>50</text:p>
          </table:table-cell>
          <table:table-cell table:formula="of:=COUNTIFS([.M$1:.M$1048576];[.O4])" office:value-type="float" office:value="30" calcext:value-type="float">
            <text:p>30</text:p>
          </table:table-cell>
          <table:table-cell table:style-name="ce7" table:formula="of:=SUM([.R4];[.S4])" office:value-type="float" office:value="80" calcext:value-type="float">
            <text:p>80</text:p>
          </table:table-cell>
          <table:table-cell table:formula="of:=COUNTIFS([.L$1:.L$1048576];[.O$1:.O$1048576];[.J$1:.J$1048576];&quot;3&quot;)" office:value-type="float" office:value="37" calcext:value-type="float">
            <text:p>37</text:p>
          </table:table-cell>
          <table:table-cell table:formula="of:=COUNTIFS([.L$1:.L$1048576];[.O$1:.O$1048576];[.J$1:.J$1048576];&quot;2&quot;)" office:value-type="float" office:value="9" calcext:value-type="float">
            <text:p>9</text:p>
          </table:table-cell>
          <table:table-cell table:formula="of:=COUNTIFS([.L$1:.L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1&quot;)" office:value-type="float" office:value="1" calcext:value-type="float">
            <text:p>1</text:p>
          </table:table-cell>
          <table:table-cell table:formula="of:=COUNTIFS([.M$1:.M$1048576];[.O$1:.O$1048576];[.J$1:.J$1048576];&quot;2&quot;)" office:value-type="float" office:value="7" calcext:value-type="float">
            <text:p>7</text:p>
          </table:table-cell>
          <table:table-cell table:formula="of:=COUNTIFS([.M$1:.M$1048576];[.O$1:.O$1048576];[.J$1:.J$1048576];&quot;3&quot;)" office:value-type="float" office:value="22" calcext:value-type="float">
            <text:p>22</text:p>
          </table:table-cell>
          <table:table-cell table:formula="of:=SUM([.U4]*2;[.V4]*2;[.W4]*2;[.X4];[.Y4])" office:value-type="float" office:value="108" calcext:value-type="float">
            <text:p>108</text:p>
          </table:table-cell>
          <table:table-cell table:formula="of:=[.AA4]+0.03" office:value-type="float" office:value="108.03" calcext:value-type="float">
            <text:p>108.03</text:p>
          </table:table-cell>
          <table:table-cell table:formula="of:=(82-[.T4])*2" office:value-type="float" office:value="4" calcext:value-type="float">
            <text:p>4</text:p>
          </table:table-cell>
          <table:table-cell table:formula="of:=SUM([.U4]*3;[.V4]*2;[.W4]*2;[.X4];[.Y4])" office:value-type="float" office:value="145" calcext:value-type="float">
            <text:p>145</text:p>
          </table:table-cell>
          <table:table-cell table:formula="of:=SUM([.U4]*3;[.V4]*2;[.W4]*1;;[.Y4])" office:value-type="float" office:value="140" calcext:value-type="float">
            <text:p>140</text:p>
          </table:table-cell>
          <table:table-cell table:formula="of:=[.AC4]*1.5" office:value-type="float" office:value="6" calcext:value-type="float">
            <text:p>6</text:p>
          </table:table-cell>
          <table:table-cell table:number-columns-repeated="2"/>
          <table:table-cell table:formula="of:=(IF(LARGE([.AA2:.AA31];2);[.O$1:.O$1048576]))" office:value-type="string" office:string-value="Chicago Blackhawks" calcext:value-type="string">
            <text:p>Chicago Blackhawks</text:p>
          </table:table-cell>
          <table:table-cell table:style-name="ce8" table:number-matrix-columns-spanned="1" table:number-matrix-rows-spanned="1" table:formula="of:=LARGE(IF([.Q2:.Q31]=[.AH2];IF([.P2:.P31]=[.AI2];[.AB2:.AB31]));2)" office:value-type="float" office:value="111.02" calcext:value-type="float">
            <text:p>111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0-12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/>
          <table:table-cell office:value-type="string" calcext:value-type="string">
            <text:p>Columbus Blue Jacket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table:formula="of:=COUNTIFS([.L$1:.L$1048576];[.O5])" office:value-type="float" office:value="49" calcext:value-type="float">
            <text:p>49</text:p>
          </table:table-cell>
          <table:table-cell table:formula="of:=COUNTIFS([.M$1:.M$1048576];[.O5])" office:value-type="float" office:value="31" calcext:value-type="float">
            <text:p>31</text:p>
          </table:table-cell>
          <table:table-cell table:style-name="ce7" table:formula="of:=SUM([.R5];[.S5])" office:value-type="float" office:value="80" calcext:value-type="float">
            <text:p>80</text:p>
          </table:table-cell>
          <table:table-cell table:formula="of:=COUNTIFS([.L$1:.L$1048576];[.O$1:.O$1048576];[.J$1:.J$1048576];&quot;3&quot;)" office:value-type="float" office:value="38" calcext:value-type="float">
            <text:p>38</text:p>
          </table:table-cell>
          <table:table-cell table:formula="of:=COUNTIFS([.L$1:.L$1048576];[.O$1:.O$1048576];[.J$1:.J$1048576];&quot;2&quot;)" office:value-type="float" office:value="9" calcext:value-type="float">
            <text:p>9</text:p>
          </table:table-cell>
          <table:table-cell table:formula="of:=COUNTIFS([.L$1:.L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2&quot;)" office:value-type="float" office:value="6" calcext:value-type="float">
            <text:p>6</text:p>
          </table:table-cell>
          <table:table-cell table:formula="of:=COUNTIFS([.M$1:.M$1048576];[.O$1:.O$1048576];[.J$1:.J$1048576];&quot;3&quot;)" office:value-type="float" office:value="23" calcext:value-type="float">
            <text:p>23</text:p>
          </table:table-cell>
          <table:table-cell table:formula="of:=SUM([.U5]*2;[.V5]*2;[.W5]*2;[.X5];[.Y5])" office:value-type="float" office:value="106" calcext:value-type="float">
            <text:p>106</text:p>
          </table:table-cell>
          <table:table-cell table:formula="of:=[.AA5]+0.04" office:value-type="float" office:value="106.04" calcext:value-type="float">
            <text:p>106.04</text:p>
          </table:table-cell>
          <table:table-cell table:formula="of:=(82-[.T5])*2" office:value-type="float" office:value="4" calcext:value-type="float">
            <text:p>4</text:p>
          </table:table-cell>
          <table:table-cell table:formula="of:=SUM([.U5]*3;[.V5]*2;[.W5]*2;[.X5];[.Y5])" office:value-type="float" office:value="144" calcext:value-type="float">
            <text:p>144</text:p>
          </table:table-cell>
          <table:table-cell table:formula="of:=SUM([.U5]*3;[.V5]*2;[.W5]*1;;[.Y5])" office:value-type="float" office:value="140" calcext:value-type="float">
            <text:p>140</text:p>
          </table:table-cell>
          <table:table-cell table:formula="of:=[.AC5]*1.5" office:value-type="float" office:value="6" calcext:value-type="float">
            <text:p>6</text:p>
          </table:table-cell>
          <table:table-cell table:number-columns-repeated="2"/>
          <table:table-cell table:formula="of:=IF(LARGE([.AA2:.AA31];3);[.O$1:.O$1048576])" office:value-type="string" office:string-value="Columbus Blue Jackets" calcext:value-type="string">
            <text:p>Columbus Blue Jackets</text:p>
          </table:table-cell>
          <table:table-cell table:formula="of:=LARGE(IF([.Q2:.Q31]=[.AH2];IF([.P2:.P31]=[.AI2];[.AB2:.AB31]));3)" office:value-type="float" office:value="108.03" calcext:value-type="float">
            <text:p>108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0-13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/>
          <table:table-cell office:value-type="string" calcext:value-type="string">
            <text:p>Minnesota Wild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table:formula="of:=COUNTIFS([.L$1:.L$1048576];[.O6])" office:value-type="float" office:value="48" calcext:value-type="float">
            <text:p>48</text:p>
          </table:table-cell>
          <table:table-cell table:formula="of:=COUNTIFS([.M$1:.M$1048576];[.O6])" office:value-type="float" office:value="33" calcext:value-type="float">
            <text:p>33</text:p>
          </table:table-cell>
          <table:table-cell table:style-name="ce7" table:formula="of:=SUM([.R6];[.S6])" office:value-type="float" office:value="81" calcext:value-type="float">
            <text:p>81</text:p>
          </table:table-cell>
          <table:table-cell table:formula="of:=COUNTIFS([.L$1:.L$1048576];[.O$1:.O$1048576];[.J$1:.J$1048576];&quot;3&quot;)" office:value-type="float" office:value="41" calcext:value-type="float">
            <text:p>41</text:p>
          </table:table-cell>
          <table:table-cell table:formula="of:=COUNTIFS([.L$1:.L$1048576];[.O$1:.O$1048576];[.J$1:.J$1048576];&quot;2&quot;)" office:value-type="float" office:value="4" calcext:value-type="float">
            <text:p>4</text:p>
          </table:table-cell>
          <table:table-cell table:formula="of:=COUNTIFS([.L$1:.L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2&quot;)" office:value-type="float" office:value="6" calcext:value-type="float">
            <text:p>6</text:p>
          </table:table-cell>
          <table:table-cell table:formula="of:=COUNTIFS([.M$1:.M$1048576];[.O$1:.O$1048576];[.J$1:.J$1048576];&quot;3&quot;)" office:value-type="float" office:value="25" calcext:value-type="float">
            <text:p>25</text:p>
          </table:table-cell>
          <table:table-cell table:formula="of:=SUM([.U6]*2;[.V6]*2;[.W6]*2;[.X6];[.Y6])" office:value-type="float" office:value="104" calcext:value-type="float">
            <text:p>104</text:p>
          </table:table-cell>
          <table:table-cell table:formula="of:=[.AA6]+0.05" office:value-type="float" office:value="104.05" calcext:value-type="float">
            <text:p>104.05</text:p>
          </table:table-cell>
          <table:table-cell table:formula="of:=(82-[.T6])*2" office:value-type="float" office:value="2" calcext:value-type="float">
            <text:p>2</text:p>
          </table:table-cell>
          <table:table-cell table:formula="of:=SUM([.U6]*3;[.V6]*2;[.W6]*2;[.X6];[.Y6])" office:value-type="float" office:value="145" calcext:value-type="float">
            <text:p>145</text:p>
          </table:table-cell>
          <table:table-cell table:formula="of:=SUM([.U6]*3;[.V6]*2;[.W6]*1;;[.Y6])" office:value-type="float" office:value="140" calcext:value-type="float">
            <text:p>140</text:p>
          </table:table-cell>
          <table:table-cell table:formula="of:=[.AC6]*1.5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tlan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3</text:p>
          </table:table-cell>
          <table:table-cell office:value-type="string" calcext:value-type="string">
            <text:p>Boston Bru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144" calcext:value-type="float">
            <text:p>1814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/>
          <table:table-cell office:value-type="string" calcext:value-type="string">
            <text:p>Anaheim Duck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table:formula="of:=COUNTIFS([.L$1:.L$1048576];[.O7])" office:value-type="float" office:value="44" calcext:value-type="float">
            <text:p>44</text:p>
          </table:table-cell>
          <table:table-cell table:formula="of:=COUNTIFS([.M$1:.M$1048576];[.O7])" office:value-type="float" office:value="36" calcext:value-type="float">
            <text:p>36</text:p>
          </table:table-cell>
          <table:table-cell table:style-name="ce7" table:formula="of:=SUM([.R7];[.S7])" office:value-type="float" office:value="80" calcext:value-type="float">
            <text:p>80</text:p>
          </table:table-cell>
          <table:table-cell table:formula="of:=COUNTIFS([.L$1:.L$1048576];[.O$1:.O$1048576];[.J$1:.J$1048576];&quot;3&quot;)" office:value-type="float" office:value="39" calcext:value-type="float">
            <text:p>39</text:p>
          </table:table-cell>
          <table:table-cell table:formula="of:=COUNTIFS([.L$1:.L$1048576];[.O$1:.O$1048576];[.J$1:.J$1048576];&quot;2&quot;)" office:value-type="float" office:value="2" calcext:value-type="float">
            <text:p>2</text:p>
          </table:table-cell>
          <table:table-cell table:formula="of:=COUNTIFS([.L$1:.L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2&quot;)" office:value-type="float" office:value="10" calcext:value-type="float">
            <text:p>10</text:p>
          </table:table-cell>
          <table:table-cell table:formula="of:=COUNTIFS([.M$1:.M$1048576];[.O$1:.O$1048576];[.J$1:.J$1048576];&quot;3&quot;)" office:value-type="float" office:value="23" calcext:value-type="float">
            <text:p>23</text:p>
          </table:table-cell>
          <table:table-cell table:formula="of:=SUM([.U7]*2;[.V7]*2;[.W7]*2;[.X7];[.Y7])" office:value-type="float" office:value="101" calcext:value-type="float">
            <text:p>101</text:p>
          </table:table-cell>
          <table:table-cell table:formula="of:=[.AA7]+0.06" office:value-type="float" office:value="101.06" calcext:value-type="float">
            <text:p>101.06</text:p>
          </table:table-cell>
          <table:table-cell table:formula="of:=(82-[.T7])*2" office:value-type="float" office:value="4" calcext:value-type="float">
            <text:p>4</text:p>
          </table:table-cell>
          <table:table-cell table:formula="of:=SUM([.U7]*3;[.V7]*2;[.W7]*2;[.X7];[.Y7])" office:value-type="float" office:value="140" calcext:value-type="float">
            <text:p>140</text:p>
          </table:table-cell>
          <table:table-cell table:formula="of:=SUM([.U7]*3;[.V7]*2;[.W7]*1;;[.Y7])" office:value-type="float" office:value="134" calcext:value-type="float">
            <text:p>134</text:p>
          </table:table-cell>
          <table:table-cell table:formula="of:=[.AC7]*1.5" office:value-type="float" office:value="6" calcext:value-type="float">
            <text:p>6</text:p>
          </table:table-cell>
          <table:table-cell table:number-columns-repeated="2"/>
          <table:table-cell table:formula="of:=IF(LARGE([.AA2:.AA31];3);[.O$1:.O$1048576])" office:value-type="string" office:string-value="Anaheim Ducks" calcext:value-type="string">
            <text:p>Anaheim Ducks</text:p>
          </table:table-cell>
          <table:table-cell table:number-matrix-columns-spanned="1" table:number-matrix-rows-spanned="1" table:formula="of:=LARGE(IF([.Q2:.Q31]=[.AH2];IF([.P2:.P31]=[.AI6];[.AB2:.AB31]));1)" office:value-type="float" office:value="101.07" calcext:value-type="float">
            <text:p>101.07</text:p>
          </table:table-cell>
          <table:table-cell table:number-columns-repeated="2"/>
          <table:table-cell table:formula="of:=COM.MICROSOFT.IFS(LARGE([.AA2:.AA31];1)=[.AA3];[.AA2]+0.1;[.AA2]&lt;&gt;[.AA3];[.AA2]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/>
          <table:table-cell office:value-type="string" calcext:value-type="string">
            <text:p>Montreal Canadien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table:formula="of:=COUNTIFS([.L$1:.L$1048576];[.O8])" office:value-type="float" office:value="46" calcext:value-type="float">
            <text:p>46</text:p>
          </table:table-cell>
          <table:table-cell table:formula="of:=COUNTIFS([.M$1:.M$1048576];[.O8])" office:value-type="float" office:value="34" calcext:value-type="float">
            <text:p>34</text:p>
          </table:table-cell>
          <table:table-cell table:style-name="ce7" table:formula="of:=SUM([.R8];[.S8])" office:value-type="float" office:value="80" calcext:value-type="float">
            <text:p>80</text:p>
          </table:table-cell>
          <table:table-cell table:formula="of:=COUNTIFS([.L$1:.L$1048576];[.O$1:.O$1048576];[.J$1:.J$1048576];&quot;3&quot;)" office:value-type="float" office:value="33" calcext:value-type="float">
            <text:p>33</text:p>
          </table:table-cell>
          <table:table-cell table:formula="of:=COUNTIFS([.L$1:.L$1048576];[.O$1:.O$1048576];[.J$1:.J$1048576];&quot;2&quot;)" office:value-type="float" office:value="10" calcext:value-type="float">
            <text:p>10</text:p>
          </table:table-cell>
          <table:table-cell table:formula="of:=COUNTIFS([.L$1:.L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2&quot;)" office:value-type="float" office:value="7" calcext:value-type="float">
            <text:p>7</text:p>
          </table:table-cell>
          <table:table-cell table:formula="of:=COUNTIFS([.M$1:.M$1048576];[.O$1:.O$1048576];[.J$1:.J$1048576];&quot;3&quot;)" office:value-type="float" office:value="25" calcext:value-type="float">
            <text:p>25</text:p>
          </table:table-cell>
          <table:table-cell table:formula="of:=SUM([.U8]*2;[.V8]*2;[.W8]*2;[.X8];[.Y8])" office:value-type="float" office:value="101" calcext:value-type="float">
            <text:p>101</text:p>
          </table:table-cell>
          <table:table-cell table:formula="of:=[.AA8]+0.07" office:value-type="float" office:value="101.07" calcext:value-type="float">
            <text:p>101.07</text:p>
          </table:table-cell>
          <table:table-cell table:formula="of:=(82-[.T8])*2" office:value-type="float" office:value="4" calcext:value-type="float">
            <text:p>4</text:p>
          </table:table-cell>
          <table:table-cell table:formula="of:=SUM([.U8]*3;[.V8]*2;[.W8]*2;[.X8];[.Y8])" office:value-type="float" office:value="134" calcext:value-type="float">
            <text:p>134</text:p>
          </table:table-cell>
          <table:table-cell table:formula="of:=SUM([.U8]*3;[.V8]*2;[.W8]*1;;[.Y8])" office:value-type="float" office:value="129" calcext:value-type="float">
            <text:p>129</text:p>
          </table:table-cell>
          <table:table-cell table:formula="of:=[.AC8]*1.5" office:value-type="float" office:value="6" calcext:value-type="float">
            <text:p>6</text:p>
          </table:table-cell>
          <table:table-cell table:number-columns-repeated="3"/>
          <table:table-cell table:number-matrix-columns-spanned="1" table:number-matrix-rows-spanned="1" table:formula="of:=LARGE(IF([.Q2:.Q31]=[.AH2];IF([.P2:.P31]=[.AI6];[.AB2:.AB31]));2)" office:value-type="float" office:value="94.14" calcext:value-type="float">
            <text:p>94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0-13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128" calcext:value-type="float">
            <text:p>17128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/>
          <table:table-cell office:value-type="string" calcext:value-type="string">
            <text:p>New York Ranger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table:formula="of:=COUNTIFS([.L$1:.L$1048576];[.O9])" office:value-type="float" office:value="47" calcext:value-type="float">
            <text:p>47</text:p>
          </table:table-cell>
          <table:table-cell table:formula="of:=COUNTIFS([.M$1:.M$1048576];[.O9])" office:value-type="float" office:value="33" calcext:value-type="float">
            <text:p>33</text:p>
          </table:table-cell>
          <table:table-cell table:style-name="ce7" table:formula="of:=SUM([.R9];[.S9])" office:value-type="float" office:value="80" calcext:value-type="float">
            <text:p>80</text:p>
          </table:table-cell>
          <table:table-cell table:style-name="ce7" table:formula="of:=COUNTIFS([.L$1:.L$1048576];[.O$1:.O$1048576];[.J$1:.J$1048576];&quot;3&quot;)" office:value-type="float" office:value="39" calcext:value-type="float">
            <text:p>39</text:p>
          </table:table-cell>
          <table:table-cell table:formula="of:=COUNTIFS([.L$1:.L$1048576];[.O$1:.O$1048576];[.J$1:.J$1048576];&quot;2&quot;)" office:value-type="float" office:value="5" calcext:value-type="float">
            <text:p>5</text:p>
          </table:table-cell>
          <table:table-cell table:formula="of:=COUNTIFS([.L$1:.L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2&quot;)" office:value-type="float" office:value="2" calcext:value-type="float">
            <text:p>2</text:p>
          </table:table-cell>
          <table:table-cell table:formula="of:=COUNTIFS([.M$1:.M$1048576];[.O$1:.O$1048576];[.J$1:.J$1048576];&quot;3&quot;)" office:value-type="float" office:value="27" calcext:value-type="float">
            <text:p>27</text:p>
          </table:table-cell>
          <table:table-cell table:formula="of:=SUM([.U9]*2;[.V9]*2;[.W9]*2;[.X9];[.Y9])" office:value-type="float" office:value="100" calcext:value-type="float">
            <text:p>100</text:p>
          </table:table-cell>
          <table:table-cell table:formula="of:=[.AA9]+0.08" office:value-type="float" office:value="100.08" calcext:value-type="float">
            <text:p>100.08</text:p>
          </table:table-cell>
          <table:table-cell table:formula="of:=(82-[.T9])*2" office:value-type="float" office:value="4" calcext:value-type="float">
            <text:p>4</text:p>
          </table:table-cell>
          <table:table-cell table:formula="of:=SUM([.U9]*3;[.V9]*2;[.W9]*2;[.X9];[.Y9])" office:value-type="float" office:value="139" calcext:value-type="float">
            <text:p>139</text:p>
          </table:table-cell>
          <table:table-cell table:formula="of:=SUM([.U9]*3;[.V9]*2;[.W9]*1;;[.Y9])" office:value-type="float" office:value="132" calcext:value-type="float">
            <text:p>132</text:p>
          </table:table-cell>
          <table:table-cell table:formula="of:=[.AC9]*1.5" office:value-type="float" office:value="6" calcext:value-type="float">
            <text:p>6</text:p>
          </table:table-cell>
          <table:table-cell table:number-columns-repeated="3"/>
          <table:table-cell table:number-matrix-columns-spanned="1" table:number-matrix-rows-spanned="1" table:formula="of:=LARGE(IF([.Q2:.Q31]=[.AH2];IF([.P2:.P31]=[.AI6];[.AB2:.AB31]));3)" office:value-type="float" office:value="94.13" calcext:value-type="float">
            <text:p>94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0-13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200" calcext:value-type="float">
            <text:p>18200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/>
          <table:table-cell office:value-type="string" calcext:value-type="string">
            <text:p>Edmonton Oiler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table:formula="of:=COUNTIFS([.L$1:.L$1048576];[.O10])" office:value-type="float" office:value="44" calcext:value-type="float">
            <text:p>44</text:p>
          </table:table-cell>
          <table:table-cell table:formula="of:=COUNTIFS([.M$1:.M$1048576];[.O10])" office:value-type="float" office:value="35" calcext:value-type="float">
            <text:p>35</text:p>
          </table:table-cell>
          <table:table-cell table:style-name="ce7" table:formula="of:=SUM([.R10];[.S10])" office:value-type="float" office:value="79" calcext:value-type="float">
            <text:p>79</text:p>
          </table:table-cell>
          <table:table-cell table:formula="of:=COUNTIFS([.L$1:.L$1048576];[.O$1:.O$1048576];[.J$1:.J$1048576];&quot;3&quot;)" office:value-type="float" office:value="34" calcext:value-type="float">
            <text:p>34</text:p>
          </table:table-cell>
          <table:table-cell table:formula="of:=COUNTIFS([.L$1:.L$1048576];[.O$1:.O$1048576];[.J$1:.J$1048576];&quot;2&quot;)" office:value-type="float" office:value="6" calcext:value-type="float">
            <text:p>6</text:p>
          </table:table-cell>
          <table:table-cell table:formula="of:=COUNTIFS([.L$1:.L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1&quot;)" office:value-type="float" office:value="5" calcext:value-type="float">
            <text:p>5</text:p>
          </table:table-cell>
          <table:table-cell table:formula="of:=COUNTIFS([.M$1:.M$1048576];[.O$1:.O$1048576];[.J$1:.J$1048576];&quot;2&quot;)" office:value-type="float" office:value="4" calcext:value-type="float">
            <text:p>4</text:p>
          </table:table-cell>
          <table:table-cell table:formula="of:=COUNTIFS([.M$1:.M$1048576];[.O$1:.O$1048576];[.J$1:.J$1048576];&quot;3&quot;)" office:value-type="float" office:value="26" calcext:value-type="float">
            <text:p>26</text:p>
          </table:table-cell>
          <table:table-cell table:formula="of:=SUM([.U10]*2;[.V10]*2;[.W10]*2;[.X10];[.Y10])" office:value-type="float" office:value="97" calcext:value-type="float">
            <text:p>97</text:p>
          </table:table-cell>
          <table:table-cell table:formula="of:=[.AA10]+0.09" office:value-type="float" office:value="97.09" calcext:value-type="float">
            <text:p>97.09</text:p>
          </table:table-cell>
          <table:table-cell table:formula="of:=(82-[.T10])*2" office:value-type="float" office:value="6" calcext:value-type="float">
            <text:p>6</text:p>
          </table:table-cell>
          <table:table-cell table:formula="of:=SUM([.U10]*3;[.V10]*2;[.W10]*2;[.X10];[.Y10])" office:value-type="float" office:value="131" calcext:value-type="float">
            <text:p>131</text:p>
          </table:table-cell>
          <table:table-cell table:formula="of:=SUM([.U10]*3;[.V10]*2;[.W10]*1;;[.Y10])" office:value-type="float" office:value="122" calcext:value-type="float">
            <text:p>122</text:p>
          </table:table-cell>
          <table:table-cell table:formula="of:=[.AC10]*1.5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ld 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3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8630" calcext:value-type="float">
            <text:p>18630</text:p>
          </table:table-cell>
          <table:table-cell office:value-type="string" calcext:value-type="string">
            <text:p>2:5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/>
          <table:table-cell office:value-type="string" calcext:value-type="string">
            <text:p>San Jose Shark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table:formula="of:=COUNTIFS([.L$1:.L$1048576];[.O11])" office:value-type="float" office:value="45" calcext:value-type="float">
            <text:p>45</text:p>
          </table:table-cell>
          <table:table-cell table:formula="of:=COUNTIFS([.M$1:.M$1048576];[.O11])" office:value-type="float" office:value="35" calcext:value-type="float">
            <text:p>35</text:p>
          </table:table-cell>
          <table:table-cell table:style-name="ce7" table:formula="of:=SUM([.R11];[.S11])" office:value-type="float" office:value="80" calcext:value-type="float">
            <text:p>80</text:p>
          </table:table-cell>
          <table:table-cell table:formula="of:=COUNTIFS([.L$1:.L$1048576];[.O$1:.O$1048576];[.J$1:.J$1048576];&quot;3&quot;)" office:value-type="float" office:value="37" calcext:value-type="float">
            <text:p>37</text:p>
          </table:table-cell>
          <table:table-cell table:formula="of:=COUNTIFS([.L$1:.L$1048576];[.O$1:.O$1048576];[.J$1:.J$1048576];&quot;2&quot;)" office:value-type="float" office:value="6" calcext:value-type="float">
            <text:p>6</text:p>
          </table:table-cell>
          <table:table-cell table:formula="of:=COUNTIFS([.L$1:.L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1&quot;)" office:value-type="float" office:value="1" calcext:value-type="float">
            <text:p>1</text:p>
          </table:table-cell>
          <table:table-cell table:formula="of:=COUNTIFS([.M$1:.M$1048576];[.O$1:.O$1048576];[.J$1:.J$1048576];&quot;2&quot;)" office:value-type="float" office:value="6" calcext:value-type="float">
            <text:p>6</text:p>
          </table:table-cell>
          <table:table-cell table:formula="of:=COUNTIFS([.M$1:.M$1048576];[.O$1:.O$1048576];[.J$1:.J$1048576];&quot;3&quot;)" office:value-type="float" office:value="28" calcext:value-type="float">
            <text:p>28</text:p>
          </table:table-cell>
          <table:table-cell table:formula="of:=SUM([.U11]*2;[.V11]*2;[.W11]*2;[.X11];[.Y11])" office:value-type="float" office:value="97" calcext:value-type="float">
            <text:p>97</text:p>
          </table:table-cell>
          <table:table-cell table:formula="of:=[.AA11]+0.1" office:value-type="float" office:value="97.1" calcext:value-type="float">
            <text:p>97.1</text:p>
          </table:table-cell>
          <table:table-cell table:formula="of:=(82-[.T11])*2" office:value-type="float" office:value="4" calcext:value-type="float">
            <text:p>4</text:p>
          </table:table-cell>
          <table:table-cell table:formula="of:=SUM([.U11]*3;[.V11]*2;[.W11]*2;[.X11];[.Y11])" office:value-type="float" office:value="134" calcext:value-type="float">
            <text:p>134</text:p>
          </table:table-cell>
          <table:table-cell table:formula="of:=SUM([.U11]*3;[.V11]*2;[.W11]*1;;[.Y11])" office:value-type="float" office:value="131" calcext:value-type="float">
            <text:p>131</text:p>
          </table:table-cell>
          <table:table-cell table:formula="of:=[.AC11]*1.5" office:value-type="float" office:value="6" calcext:value-type="float">
            <text:p>6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2016-10-13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673" calcext:value-type="float">
            <text:p>1967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/>
          <table:table-cell office:value-type="string" calcext:value-type="string">
            <text:p>St. Louis Blues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table:formula="of:=COUNTIFS([.L$1:.L$1048576];[.O12])" office:value-type="float" office:value="43" calcext:value-type="float">
            <text:p>43</text:p>
          </table:table-cell>
          <table:table-cell table:formula="of:=COUNTIFS([.M$1:.M$1048576];[.O12])" office:value-type="float" office:value="36" calcext:value-type="float">
            <text:p>36</text:p>
          </table:table-cell>
          <table:table-cell table:style-name="ce7" table:formula="of:=SUM([.R12];[.S12])" office:value-type="float" office:value="79" calcext:value-type="float">
            <text:p>79</text:p>
          </table:table-cell>
          <table:table-cell table:formula="of:=COUNTIFS([.L$1:.L$1048576];[.O$1:.O$1048576];[.J$1:.J$1048576];&quot;3&quot;)" office:value-type="float" office:value="36" calcext:value-type="float">
            <text:p>36</text:p>
          </table:table-cell>
          <table:table-cell table:formula="of:=COUNTIFS([.L$1:.L$1048576];[.O$1:.O$1048576];[.J$1:.J$1048576];&quot;2&quot;)" office:value-type="float" office:value="6" calcext:value-type="float">
            <text:p>6</text:p>
          </table:table-cell>
          <table:table-cell table:formula="of:=COUNTIFS([.L$1:.L$1048576];[.O$1:.O$1048576];[.J$1:.J$1048576];&quot;1&quot;)" office:value-type="float" office:value="1" calcext:value-type="float">
            <text:p>1</text:p>
          </table:table-cell>
          <table:table-cell table:formula="of:=COUNTIFS([.M$1:.M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2&quot;)" office:value-type="float" office:value="5" calcext:value-type="float">
            <text:p>5</text:p>
          </table:table-cell>
          <table:table-cell table:formula="of:=COUNTIFS([.M$1:.M$1048576];[.O$1:.O$1048576];[.J$1:.J$1048576];&quot;3&quot;)" office:value-type="float" office:value="29" calcext:value-type="float">
            <text:p>29</text:p>
          </table:table-cell>
          <table:table-cell table:formula="of:=SUM([.U12]*2;[.V12]*2;[.W12]*2;[.X12];[.Y12])" office:value-type="float" office:value="93" calcext:value-type="float">
            <text:p>93</text:p>
          </table:table-cell>
          <table:table-cell table:formula="of:=[.AA12]+0.11" office:value-type="float" office:value="93.11" calcext:value-type="float">
            <text:p>93.11</text:p>
          </table:table-cell>
          <table:table-cell table:formula="of:=(82-[.T12])*2" office:value-type="float" office:value="6" calcext:value-type="float">
            <text:p>6</text:p>
          </table:table-cell>
          <table:table-cell table:formula="of:=SUM([.U12]*3;[.V12]*2;[.W12]*2;[.X12];[.Y12])" office:value-type="float" office:value="129" calcext:value-type="float">
            <text:p>129</text:p>
          </table:table-cell>
          <table:table-cell table:formula="of:=SUM([.U12]*3;[.V12]*2;[.W12]*1;;[.Y12])" office:value-type="float" office:value="126" calcext:value-type="float">
            <text:p>126</text:p>
          </table:table-cell>
          <table:table-cell table:formula="of:=[.AC12]*1.5" office:value-type="float" office:value="9" calcext:value-type="float">
            <text:p>9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2016-10-13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mpa Bay Lightning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4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/>
          <table:table-cell office:value-type="string" calcext:value-type="string">
            <text:p>Nashville Predators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table:formula="of:=COUNTIFS([.L$1:.L$1048576];[.O13])" office:value-type="float" office:value="41" calcext:value-type="float">
            <text:p>41</text:p>
          </table:table-cell>
          <table:table-cell table:formula="of:=COUNTIFS([.M$1:.M$1048576];[.O13])" office:value-type="float" office:value="40" calcext:value-type="float">
            <text:p>40</text:p>
          </table:table-cell>
          <table:table-cell table:style-name="ce7" table:formula="of:=SUM([.R13];[.S13])" office:value-type="float" office:value="81" calcext:value-type="float">
            <text:p>81</text:p>
          </table:table-cell>
          <table:table-cell table:formula="of:=COUNTIFS([.L$1:.L$1048576];[.O$1:.O$1048576];[.J$1:.J$1048576];&quot;3&quot;)" office:value-type="float" office:value="35" calcext:value-type="float">
            <text:p>35</text:p>
          </table:table-cell>
          <table:table-cell table:formula="of:=COUNTIFS([.L$1:.L$1048576];[.O$1:.O$1048576];[.J$1:.J$1048576];&quot;2&quot;)" office:value-type="float" office:value="4" calcext:value-type="float">
            <text:p>4</text:p>
          </table:table-cell>
          <table:table-cell table:formula="of:=COUNTIFS([.L$1:.L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2&quot;)" office:value-type="float" office:value="8" calcext:value-type="float">
            <text:p>8</text:p>
          </table:table-cell>
          <table:table-cell table:formula="of:=COUNTIFS([.M$1:.M$1048576];[.O$1:.O$1048576];[.J$1:.J$1048576];&quot;3&quot;)" office:value-type="float" office:value="28" calcext:value-type="float">
            <text:p>28</text:p>
          </table:table-cell>
          <table:table-cell table:formula="of:=SUM([.U13]*2;[.V13]*2;[.W13]*2;[.X13];[.Y13])" office:value-type="float" office:value="94" calcext:value-type="float">
            <text:p>94</text:p>
          </table:table-cell>
          <table:table-cell table:formula="of:=[.AA13]+0.12" office:value-type="float" office:value="94.12" calcext:value-type="float">
            <text:p>94.12</text:p>
          </table:table-cell>
          <table:table-cell table:formula="of:=(82-[.T13])*2" office:value-type="float" office:value="2" calcext:value-type="float">
            <text:p>2</text:p>
          </table:table-cell>
          <table:table-cell table:formula="of:=SUM([.U13]*3;[.V13]*2;[.W13]*2;[.X13];[.Y13])" office:value-type="float" office:value="129" calcext:value-type="float">
            <text:p>129</text:p>
          </table:table-cell>
          <table:table-cell table:formula="of:=SUM([.U13]*3;[.V13]*2;[.W13]*1;;[.Y13])" office:value-type="float" office:value="123" calcext:value-type="float">
            <text:p>123</text:p>
          </table:table-cell>
          <table:table-cell table:formula="of:=[.AC13]*1.5" office:value-type="float" office:value="3" calcext:value-type="float">
            <text:p>3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2016-10-13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5296" calcext:value-type="float">
            <text:p>15296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/>
          <table:table-cell office:value-type="string" calcext:value-type="string">
            <text:p>Boston Bruin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table:formula="of:=COUNTIFS([.L$1:.L$1048576];[.O14])" office:value-type="float" office:value="44" calcext:value-type="float">
            <text:p>44</text:p>
          </table:table-cell>
          <table:table-cell table:formula="of:=COUNTIFS([.M$1:.M$1048576];[.O14])" office:value-type="float" office:value="36" calcext:value-type="float">
            <text:p>36</text:p>
          </table:table-cell>
          <table:table-cell table:style-name="ce7" table:formula="of:=SUM([.R14];[.S14])" office:value-type="float" office:value="80" calcext:value-type="float">
            <text:p>80</text:p>
          </table:table-cell>
          <table:table-cell table:formula="of:=COUNTIFS([.L$1:.L$1048576];[.O$1:.O$1048576];[.J$1:.J$1048576];&quot;3&quot;)" office:value-type="float" office:value="38" calcext:value-type="float">
            <text:p>38</text:p>
          </table:table-cell>
          <table:table-cell table:formula="of:=COUNTIFS([.L$1:.L$1048576];[.O$1:.O$1048576];[.J$1:.J$1048576];&quot;2&quot;)" office:value-type="float" office:value="4" calcext:value-type="float">
            <text:p>4</text:p>
          </table:table-cell>
          <table:table-cell table:formula="of:=COUNTIFS([.L$1:.L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2&quot;)" office:value-type="float" office:value="4" calcext:value-type="float">
            <text:p>4</text:p>
          </table:table-cell>
          <table:table-cell table:formula="of:=COUNTIFS([.M$1:.M$1048576];[.O$1:.O$1048576];[.J$1:.J$1048576];&quot;3&quot;)" office:value-type="float" office:value="30" calcext:value-type="float">
            <text:p>30</text:p>
          </table:table-cell>
          <table:table-cell table:formula="of:=SUM([.U14]*2;[.V14]*2;[.W14]*2;[.X14];[.Y14])" office:value-type="float" office:value="94" calcext:value-type="float">
            <text:p>94</text:p>
          </table:table-cell>
          <table:table-cell table:formula="of:=[.AA14]+0.13" office:value-type="float" office:value="94.13" calcext:value-type="float">
            <text:p>94.13</text:p>
          </table:table-cell>
          <table:table-cell table:formula="of:=(82-[.T14])*2" office:value-type="float" office:value="4" calcext:value-type="float">
            <text:p>4</text:p>
          </table:table-cell>
          <table:table-cell table:formula="of:=SUM([.U14]*3;[.V14]*2;[.W14]*2;[.X14];[.Y14])" office:value-type="float" office:value="132" calcext:value-type="float">
            <text:p>132</text:p>
          </table:table-cell>
          <table:table-cell table:formula="of:=SUM([.U14]*3;[.V14]*2;[.W14]*1;;[.Y14])" office:value-type="float" office:value="128" calcext:value-type="float">
            <text:p>128</text:p>
          </table:table-cell>
          <table:table-cell table:formula="of:=[.AC14]*1.5" office:value-type="float" office:value="6" calcext:value-type="float">
            <text:p>6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2016-10-14</text:p>
          </table:table-cell>
          <table:table-cell office:value-type="string" calcext:value-type="string">
            <text:p>Edmonton Oil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89" calcext:value-type="float">
            <text:p>19289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/>
          <table:table-cell office:value-type="string" calcext:value-type="string">
            <text:p>Ottawa Senator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table:formula="of:=COUNTIFS([.L$1:.L$1048576];[.O15])" office:value-type="float" office:value="42" calcext:value-type="float">
            <text:p>42</text:p>
          </table:table-cell>
          <table:table-cell table:formula="of:=COUNTIFS([.M$1:.M$1048576];[.O15])" office:value-type="float" office:value="37" calcext:value-type="float">
            <text:p>37</text:p>
          </table:table-cell>
          <table:table-cell table:style-name="ce7" table:formula="of:=SUM([.R15];[.S15])" office:value-type="float" office:value="79" calcext:value-type="float">
            <text:p>79</text:p>
          </table:table-cell>
          <table:table-cell table:formula="of:=COUNTIFS([.L$1:.L$1048576];[.O$1:.O$1048576];[.J$1:.J$1048576];&quot;3&quot;)" office:value-type="float" office:value="33" calcext:value-type="float">
            <text:p>33</text:p>
          </table:table-cell>
          <table:table-cell table:formula="of:=COUNTIFS([.L$1:.L$1048576];[.O$1:.O$1048576];[.J$1:.J$1048576];&quot;2&quot;)" office:value-type="float" office:value="4" calcext:value-type="float">
            <text:p>4</text:p>
          </table:table-cell>
          <table:table-cell table:formula="of:=COUNTIFS([.L$1:.L$1048576];[.O$1:.O$1048576];[.J$1:.J$1048576];&quot;1&quot;)" office:value-type="float" office:value="5" calcext:value-type="float">
            <text:p>5</text:p>
          </table:table-cell>
          <table:table-cell table:formula="of:=COUNTIFS([.M$1:.M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2&quot;)" office:value-type="float" office:value="6" calcext:value-type="float">
            <text:p>6</text:p>
          </table:table-cell>
          <table:table-cell table:formula="of:=COUNTIFS([.M$1:.M$1048576];[.O$1:.O$1048576];[.J$1:.J$1048576];&quot;3&quot;)" office:value-type="float" office:value="27" calcext:value-type="float">
            <text:p>27</text:p>
          </table:table-cell>
          <table:table-cell table:formula="of:=SUM([.U15]*2;[.V15]*2;[.W15]*2;[.X15];[.Y15])" office:value-type="float" office:value="94" calcext:value-type="float">
            <text:p>94</text:p>
          </table:table-cell>
          <table:table-cell table:formula="of:=[.AA15]+0.14" office:value-type="float" office:value="94.14" calcext:value-type="float">
            <text:p>94.14</text:p>
          </table:table-cell>
          <table:table-cell table:formula="of:=(82-[.T15])*2" office:value-type="float" office:value="6" calcext:value-type="float">
            <text:p>6</text:p>
          </table:table-cell>
          <table:table-cell table:formula="of:=SUM([.U15]*3;[.V15]*2;[.W15]*2;[.X15];[.Y15])" office:value-type="float" office:value="127" calcext:value-type="float">
            <text:p>127</text:p>
          </table:table-cell>
          <table:table-cell table:formula="of:=SUM([.U15]*3;[.V15]*2;[.W15]*1;;[.Y15])" office:value-type="float" office:value="118" calcext:value-type="float">
            <text:p>118</text:p>
          </table:table-cell>
          <table:table-cell table:formula="of:=[.AC15]*1.5" office:value-type="float" office:value="9" calcext:value-type="float">
            <text:p>9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2016-10-14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53" calcext:value-type="float">
            <text:p>18453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/>
          <table:table-cell office:value-type="string" calcext:value-type="string">
            <text:p>Toronto Maple Leaf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table:formula="of:=COUNTIFS([.L$1:.L$1048576];[.O16])" office:value-type="float" office:value="39" calcext:value-type="float">
            <text:p>39</text:p>
          </table:table-cell>
          <table:table-cell table:formula="of:=COUNTIFS([.M$1:.M$1048576];[.O16])" office:value-type="float" office:value="41" calcext:value-type="float">
            <text:p>41</text:p>
          </table:table-cell>
          <table:table-cell table:style-name="ce7" table:formula="of:=SUM([.R16];[.S16])" office:value-type="float" office:value="80" calcext:value-type="float">
            <text:p>80</text:p>
          </table:table-cell>
          <table:table-cell table:formula="of:=COUNTIFS([.L$1:.L$1048576];[.O$1:.O$1048576];[.J$1:.J$1048576];&quot;3&quot;)" office:value-type="float" office:value="32" calcext:value-type="float">
            <text:p>32</text:p>
          </table:table-cell>
          <table:table-cell table:formula="of:=COUNTIFS([.L$1:.L$1048576];[.O$1:.O$1048576];[.J$1:.J$1048576];&quot;2&quot;)" office:value-type="float" office:value="6" calcext:value-type="float">
            <text:p>6</text:p>
          </table:table-cell>
          <table:table-cell table:formula="of:=COUNTIFS([.L$1:.L$1048576];[.O$1:.O$1048576];[.J$1:.J$1048576];&quot;1&quot;)" office:value-type="float" office:value="1" calcext:value-type="float">
            <text:p>1</text:p>
          </table:table-cell>
          <table:table-cell table:formula="of:=COUNTIFS([.M$1:.M$1048576];[.O$1:.O$1048576];[.J$1:.J$1048576];&quot;1&quot;)" office:value-type="float" office:value="8" calcext:value-type="float">
            <text:p>8</text:p>
          </table:table-cell>
          <table:table-cell table:formula="of:=COUNTIFS([.M$1:.M$1048576];[.O$1:.O$1048576];[.J$1:.J$1048576];&quot;2&quot;)" office:value-type="float" office:value="7" calcext:value-type="float">
            <text:p>7</text:p>
          </table:table-cell>
          <table:table-cell table:formula="of:=COUNTIFS([.M$1:.M$1048576];[.O$1:.O$1048576];[.J$1:.J$1048576];&quot;3&quot;)" office:value-type="float" office:value="26" calcext:value-type="float">
            <text:p>26</text:p>
          </table:table-cell>
          <table:table-cell table:formula="of:=SUM([.U16]*2;[.V16]*2;[.W16]*2;[.X16];[.Y16])" office:value-type="float" office:value="93" calcext:value-type="float">
            <text:p>93</text:p>
          </table:table-cell>
          <table:table-cell table:formula="of:=[.AA16]+0.15" office:value-type="float" office:value="93.15" calcext:value-type="float">
            <text:p>93.15</text:p>
          </table:table-cell>
          <table:table-cell table:formula="of:=(82-[.T16])*2" office:value-type="float" office:value="4" calcext:value-type="float">
            <text:p>4</text:p>
          </table:table-cell>
          <table:table-cell table:formula="of:=SUM([.U16]*3;[.V16]*2;[.W16]*2;[.X16];[.Y16])" office:value-type="float" office:value="125" calcext:value-type="float">
            <text:p>125</text:p>
          </table:table-cell>
          <table:table-cell table:formula="of:=SUM([.U16]*3;[.V16]*2;[.W16]*1;;[.Y16])" office:value-type="float" office:value="116" calcext:value-type="float">
            <text:p>116</text:p>
          </table:table-cell>
          <table:table-cell table:formula="of:=[.AC16]*1.5" office:value-type="float" office:value="6" calcext:value-type="float">
            <text:p>6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2016-10-14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256" calcext:value-type="float">
            <text:p>17256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/>
          <table:table-cell office:value-type="string" calcext:value-type="string">
            <text:p>Calgary Flame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table:formula="of:=COUNTIFS([.L$1:.L$1048576];[.O17])" office:value-type="float" office:value="44" calcext:value-type="float">
            <text:p>44</text:p>
          </table:table-cell>
          <table:table-cell table:formula="of:=COUNTIFS([.M$1:.M$1048576];[.O17])" office:value-type="float" office:value="36" calcext:value-type="float">
            <text:p>36</text:p>
          </table:table-cell>
          <table:table-cell table:style-name="ce7" table:formula="of:=SUM([.R17];[.S17])" office:value-type="float" office:value="80" calcext:value-type="float">
            <text:p>80</text:p>
          </table:table-cell>
          <table:table-cell table:formula="of:=COUNTIFS([.L$1:.L$1048576];[.O$1:.O$1048576];[.J$1:.J$1048576];&quot;3&quot;)" office:value-type="float" office:value="31" calcext:value-type="float">
            <text:p>31</text:p>
          </table:table-cell>
          <table:table-cell table:formula="of:=COUNTIFS([.L$1:.L$1048576];[.O$1:.O$1048576];[.J$1:.J$1048576];&quot;2&quot;)" office:value-type="float" office:value="9" calcext:value-type="float">
            <text:p>9</text:p>
          </table:table-cell>
          <table:table-cell table:formula="of:=COUNTIFS([.L$1:.L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2&quot;)" office:value-type="float" office:value="2" calcext:value-type="float">
            <text:p>2</text:p>
          </table:table-cell>
          <table:table-cell table:formula="of:=COUNTIFS([.M$1:.M$1048576];[.O$1:.O$1048576];[.J$1:.J$1048576];&quot;3&quot;)" office:value-type="float" office:value="32" calcext:value-type="float">
            <text:p>32</text:p>
          </table:table-cell>
          <table:table-cell table:formula="of:=SUM([.U17]*2;[.V17]*2;[.W17]*2;[.X17];[.Y17])" office:value-type="float" office:value="92" calcext:value-type="float">
            <text:p>92</text:p>
          </table:table-cell>
          <table:table-cell table:formula="of:=[.AA17]+0.16" office:value-type="float" office:value="92.16" calcext:value-type="float">
            <text:p>92.16</text:p>
          </table:table-cell>
          <table:table-cell table:formula="of:=(82-[.T17])*2" office:value-type="float" office:value="4" calcext:value-type="float">
            <text:p>4</text:p>
          </table:table-cell>
          <table:table-cell table:formula="of:=SUM([.U17]*3;[.V17]*2;[.W17]*2;[.X17];[.Y17])" office:value-type="float" office:value="123" calcext:value-type="float">
            <text:p>123</text:p>
          </table:table-cell>
          <table:table-cell table:formula="of:=SUM([.U17]*3;[.V17]*2;[.W17]*1;;[.Y17])" office:value-type="float" office:value="117" calcext:value-type="float">
            <text:p>117</text:p>
          </table:table-cell>
          <table:table-cell table:formula="of:=[.AC17]*1.5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7125" calcext:value-type="float">
            <text:p>17125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/>
          <table:table-cell office:value-type="string" calcext:value-type="string">
            <text:p>New York Islander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table:formula="of:=COUNTIFS([.L$1:.L$1048576];[.O18])" office:value-type="float" office:value="39" calcext:value-type="float">
            <text:p>39</text:p>
          </table:table-cell>
          <table:table-cell table:formula="of:=COUNTIFS([.M$1:.M$1048576];[.O18])" office:value-type="float" office:value="41" calcext:value-type="float">
            <text:p>41</text:p>
          </table:table-cell>
          <table:table-cell table:style-name="ce7" table:formula="of:=SUM([.R18];[.S18])" office:value-type="float" office:value="80" calcext:value-type="float">
            <text:p>80</text:p>
          </table:table-cell>
          <table:table-cell table:formula="of:=COUNTIFS([.L$1:.L$1048576];[.O$1:.O$1048576];[.J$1:.J$1048576];&quot;3&quot;)" office:value-type="float" office:value="31" calcext:value-type="float">
            <text:p>31</text:p>
          </table:table-cell>
          <table:table-cell table:formula="of:=COUNTIFS([.L$1:.L$1048576];[.O$1:.O$1048576];[.J$1:.J$1048576];&quot;2&quot;)" office:value-type="float" office:value="6" calcext:value-type="float">
            <text:p>6</text:p>
          </table:table-cell>
          <table:table-cell table:formula="of:=COUNTIFS([.L$1:.L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2&quot;)" office:value-type="float" office:value="8" calcext:value-type="float">
            <text:p>8</text:p>
          </table:table-cell>
          <table:table-cell table:formula="of:=COUNTIFS([.M$1:.M$1048576];[.O$1:.O$1048576];[.J$1:.J$1048576];&quot;3&quot;)" office:value-type="float" office:value="29" calcext:value-type="float">
            <text:p>29</text:p>
          </table:table-cell>
          <table:table-cell table:formula="of:=SUM([.U18]*2;[.V18]*2;[.W18]*2;[.X18];[.Y18])" office:value-type="float" office:value="90" calcext:value-type="float">
            <text:p>90</text:p>
          </table:table-cell>
          <table:table-cell table:formula="of:=[.AA18]+0.17" office:value-type="float" office:value="90.17" calcext:value-type="float">
            <text:p>90.17</text:p>
          </table:table-cell>
          <table:table-cell table:formula="of:=(82-[.T18])*2" office:value-type="float" office:value="4" calcext:value-type="float">
            <text:p>4</text:p>
          </table:table-cell>
          <table:table-cell table:formula="of:=SUM([.U18]*3;[.V18]*2;[.W18]*2;[.X18];[.Y18])" office:value-type="float" office:value="121" calcext:value-type="float">
            <text:p>121</text:p>
          </table:table-cell>
          <table:table-cell table:formula="of:=SUM([.U18]*3;[.V18]*2;[.W18]*1;;[.Y18])" office:value-type="float" office:value="115" calcext:value-type="float">
            <text:p>115</text:p>
          </table:table-cell>
          <table:table-cell table:formula="of:=[.AC18]*1.5" office:value-type="float" office:value="6" calcext:value-type="float">
            <text:p>6</text:p>
          </table:table-cell>
          <table:table-cell/>
          <table:table-cell office:value-type="string" calcext:value-type="string">
            <text:p>Western</text:p>
          </table:table-cell>
          <table:table-cell office:value-type="string" calcext:value-type="string">
            <text:p>Cent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546" calcext:value-type="float">
            <text:p>16546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/>
          <table:table-cell office:value-type="string" calcext:value-type="string">
            <text:p>Tampa Bay Lightning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table:formula="of:=COUNTIFS([.L$1:.L$1048576];[.O19])" office:value-type="float" office:value="40" calcext:value-type="float">
            <text:p>40</text:p>
          </table:table-cell>
          <table:table-cell table:formula="of:=COUNTIFS([.M$1:.M$1048576];[.O19])" office:value-type="float" office:value="40" calcext:value-type="float">
            <text:p>40</text:p>
          </table:table-cell>
          <table:table-cell table:style-name="ce7" table:formula="of:=SUM([.R19];[.S19])" office:value-type="float" office:value="80" calcext:value-type="float">
            <text:p>80</text:p>
          </table:table-cell>
          <table:table-cell table:formula="of:=COUNTIFS([.L$1:.L$1048576];[.O$1:.O$1048576];[.J$1:.J$1048576];&quot;3&quot;)" office:value-type="float" office:value="30" calcext:value-type="float">
            <text:p>30</text:p>
          </table:table-cell>
          <table:table-cell table:formula="of:=COUNTIFS([.L$1:.L$1048576];[.O$1:.O$1048576];[.J$1:.J$1048576];&quot;2&quot;)" office:value-type="float" office:value="6" calcext:value-type="float">
            <text:p>6</text:p>
          </table:table-cell>
          <table:table-cell table:formula="of:=COUNTIFS([.L$1:.L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2&quot;)" office:value-type="float" office:value="7" calcext:value-type="float">
            <text:p>7</text:p>
          </table:table-cell>
          <table:table-cell table:formula="of:=COUNTIFS([.M$1:.M$1048576];[.O$1:.O$1048576];[.J$1:.J$1048576];&quot;3&quot;)" office:value-type="float" office:value="30" calcext:value-type="float">
            <text:p>30</text:p>
          </table:table-cell>
          <table:table-cell table:formula="of:=SUM([.U19]*2;[.V19]*2;[.W19]*2;[.X19];[.Y19])" office:value-type="float" office:value="90" calcext:value-type="float">
            <text:p>90</text:p>
          </table:table-cell>
          <table:table-cell table:formula="of:=[.AA19]+0.18" office:value-type="float" office:value="90.18" calcext:value-type="float">
            <text:p>90.18</text:p>
          </table:table-cell>
          <table:table-cell table:formula="of:=(82-[.T19])*2" office:value-type="float" office:value="4" calcext:value-type="float">
            <text:p>4</text:p>
          </table:table-cell>
          <table:table-cell table:formula="of:=SUM([.U19]*3;[.V19]*2;[.W19]*2;[.X19];[.Y19])" office:value-type="float" office:value="120" calcext:value-type="float">
            <text:p>120</text:p>
          </table:table-cell>
          <table:table-cell table:formula="of:=SUM([.U19]*3;[.V19]*2;[.W19]*1;;[.Y19])" office:value-type="float" office:value="113" calcext:value-type="float">
            <text:p>113</text:p>
          </table:table-cell>
          <table:table-cell table:formula="of:=[.AC19]*1.5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665" calcext:value-type="float">
            <text:p>21665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/>
          <table:table-cell office:value-type="string" calcext:value-type="string">
            <text:p>Philadelphia Flyer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table:formula="of:=COUNTIFS([.L$1:.L$1048576];[.O20])" office:value-type="float" office:value="38" calcext:value-type="float">
            <text:p>38</text:p>
          </table:table-cell>
          <table:table-cell table:formula="of:=COUNTIFS([.M$1:.M$1048576];[.O20])" office:value-type="float" office:value="42" calcext:value-type="float">
            <text:p>42</text:p>
          </table:table-cell>
          <table:table-cell table:style-name="ce7" table:formula="of:=SUM([.R20];[.S20])" office:value-type="float" office:value="80" calcext:value-type="float">
            <text:p>80</text:p>
          </table:table-cell>
          <table:table-cell table:formula="of:=COUNTIFS([.L$1:.L$1048576];[.O$1:.O$1048576];[.J$1:.J$1048576];&quot;3&quot;)" office:value-type="float" office:value="24" calcext:value-type="float">
            <text:p>24</text:p>
          </table:table-cell>
          <table:table-cell table:formula="of:=COUNTIFS([.L$1:.L$1048576];[.O$1:.O$1048576];[.J$1:.J$1048576];&quot;2&quot;)" office:value-type="float" office:value="7" calcext:value-type="float">
            <text:p>7</text:p>
          </table:table-cell>
          <table:table-cell table:formula="of:=COUNTIFS([.L$1:.L$1048576];[.O$1:.O$1048576];[.J$1:.J$1048576];&quot;1&quot;)" office:value-type="float" office:value="7" calcext:value-type="float">
            <text:p>7</text:p>
          </table:table-cell>
          <table:table-cell table:formula="of:=COUNTIFS([.M$1:.M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2&quot;)" office:value-type="float" office:value="5" calcext:value-type="float">
            <text:p>5</text:p>
          </table:table-cell>
          <table:table-cell table:formula="of:=COUNTIFS([.M$1:.M$1048576];[.O$1:.O$1048576];[.J$1:.J$1048576];&quot;3&quot;)" office:value-type="float" office:value="33" calcext:value-type="float">
            <text:p>33</text:p>
          </table:table-cell>
          <table:table-cell table:formula="of:=SUM([.U20]*2;[.V20]*2;[.W20]*2;[.X20];[.Y20])" office:value-type="float" office:value="85" calcext:value-type="float">
            <text:p>85</text:p>
          </table:table-cell>
          <table:table-cell table:formula="of:=[.AA20]+0.19" office:value-type="float" office:value="85.19" calcext:value-type="float">
            <text:p>85.19</text:p>
          </table:table-cell>
          <table:table-cell table:formula="of:=(82-[.T20])*2" office:value-type="float" office:value="4" calcext:value-type="float">
            <text:p>4</text:p>
          </table:table-cell>
          <table:table-cell table:formula="of:=SUM([.U20]*3;[.V20]*2;[.W20]*2;[.X20];[.Y20])" office:value-type="float" office:value="109" calcext:value-type="float">
            <text:p>109</text:p>
          </table:table-cell>
          <table:table-cell table:formula="of:=SUM([.U20]*3;[.V20]*2;[.W20]*1;;[.Y20])" office:value-type="float" office:value="98" calcext:value-type="float">
            <text:p>98</text:p>
          </table:table-cell>
          <table:table-cell table:formula="of:=[.AC20]*1.5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Dallas Sta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orado Avalanch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007" calcext:value-type="float">
            <text:p>18007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/>
          <table:table-cell office:value-type="string" calcext:value-type="string">
            <text:p>Carolina Hurricane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table:formula="of:=COUNTIFS([.L$1:.L$1048576];[.O21])" office:value-type="float" office:value="35" calcext:value-type="float">
            <text:p>35</text:p>
          </table:table-cell>
          <table:table-cell table:formula="of:=COUNTIFS([.M$1:.M$1048576];[.O21])" office:value-type="float" office:value="45" calcext:value-type="float">
            <text:p>45</text:p>
          </table:table-cell>
          <table:table-cell table:style-name="ce7" table:formula="of:=SUM([.R21];[.S21])" office:value-type="float" office:value="80" calcext:value-type="float">
            <text:p>80</text:p>
          </table:table-cell>
          <table:table-cell table:formula="of:=COUNTIFS([.L$1:.L$1048576];[.O$1:.O$1048576];[.J$1:.J$1048576];&quot;3&quot;)" office:value-type="float" office:value="28" calcext:value-type="float">
            <text:p>28</text:p>
          </table:table-cell>
          <table:table-cell table:formula="of:=COUNTIFS([.L$1:.L$1048576];[.O$1:.O$1048576];[.J$1:.J$1048576];&quot;2&quot;)" office:value-type="float" office:value="5" calcext:value-type="float">
            <text:p>5</text:p>
          </table:table-cell>
          <table:table-cell table:formula="of:=COUNTIFS([.L$1:.L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1&quot;)" office:value-type="float" office:value="5" calcext:value-type="float">
            <text:p>5</text:p>
          </table:table-cell>
          <table:table-cell table:formula="of:=COUNTIFS([.M$1:.M$1048576];[.O$1:.O$1048576];[.J$1:.J$1048576];&quot;2&quot;)" office:value-type="float" office:value="9" calcext:value-type="float">
            <text:p>9</text:p>
          </table:table-cell>
          <table:table-cell table:formula="of:=COUNTIFS([.M$1:.M$1048576];[.O$1:.O$1048576];[.J$1:.J$1048576];&quot;3&quot;)" office:value-type="float" office:value="31" calcext:value-type="float">
            <text:p>31</text:p>
          </table:table-cell>
          <table:table-cell table:formula="of:=SUM([.U21]*2;[.V21]*2;[.W21]*2;[.X21];[.Y21])" office:value-type="float" office:value="84" calcext:value-type="float">
            <text:p>84</text:p>
          </table:table-cell>
          <table:table-cell table:formula="of:=[.AA21]+0.2" office:value-type="float" office:value="84.2" calcext:value-type="float">
            <text:p>84.2</text:p>
          </table:table-cell>
          <table:table-cell table:formula="of:=(82-[.T21])*2" office:value-type="float" office:value="4" calcext:value-type="float">
            <text:p>4</text:p>
          </table:table-cell>
          <table:table-cell table:formula="of:=SUM([.U21]*3;[.V21]*2;[.W21]*2;[.X21];[.Y21])" office:value-type="float" office:value="112" calcext:value-type="float">
            <text:p>112</text:p>
          </table:table-cell>
          <table:table-cell table:formula="of:=SUM([.U21]*3;[.V21]*2;[.W21]*1;;[.Y21])" office:value-type="float" office:value="105" calcext:value-type="float">
            <text:p>105</text:p>
          </table:table-cell>
          <table:table-cell table:formula="of:=[.AC21]*1.5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/>
          <table:table-cell office:value-type="string" calcext:value-type="string">
            <text:p>Winnipeg Jets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table:formula="of:=COUNTIFS([.L$1:.L$1048576];[.O22])" office:value-type="float" office:value="39" calcext:value-type="float">
            <text:p>39</text:p>
          </table:table-cell>
          <table:table-cell table:formula="of:=COUNTIFS([.M$1:.M$1048576];[.O22])" office:value-type="float" office:value="42" calcext:value-type="float">
            <text:p>42</text:p>
          </table:table-cell>
          <table:table-cell table:style-name="ce7" table:formula="of:=SUM([.R22];[.S22])" office:value-type="float" office:value="81" calcext:value-type="float">
            <text:p>81</text:p>
          </table:table-cell>
          <table:table-cell table:formula="of:=COUNTIFS([.L$1:.L$1048576];[.O$1:.O$1048576];[.J$1:.J$1048576];&quot;3&quot;)" office:value-type="float" office:value="32" calcext:value-type="float">
            <text:p>32</text:p>
          </table:table-cell>
          <table:table-cell table:formula="of:=COUNTIFS([.L$1:.L$1048576];[.O$1:.O$1048576];[.J$1:.J$1048576];&quot;2&quot;)" office:value-type="float" office:value="4" calcext:value-type="float">
            <text:p>4</text:p>
          </table:table-cell>
          <table:table-cell table:formula="of:=COUNTIFS([.L$1:.L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1&quot;)" office:value-type="float" office:value="1" calcext:value-type="float">
            <text:p>1</text:p>
          </table:table-cell>
          <table:table-cell table:formula="of:=COUNTIFS([.M$1:.M$1048576];[.O$1:.O$1048576];[.J$1:.J$1048576];&quot;2&quot;)" office:value-type="float" office:value="6" calcext:value-type="float">
            <text:p>6</text:p>
          </table:table-cell>
          <table:table-cell table:formula="of:=COUNTIFS([.M$1:.M$1048576];[.O$1:.O$1048576];[.J$1:.J$1048576];&quot;3&quot;)" office:value-type="float" office:value="35" calcext:value-type="float">
            <text:p>35</text:p>
          </table:table-cell>
          <table:table-cell table:formula="of:=SUM([.U22]*2;[.V22]*2;[.W22]*2;[.X22];[.Y22])" office:value-type="float" office:value="85" calcext:value-type="float">
            <text:p>85</text:p>
          </table:table-cell>
          <table:table-cell table:formula="of:=[.AA22]+0.21" office:value-type="float" office:value="85.21" calcext:value-type="float">
            <text:p>85.21</text:p>
          </table:table-cell>
          <table:table-cell table:formula="of:=(82-[.T22])*2" office:value-type="float" office:value="2" calcext:value-type="float">
            <text:p>2</text:p>
          </table:table-cell>
          <table:table-cell table:formula="of:=SUM([.U22]*3;[.V22]*2;[.W22]*2;[.X22];[.Y22])" office:value-type="float" office:value="117" calcext:value-type="float">
            <text:p>117</text:p>
          </table:table-cell>
          <table:table-cell table:formula="of:=SUM([.U22]*3;[.V22]*2;[.W22]*1;;[.Y22])" office:value-type="float" office:value="113" calcext:value-type="float">
            <text:p>113</text:p>
          </table:table-cell>
          <table:table-cell table:formula="of:=[.AC22]*1.5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acif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24" calcext:value-type="float">
            <text:p>19024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/>
          <table:table-cell office:value-type="string" calcext:value-type="string">
            <text:p>Los Angeles King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table:formula="of:=COUNTIFS([.L$1:.L$1048576];[.O23])" office:value-type="float" office:value="38" calcext:value-type="float">
            <text:p>38</text:p>
          </table:table-cell>
          <table:table-cell table:formula="of:=COUNTIFS([.M$1:.M$1048576];[.O23])" office:value-type="float" office:value="41" calcext:value-type="float">
            <text:p>41</text:p>
          </table:table-cell>
          <table:table-cell table:style-name="ce7" table:formula="of:=SUM([.R23];[.S23])" office:value-type="float" office:value="79" calcext:value-type="float">
            <text:p>79</text:p>
          </table:table-cell>
          <table:table-cell table:formula="of:=COUNTIFS([.L$1:.L$1048576];[.O$1:.O$1048576];[.J$1:.J$1048576];&quot;3&quot;)" office:value-type="float" office:value="25" calcext:value-type="float">
            <text:p>25</text:p>
          </table:table-cell>
          <table:table-cell table:formula="of:=COUNTIFS([.L$1:.L$1048576];[.O$1:.O$1048576];[.J$1:.J$1048576];&quot;2&quot;)" office:value-type="float" office:value="11" calcext:value-type="float">
            <text:p>11</text:p>
          </table:table-cell>
          <table:table-cell table:formula="of:=COUNTIFS([.L$1:.L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2&quot;)" office:value-type="float" office:value="3" calcext:value-type="float">
            <text:p>3</text:p>
          </table:table-cell>
          <table:table-cell table:formula="of:=COUNTIFS([.M$1:.M$1048576];[.O$1:.O$1048576];[.J$1:.J$1048576];&quot;3&quot;)" office:value-type="float" office:value="34" calcext:value-type="float">
            <text:p>34</text:p>
          </table:table-cell>
          <table:table-cell table:formula="of:=SUM([.U23]*2;[.V23]*2;[.W23]*2;[.X23];[.Y23])" office:value-type="float" office:value="83" calcext:value-type="float">
            <text:p>83</text:p>
          </table:table-cell>
          <table:table-cell table:formula="of:=[.AA23]+0.22" office:value-type="float" office:value="83.22" calcext:value-type="float">
            <text:p>83.22</text:p>
          </table:table-cell>
          <table:table-cell table:formula="of:=(82-[.T23])*2" office:value-type="float" office:value="6" calcext:value-type="float">
            <text:p>6</text:p>
          </table:table-cell>
          <table:table-cell table:formula="of:=SUM([.U23]*3;[.V23]*2;[.W23]*2;[.X23];[.Y23])" office:value-type="float" office:value="108" calcext:value-type="float">
            <text:p>108</text:p>
          </table:table-cell>
          <table:table-cell table:formula="of:=SUM([.U23]*3;[.V23]*2;[.W23]*1;;[.Y23])" office:value-type="float" office:value="102" calcext:value-type="float">
            <text:p>102</text:p>
          </table:table-cell>
          <table:table-cell table:formula="of:=[.AC23]*1.5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tawa Sen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8195" calcext:value-type="float">
            <text:p>18195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/>
          <table:table-cell office:value-type="string" calcext:value-type="string">
            <text:p>Buffalo Sabre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table:formula="of:=COUNTIFS([.L$1:.L$1048576];[.O24])" office:value-type="float" office:value="33" calcext:value-type="float">
            <text:p>33</text:p>
          </table:table-cell>
          <table:table-cell table:formula="of:=COUNTIFS([.M$1:.M$1048576];[.O24])" office:value-type="float" office:value="47" calcext:value-type="float">
            <text:p>47</text:p>
          </table:table-cell>
          <table:table-cell table:style-name="ce7" table:formula="of:=SUM([.R24];[.S24])" office:value-type="float" office:value="80" calcext:value-type="float">
            <text:p>80</text:p>
          </table:table-cell>
          <table:table-cell table:formula="of:=COUNTIFS([.L$1:.L$1048576];[.O$1:.O$1048576];[.J$1:.J$1048576];&quot;3&quot;)" office:value-type="float" office:value="25" calcext:value-type="float">
            <text:p>25</text:p>
          </table:table-cell>
          <table:table-cell table:formula="of:=COUNTIFS([.L$1:.L$1048576];[.O$1:.O$1048576];[.J$1:.J$1048576];&quot;2&quot;)" office:value-type="float" office:value="6" calcext:value-type="float">
            <text:p>6</text:p>
          </table:table-cell>
          <table:table-cell table:formula="of:=COUNTIFS([.L$1:.L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1&quot;)" office:value-type="float" office:value="6" calcext:value-type="float">
            <text:p>6</text:p>
          </table:table-cell>
          <table:table-cell table:formula="of:=COUNTIFS([.M$1:.M$1048576];[.O$1:.O$1048576];[.J$1:.J$1048576];&quot;2&quot;)" office:value-type="float" office:value="6" calcext:value-type="float">
            <text:p>6</text:p>
          </table:table-cell>
          <table:table-cell table:formula="of:=COUNTIFS([.M$1:.M$1048576];[.O$1:.O$1048576];[.J$1:.J$1048576];&quot;3&quot;)" office:value-type="float" office:value="35" calcext:value-type="float">
            <text:p>35</text:p>
          </table:table-cell>
          <table:table-cell table:formula="of:=SUM([.U24]*2;[.V24]*2;[.W24]*2;[.X24];[.Y24])" office:value-type="float" office:value="78" calcext:value-type="float">
            <text:p>78</text:p>
          </table:table-cell>
          <table:table-cell table:formula="of:=[.AA24]+0.23" office:value-type="float" office:value="78.23" calcext:value-type="float">
            <text:p>78.23</text:p>
          </table:table-cell>
          <table:table-cell table:formula="of:=(82-[.T24])*2" office:value-type="float" office:value="4" calcext:value-type="float">
            <text:p>4</text:p>
          </table:table-cell>
          <table:table-cell table:formula="of:=SUM([.U24]*3;[.V24]*2;[.W24]*2;[.X24];[.Y24])" office:value-type="float" office:value="103" calcext:value-type="float">
            <text:p>103</text:p>
          </table:table-cell>
          <table:table-cell table:formula="of:=SUM([.U24]*3;[.V24]*2;[.W24]*1;;[.Y24])" office:value-type="float" office:value="95" calcext:value-type="float">
            <text:p>95</text:p>
          </table:table-cell>
          <table:table-cell table:formula="of:=[.AC24]*1.5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452" calcext:value-type="float">
            <text:p>18452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/>
          <table:table-cell office:value-type="string" calcext:value-type="string">
            <text:p>Dallas Stars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table:formula="of:=COUNTIFS([.L$1:.L$1048576];[.O25])" office:value-type="float" office:value="33" calcext:value-type="float">
            <text:p>33</text:p>
          </table:table-cell>
          <table:table-cell table:formula="of:=COUNTIFS([.M$1:.M$1048576];[.O25])" office:value-type="float" office:value="48" calcext:value-type="float">
            <text:p>48</text:p>
          </table:table-cell>
          <table:table-cell table:style-name="ce7" table:formula="of:=SUM([.R25];[.S25])" office:value-type="float" office:value="81" calcext:value-type="float">
            <text:p>81</text:p>
          </table:table-cell>
          <table:table-cell table:formula="of:=COUNTIFS([.L$1:.L$1048576];[.O$1:.O$1048576];[.J$1:.J$1048576];&quot;3&quot;)" office:value-type="float" office:value="28" calcext:value-type="float">
            <text:p>28</text:p>
          </table:table-cell>
          <table:table-cell table:formula="of:=COUNTIFS([.L$1:.L$1048576];[.O$1:.O$1048576];[.J$1:.J$1048576];&quot;2&quot;)" office:value-type="float" office:value="5" calcext:value-type="float">
            <text:p>5</text:p>
          </table:table-cell>
          <table:table-cell table:formula="of:=COUNTIFS([.L$1:.L$1048576];[.O$1:.O$1048576];[.J$1:.J$1048576];&quot;1&quot;)" office:value-type="float" office:value="0" calcext:value-type="float">
            <text:p>0</text:p>
          </table:table-cell>
          <table:table-cell table:formula="of:=COUNTIFS([.M$1:.M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2&quot;)" office:value-type="float" office:value="9" calcext:value-type="float">
            <text:p>9</text:p>
          </table:table-cell>
          <table:table-cell table:formula="of:=COUNTIFS([.M$1:.M$1048576];[.O$1:.O$1048576];[.J$1:.J$1048576];&quot;3&quot;)" office:value-type="float" office:value="37" calcext:value-type="float">
            <text:p>37</text:p>
          </table:table-cell>
          <table:table-cell table:formula="of:=SUM([.U25]*2;[.V25]*2;[.W25]*2;[.X25];[.Y25])" office:value-type="float" office:value="77" calcext:value-type="float">
            <text:p>77</text:p>
          </table:table-cell>
          <table:table-cell table:formula="of:=[.AA25]+0.24" office:value-type="float" office:value="77.24" calcext:value-type="float">
            <text:p>77.24</text:p>
          </table:table-cell>
          <table:table-cell table:formula="of:=(82-[.T25])*2" office:value-type="float" office:value="2" calcext:value-type="float">
            <text:p>2</text:p>
          </table:table-cell>
          <table:table-cell table:formula="of:=SUM([.U25]*3;[.V25]*2;[.W25]*2;[.X25];[.Y25])" office:value-type="float" office:value="105" calcext:value-type="float">
            <text:p>105</text:p>
          </table:table-cell>
          <table:table-cell table:formula="of:=SUM([.U25]*3;[.V25]*2;[.W25]*1;;[.Y25])" office:value-type="float" office:value="103" calcext:value-type="float">
            <text:p>103</text:p>
          </table:table-cell>
          <table:table-cell table:formula="of:=[.AC25]*1.5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ld 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197" calcext:value-type="float">
            <text:p>1919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/>
          <table:table-cell office:value-type="string" calcext:value-type="string">
            <text:p>Florida Panther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table:formula="of:=COUNTIFS([.L$1:.L$1048576];[.O26])" office:value-type="float" office:value="33" calcext:value-type="float">
            <text:p>33</text:p>
          </table:table-cell>
          <table:table-cell table:formula="of:=COUNTIFS([.M$1:.M$1048576];[.O26])" office:value-type="float" office:value="46" calcext:value-type="float">
            <text:p>46</text:p>
          </table:table-cell>
          <table:table-cell table:style-name="ce7" table:formula="of:=SUM([.R26];[.S26])" office:value-type="float" office:value="79" calcext:value-type="float">
            <text:p>79</text:p>
          </table:table-cell>
          <table:table-cell table:formula="of:=COUNTIFS([.L$1:.L$1048576];[.O$1:.O$1048576];[.J$1:.J$1048576];&quot;3&quot;)" office:value-type="float" office:value="21" calcext:value-type="float">
            <text:p>21</text:p>
          </table:table-cell>
          <table:table-cell table:formula="of:=COUNTIFS([.L$1:.L$1048576];[.O$1:.O$1048576];[.J$1:.J$1048576];&quot;2&quot;)" office:value-type="float" office:value="7" calcext:value-type="float">
            <text:p>7</text:p>
          </table:table-cell>
          <table:table-cell table:formula="of:=COUNTIFS([.L$1:.L$1048576];[.O$1:.O$1048576];[.J$1:.J$1048576];&quot;1&quot;)" office:value-type="float" office:value="5" calcext:value-type="float">
            <text:p>5</text:p>
          </table:table-cell>
          <table:table-cell table:formula="of:=COUNTIFS([.M$1:.M$1048576];[.O$1:.O$1048576];[.J$1:.J$1048576];&quot;1&quot;)" office:value-type="float" office:value="6" calcext:value-type="float">
            <text:p>6</text:p>
          </table:table-cell>
          <table:table-cell table:formula="of:=COUNTIFS([.M$1:.M$1048576];[.O$1:.O$1048576];[.J$1:.J$1048576];&quot;2&quot;)" office:value-type="float" office:value="5" calcext:value-type="float">
            <text:p>5</text:p>
          </table:table-cell>
          <table:table-cell table:formula="of:=COUNTIFS([.M$1:.M$1048576];[.O$1:.O$1048576];[.J$1:.J$1048576];&quot;3&quot;)" office:value-type="float" office:value="35" calcext:value-type="float">
            <text:p>35</text:p>
          </table:table-cell>
          <table:table-cell table:formula="of:=SUM([.U26]*2;[.V26]*2;[.W26]*2;[.X26];[.Y26])" office:value-type="float" office:value="77" calcext:value-type="float">
            <text:p>77</text:p>
          </table:table-cell>
          <table:table-cell table:formula="of:=[.AA26]+0.25" office:value-type="float" office:value="77.25" calcext:value-type="float">
            <text:p>77.25</text:p>
          </table:table-cell>
          <table:table-cell table:formula="of:=(82-[.T26])*2" office:value-type="float" office:value="6" calcext:value-type="float">
            <text:p>6</text:p>
          </table:table-cell>
          <table:table-cell table:formula="of:=SUM([.U26]*3;[.V26]*2;[.W26]*2;[.X26];[.Y26])" office:value-type="float" office:value="98" calcext:value-type="float">
            <text:p>98</text:p>
          </table:table-cell>
          <table:table-cell table:formula="of:=SUM([.U26]*3;[.V26]*2;[.W26]*1;;[.Y26])" office:value-type="float" office:value="87" calcext:value-type="float">
            <text:p>87</text:p>
          </table:table-cell>
          <table:table-cell table:formula="of:=[.AC26]*1.5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/>
          <table:table-cell office:value-type="string" calcext:value-type="string">
            <text:p>Detroit Red Wing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table:formula="of:=COUNTIFS([.L$1:.L$1048576];[.O27])" office:value-type="float" office:value="32" calcext:value-type="float">
            <text:p>32</text:p>
          </table:table-cell>
          <table:table-cell table:formula="of:=COUNTIFS([.M$1:.M$1048576];[.O27])" office:value-type="float" office:value="48" calcext:value-type="float">
            <text:p>48</text:p>
          </table:table-cell>
          <table:table-cell table:style-name="ce7" table:formula="of:=SUM([.R27];[.S27])" office:value-type="float" office:value="80" calcext:value-type="float">
            <text:p>80</text:p>
          </table:table-cell>
          <table:table-cell table:formula="of:=COUNTIFS([.L$1:.L$1048576];[.O$1:.O$1048576];[.J$1:.J$1048576];&quot;3&quot;)" office:value-type="float" office:value="16" calcext:value-type="float">
            <text:p>16</text:p>
          </table:table-cell>
          <table:table-cell table:formula="of:=COUNTIFS([.L$1:.L$1048576];[.O$1:.O$1048576];[.J$1:.J$1048576];&quot;2&quot;)" office:value-type="float" office:value="7" calcext:value-type="float">
            <text:p>7</text:p>
          </table:table-cell>
          <table:table-cell table:formula="of:=COUNTIFS([.L$1:.L$1048576];[.O$1:.O$1048576];[.J$1:.J$1048576];&quot;1&quot;)" office:value-type="float" office:value="9" calcext:value-type="float">
            <text:p>9</text:p>
          </table:table-cell>
          <table:table-cell table:formula="of:=COUNTIFS([.M$1:.M$1048576];[.O$1:.O$1048576];[.J$1:.J$1048576];&quot;1&quot;)" office:value-type="float" office:value="0" calcext:value-type="float">
            <text:p>0</text:p>
          </table:table-cell>
          <table:table-cell table:formula="of:=COUNTIFS([.M$1:.M$1048576];[.O$1:.O$1048576];[.J$1:.J$1048576];&quot;2&quot;)" office:value-type="float" office:value="12" calcext:value-type="float">
            <text:p>12</text:p>
          </table:table-cell>
          <table:table-cell table:formula="of:=COUNTIFS([.M$1:.M$1048576];[.O$1:.O$1048576];[.J$1:.J$1048576];&quot;3&quot;)" office:value-type="float" office:value="36" calcext:value-type="float">
            <text:p>36</text:p>
          </table:table-cell>
          <table:table-cell table:formula="of:=SUM([.U27]*2;[.V27]*2;[.W27]*2;[.X27];[.Y27])" office:value-type="float" office:value="76" calcext:value-type="float">
            <text:p>76</text:p>
          </table:table-cell>
          <table:table-cell table:formula="of:=[.AA27]+0.26" office:value-type="float" office:value="76.26" calcext:value-type="float">
            <text:p>76.26</text:p>
          </table:table-cell>
          <table:table-cell table:formula="of:=(82-[.T27])*2" office:value-type="float" office:value="4" calcext:value-type="float">
            <text:p>4</text:p>
          </table:table-cell>
          <table:table-cell table:formula="of:=SUM([.U27]*3;[.V27]*2;[.W27]*2;[.X27];[.Y27])" office:value-type="float" office:value="92" calcext:value-type="float">
            <text:p>92</text:p>
          </table:table-cell>
          <table:table-cell table:formula="of:=SUM([.U27]*3;[.V27]*2;[.W27]*1;;[.Y27])" office:value-type="float" office:value="83" calcext:value-type="float">
            <text:p>83</text:p>
          </table:table-cell>
          <table:table-cell table:formula="of:=[.AC27]*1.5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466" calcext:value-type="float">
            <text:p>19466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/>
          <table:table-cell office:value-type="string" calcext:value-type="string">
            <text:p>New Jersey Devil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table:formula="of:=COUNTIFS([.L$1:.L$1048576];[.O28])" office:value-type="float" office:value="28" calcext:value-type="float">
            <text:p>28</text:p>
          </table:table-cell>
          <table:table-cell table:formula="of:=COUNTIFS([.M$1:.M$1048576];[.O28])" office:value-type="float" office:value="52" calcext:value-type="float">
            <text:p>52</text:p>
          </table:table-cell>
          <table:table-cell table:style-name="ce7" table:formula="of:=SUM([.R28];[.S28])" office:value-type="float" office:value="80" calcext:value-type="float">
            <text:p>80</text:p>
          </table:table-cell>
          <table:table-cell table:formula="of:=COUNTIFS([.L$1:.L$1048576];[.O$1:.O$1048576];[.J$1:.J$1048576];&quot;3&quot;)" office:value-type="float" office:value="18" calcext:value-type="float">
            <text:p>18</text:p>
          </table:table-cell>
          <table:table-cell table:formula="of:=COUNTIFS([.L$1:.L$1048576];[.O$1:.O$1048576];[.J$1:.J$1048576];&quot;2&quot;)" office:value-type="float" office:value="7" calcext:value-type="float">
            <text:p>7</text:p>
          </table:table-cell>
          <table:table-cell table:formula="of:=COUNTIFS([.L$1:.L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1&quot;)" office:value-type="float" office:value="3" calcext:value-type="float">
            <text:p>3</text:p>
          </table:table-cell>
          <table:table-cell table:formula="of:=COUNTIFS([.M$1:.M$1048576];[.O$1:.O$1048576];[.J$1:.J$1048576];&quot;2&quot;)" office:value-type="float" office:value="11" calcext:value-type="float">
            <text:p>11</text:p>
          </table:table-cell>
          <table:table-cell table:formula="of:=COUNTIFS([.M$1:.M$1048576];[.O$1:.O$1048576];[.J$1:.J$1048576];&quot;3&quot;)" office:value-type="float" office:value="38" calcext:value-type="float">
            <text:p>38</text:p>
          </table:table-cell>
          <table:table-cell table:formula="of:=SUM([.U28]*2;[.V28]*2;[.W28]*2;[.X28];[.Y28])" office:value-type="float" office:value="70" calcext:value-type="float">
            <text:p>70</text:p>
          </table:table-cell>
          <table:table-cell table:formula="of:=[.AA28]+0.27" office:value-type="float" office:value="70.27" calcext:value-type="float">
            <text:p>70.27</text:p>
          </table:table-cell>
          <table:table-cell table:formula="of:=(82-[.T28])*2" office:value-type="float" office:value="4" calcext:value-type="float">
            <text:p>4</text:p>
          </table:table-cell>
          <table:table-cell table:formula="of:=SUM([.U28]*3;[.V28]*2;[.W28]*2;[.X28];[.Y28])" office:value-type="float" office:value="88" calcext:value-type="float">
            <text:p>88</text:p>
          </table:table-cell>
          <table:table-cell table:formula="of:=SUM([.U28]*3;[.V28]*2;[.W28]*1;;[.Y28])" office:value-type="float" office:value="82" calcext:value-type="float">
            <text:p>82</text:p>
          </table:table-cell>
          <table:table-cell table:formula="of:=[.AC28]*1.5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865" calcext:value-type="float">
            <text:p>18865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/>
          <table:table-cell office:value-type="string" calcext:value-type="string">
            <text:p>Vancouver Canuck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table:formula="of:=COUNTIFS([.L$1:.L$1048576];[.O29])" office:value-type="float" office:value="30" calcext:value-type="float">
            <text:p>30</text:p>
          </table:table-cell>
          <table:table-cell table:formula="of:=COUNTIFS([.M$1:.M$1048576];[.O29])" office:value-type="float" office:value="49" calcext:value-type="float">
            <text:p>49</text:p>
          </table:table-cell>
          <table:table-cell table:style-name="ce7" table:formula="of:=SUM([.R29];[.S29])" office:value-type="float" office:value="79" calcext:value-type="float">
            <text:p>79</text:p>
          </table:table-cell>
          <table:table-cell table:formula="of:=COUNTIFS([.L$1:.L$1048576];[.O$1:.O$1048576];[.J$1:.J$1048576];&quot;3&quot;)" office:value-type="float" office:value="19" calcext:value-type="float">
            <text:p>19</text:p>
          </table:table-cell>
          <table:table-cell table:formula="of:=COUNTIFS([.L$1:.L$1048576];[.O$1:.O$1048576];[.J$1:.J$1048576];&quot;2&quot;)" office:value-type="float" office:value="7" calcext:value-type="float">
            <text:p>7</text:p>
          </table:table-cell>
          <table:table-cell table:formula="of:=COUNTIFS([.L$1:.L$1048576];[.O$1:.O$1048576];[.J$1:.J$1048576];&quot;1&quot;)" office:value-type="float" office:value="4" calcext:value-type="float">
            <text:p>4</text:p>
          </table:table-cell>
          <table:table-cell table:formula="of:=COUNTIFS([.M$1:.M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2&quot;)" office:value-type="float" office:value="7" calcext:value-type="float">
            <text:p>7</text:p>
          </table:table-cell>
          <table:table-cell table:formula="of:=COUNTIFS([.M$1:.M$1048576];[.O$1:.O$1048576];[.J$1:.J$1048576];&quot;3&quot;)" office:value-type="float" office:value="40" calcext:value-type="float">
            <text:p>40</text:p>
          </table:table-cell>
          <table:table-cell table:formula="of:=SUM([.U29]*2;[.V29]*2;[.W29]*2;[.X29];[.Y29])" office:value-type="float" office:value="69" calcext:value-type="float">
            <text:p>69</text:p>
          </table:table-cell>
          <table:table-cell table:formula="of:=[.AA29]+0.28" office:value-type="float" office:value="69.28" calcext:value-type="float">
            <text:p>69.28</text:p>
          </table:table-cell>
          <table:table-cell table:formula="of:=(82-[.T29])*2" office:value-type="float" office:value="6" calcext:value-type="float">
            <text:p>6</text:p>
          </table:table-cell>
          <table:table-cell table:formula="of:=SUM([.U29]*3;[.V29]*2;[.W29]*2;[.X29];[.Y29])" office:value-type="float" office:value="88" calcext:value-type="float">
            <text:p>88</text:p>
          </table:table-cell>
          <table:table-cell table:formula="of:=SUM([.U29]*3;[.V29]*2;[.W29]*1;;[.Y29])" office:value-type="float" office:value="82" calcext:value-type="float">
            <text:p>82</text:p>
          </table:table-cell>
          <table:table-cell table:formula="of:=[.AC29]*1.5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/>
          <table:table-cell office:value-type="string" calcext:value-type="string">
            <text:p>Arizona Coyote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table:formula="of:=COUNTIFS([.L$1:.L$1048576];[.O30])" office:value-type="float" office:value="29" calcext:value-type="float">
            <text:p>29</text:p>
          </table:table-cell>
          <table:table-cell table:formula="of:=COUNTIFS([.M$1:.M$1048576];[.O30])" office:value-type="float" office:value="51" calcext:value-type="float">
            <text:p>51</text:p>
          </table:table-cell>
          <table:table-cell table:style-name="ce7" table:formula="of:=SUM([.R30];[.S30])" office:value-type="float" office:value="80" calcext:value-type="float">
            <text:p>80</text:p>
          </table:table-cell>
          <table:table-cell table:formula="of:=COUNTIFS([.L$1:.L$1048576];[.O$1:.O$1048576];[.J$1:.J$1048576];&quot;3&quot;)" office:value-type="float" office:value="19" calcext:value-type="float">
            <text:p>19</text:p>
          </table:table-cell>
          <table:table-cell table:formula="of:=COUNTIFS([.L$1:.L$1048576];[.O$1:.O$1048576];[.J$1:.J$1048576];&quot;2&quot;)" office:value-type="float" office:value="4" calcext:value-type="float">
            <text:p>4</text:p>
          </table:table-cell>
          <table:table-cell table:formula="of:=COUNTIFS([.L$1:.L$1048576];[.O$1:.O$1048576];[.J$1:.J$1048576];&quot;1&quot;)" office:value-type="float" office:value="6" calcext:value-type="float">
            <text:p>6</text:p>
          </table:table-cell>
          <table:table-cell table:formula="of:=COUNTIFS([.M$1:.M$1048576];[.O$1:.O$1048576];[.J$1:.J$1048576];&quot;1&quot;)" office:value-type="float" office:value="2" calcext:value-type="float">
            <text:p>2</text:p>
          </table:table-cell>
          <table:table-cell table:formula="of:=COUNTIFS([.M$1:.M$1048576];[.O$1:.O$1048576];[.J$1:.J$1048576];&quot;2&quot;)" office:value-type="float" office:value="8" calcext:value-type="float">
            <text:p>8</text:p>
          </table:table-cell>
          <table:table-cell table:formula="of:=COUNTIFS([.M$1:.M$1048576];[.O$1:.O$1048576];[.J$1:.J$1048576];&quot;3&quot;)" office:value-type="float" office:value="41" calcext:value-type="float">
            <text:p>41</text:p>
          </table:table-cell>
          <table:table-cell table:formula="of:=SUM([.U30]*2;[.V30]*2;[.W30]*2;[.X30];[.Y30])" office:value-type="float" office:value="68" calcext:value-type="float">
            <text:p>68</text:p>
          </table:table-cell>
          <table:table-cell table:formula="of:=[.AA30]+0.29" office:value-type="float" office:value="68.29" calcext:value-type="float">
            <text:p>68.29</text:p>
          </table:table-cell>
          <table:table-cell table:formula="of:=(82-[.T30])*2" office:value-type="float" office:value="4" calcext:value-type="float">
            <text:p>4</text:p>
          </table:table-cell>
          <table:table-cell table:formula="of:=SUM([.U30]*3;[.V30]*2;[.W30]*2;[.X30];[.Y30])" office:value-type="float" office:value="87" calcext:value-type="float">
            <text:p>87</text:p>
          </table:table-cell>
          <table:table-cell table:formula="of:=SUM([.U30]*3;[.V30]*2;[.W30]*1;;[.Y30])" office:value-type="float" office:value="79" calcext:value-type="float">
            <text:p>79</text:p>
          </table:table-cell>
          <table:table-cell table:formula="of:=[.AC30]*1.5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10-16</text:p>
          </table:table-cell>
          <table:table-cell office:value-type="string" calcext:value-type="string">
            <text:p>Buffalo Sab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/>
          <table:table-cell office:value-type="string" calcext:value-type="string">
            <text:p>Colorado Avalan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table:formula="of:=COUNTIFS([.L$1:.L$1048576];[.O31])" office:value-type="float" office:value="22" calcext:value-type="float">
            <text:p>22</text:p>
          </table:table-cell>
          <table:table-cell table:formula="of:=COUNTIFS([.M$1:.M$1048576];[.O31])" office:value-type="float" office:value="58" calcext:value-type="float">
            <text:p>58</text:p>
          </table:table-cell>
          <table:table-cell table:style-name="ce7" table:formula="of:=SUM([.R31];[.S31])" office:value-type="float" office:value="80" calcext:value-type="float">
            <text:p>80</text:p>
          </table:table-cell>
          <table:table-cell table:formula="of:=COUNTIFS([.L$1:.L$1048576];[.O$1:.O$1048576];[.J$1:.J$1048576];&quot;3&quot;)" office:value-type="float" office:value="14" calcext:value-type="float">
            <text:p>14</text:p>
          </table:table-cell>
          <table:table-cell table:formula="of:=COUNTIFS([.L$1:.L$1048576];[.O$1:.O$1048576];[.J$1:.J$1048576];&quot;2&quot;)" office:value-type="float" office:value="7" calcext:value-type="float">
            <text:p>7</text:p>
          </table:table-cell>
          <table:table-cell table:formula="of:=COUNTIFS([.L$1:.L$1048576];[.O$1:.O$1048576];[.J$1:.J$1048576];&quot;1&quot;)" office:value-type="float" office:value="1" calcext:value-type="float">
            <text:p>1</text:p>
          </table:table-cell>
          <table:table-cell table:formula="of:=COUNTIFS([.M$1:.M$1048576];[.O$1:.O$1048576];[.J$1:.J$1048576];&quot;1&quot;)" office:value-type="float" office:value="1" calcext:value-type="float">
            <text:p>1</text:p>
          </table:table-cell>
          <table:table-cell table:formula="of:=COUNTIFS([.M$1:.M$1048576];[.O$1:.O$1048576];[.J$1:.J$1048576];&quot;2&quot;)" office:value-type="float" office:value="2" calcext:value-type="float">
            <text:p>2</text:p>
          </table:table-cell>
          <table:table-cell table:formula="of:=COUNTIFS([.M$1:.M$1048576];[.O$1:.O$1048576];[.J$1:.J$1048576];&quot;3&quot;)" office:value-type="float" office:value="55" calcext:value-type="float">
            <text:p>55</text:p>
          </table:table-cell>
          <table:table-cell table:formula="of:=SUM([.U31]*2;[.V31]*2;[.W31]*2;[.X31];[.Y31])" office:value-type="float" office:value="47" calcext:value-type="float">
            <text:p>47</text:p>
          </table:table-cell>
          <table:table-cell table:formula="of:=[.AA31]+0.3" office:value-type="float" office:value="47.3" calcext:value-type="float">
            <text:p>47.3</text:p>
          </table:table-cell>
          <table:table-cell table:formula="of:=(82-[.T31])*2" office:value-type="float" office:value="4" calcext:value-type="float">
            <text:p>4</text:p>
          </table:table-cell>
          <table:table-cell table:formula="of:=SUM([.U31]*3;[.V31]*2;[.W31]*2;[.X31];[.Y31])" office:value-type="float" office:value="61" calcext:value-type="float">
            <text:p>61</text:p>
          </table:table-cell>
          <table:table-cell table:formula="of:=SUM([.U31]*3;[.V31]*2;[.W31]*1;;[.Y31])" office:value-type="float" office:value="59" calcext:value-type="float">
            <text:p>59</text:p>
          </table:table-cell>
          <table:table-cell table:formula="of:=[.AC31]*1.5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10-16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5795" calcext:value-type="float">
            <text:p>15795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16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couver Can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7832" calcext:value-type="float">
            <text:p>17832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17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roit Red Wing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17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Ranger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200" calcext:value-type="float">
            <text:p>18200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17</text:p>
          </table:table-cell>
          <table:table-cell office:value-type="string" calcext:value-type="string">
            <text:p>Colorado Avalan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431" calcext:value-type="float">
            <text:p>18431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17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296" calcext:value-type="float">
            <text:p>15296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9289" calcext:value-type="float">
            <text:p>19289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ago Blackhawk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263" calcext:value-type="float">
            <text:p>21263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Wil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644" calcext:value-type="float">
            <text:p>18644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Pittsburgh Pengu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4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514" calcext:value-type="float">
            <text:p>16514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72" calcext:value-type="float">
            <text:p>10772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awa Senator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061" calcext:value-type="float">
            <text:p>11061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2:5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568" calcext:value-type="float">
            <text:p>17568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18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19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00" calcext:value-type="float">
            <text:p>18200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19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5294" calcext:value-type="float">
            <text:p>15294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652" calcext:value-type="float">
            <text:p>17652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532" calcext:value-type="float">
            <text:p>18532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440" calcext:value-type="float">
            <text:p>12440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968" calcext:value-type="float">
            <text:p>18968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82" calcext:value-type="float">
            <text:p>19982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511" calcext:value-type="float">
            <text:p>18511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Colorado Avalan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mpa Bay Lightnin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809" calcext:value-type="float">
            <text:p>17809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89" calcext:value-type="float">
            <text:p>15789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roit Red Wing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076" calcext:value-type="float">
            <text:p>13076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St. Louis Blu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76" calcext:value-type="float">
            <text:p>18076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</text:p>
          </table:table-cell>
          <table:table-cell office:value-type="float" office:value="21735" calcext:value-type="float">
            <text:p>21735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Sta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San Jose Sha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 Panth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326" calcext:value-type="float">
            <text:p>14326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Minnesota W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6514" calcext:value-type="float">
            <text:p>16514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918" calcext:value-type="float">
            <text:p>1591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668" calcext:value-type="float">
            <text:p>19668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3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174" calcext:value-type="float">
            <text:p>1717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3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583" calcext:value-type="float">
            <text:p>11583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3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3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240" calcext:value-type="float">
            <text:p>33240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4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21348" calcext:value-type="float">
            <text:p>21348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4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ston Brui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40" calcext:value-type="float">
            <text:p>18040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 Devil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756" calcext:value-type="float">
            <text:p>12756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9209" calcext:value-type="float">
            <text:p>19209</text:p>
          </table:table-cell>
          <table:table-cell office:value-type="string" calcext:value-type="string">
            <text:p>2:5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434" calcext:value-type="float">
            <text:p>18434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562" calcext:value-type="float">
            <text:p>1756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337" calcext:value-type="float">
            <text:p>17337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Tampa Bay Lightn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449" calcext:value-type="float">
            <text:p>19449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5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71" calcext:value-type="float">
            <text:p>18471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6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421" calcext:value-type="float">
            <text:p>15421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6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6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94" calcext:value-type="float">
            <text:p>12194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6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7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alo Sab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22" calcext:value-type="float">
            <text:p>1812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7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2:4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7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7</text:p>
          </table:table-cell>
          <table:table-cell office:value-type="string" calcext:value-type="string">
            <text:p>Arizona Coyo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432" calcext:value-type="float">
            <text:p>19432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7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422" calcext:value-type="float">
            <text:p>18422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7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229" calcext:value-type="float">
            <text:p>17229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7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 office:value-type="float" office:value="19229" calcext:value-type="float">
            <text:p>19229</text:p>
          </table:table-cell>
          <table:table-cell office:value-type="string" calcext:value-type="string">
            <text:p>2:4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7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979" calcext:value-type="float">
            <text:p>18979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7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8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heim Duck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41" calcext:value-type="float">
            <text:p>15841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8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80" calcext:value-type="float">
            <text:p>18680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8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132" calcext:value-type="float">
            <text:p>1813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8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135" calcext:value-type="float">
            <text:p>16135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8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3882" calcext:value-type="float">
            <text:p>1388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8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533" calcext:value-type="float">
            <text:p>13533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Florida Pant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61" calcext:value-type="float">
            <text:p>18261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roit Red Wing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Dallas St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31" calcext:value-type="float">
            <text:p>19031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Pittsburgh Pengu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927" calcext:value-type="float">
            <text:p>19927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631" calcext:value-type="float">
            <text:p>18631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38" calcext:value-type="float">
            <text:p>18338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30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53" calcext:value-type="float">
            <text:p>10353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30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454" calcext:value-type="float">
            <text:p>18454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30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329" calcext:value-type="float">
            <text:p>21329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30</text:p>
          </table:table-cell>
          <table:table-cell office:value-type="string" calcext:value-type="string">
            <text:p>Florida Pant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30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30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 Island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057" calcext:value-type="float">
            <text:p>1205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30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 Rang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0-30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46" calcext:value-type="float">
            <text:p>11046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0141" calcext:value-type="float">
            <text:p>10141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166" calcext:value-type="float">
            <text:p>21166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42" calcext:value-type="float">
            <text:p>12142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808" calcext:value-type="float">
            <text:p>13808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 Wi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864" calcext:value-type="float">
            <text:p>18864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Tampa Bay Lightn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822" calcext:value-type="float">
            <text:p>1082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St. Louis Bl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3049" calcext:value-type="float">
            <text:p>13049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9687" calcext:value-type="float">
            <text:p>19687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1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2</text:p>
          </table:table-cell>
          <table:table-cell office:value-type="string" calcext:value-type="string">
            <text:p>Pittsburgh Pengu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543" calcext:value-type="float">
            <text:p>15543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2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2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9309" calcext:value-type="float">
            <text:p>19309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183" calcext:value-type="float">
            <text:p>18183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580" calcext:value-type="float">
            <text:p>21580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1597" calcext:value-type="float">
            <text:p>11597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Pittsburgh Peng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1119" calcext:value-type="float">
            <text:p>11119</text:p>
          </table:table-cell>
          <table:table-cell office:value-type="string" calcext:value-type="string">
            <text:p>2:5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260" calcext:value-type="float">
            <text:p>13260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3:0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3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506" calcext:value-type="float">
            <text:p>18506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4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405" calcext:value-type="float">
            <text:p>16405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4</text:p>
          </table:table-cell>
          <table:table-cell office:value-type="string" calcext:value-type="string">
            <text:p>Montreal Canadi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umbus Blue Jacket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436" calcext:value-type="float">
            <text:p>14436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4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Minnesota W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256" calcext:value-type="float">
            <text:p>16256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Calgary Flam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 Angeles King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3862" calcext:value-type="float">
            <text:p>13862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225" calcext:value-type="float">
            <text:p>16225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Pittsburgh Pengu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 Jose Shark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8245" calcext:value-type="float">
            <text:p>18245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480" calcext:value-type="float">
            <text:p>19480</text:p>
          </table:table-cell>
          <table:table-cell office:value-type="string" calcext:value-type="string">
            <text:p>2:4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6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218" calcext:value-type="float">
            <text:p>16218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6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650" calcext:value-type="float">
            <text:p>8650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6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21901" calcext:value-type="float">
            <text:p>21901</text:p>
          </table:table-cell>
          <table:table-cell office:value-type="string" calcext:value-type="string">
            <text:p>2:4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6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6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6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. Louis Blu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220" calcext:value-type="float">
            <text:p>17220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7</text:p>
          </table:table-cell>
          <table:table-cell office:value-type="string" calcext:value-type="string">
            <text:p>Buffalo Sab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7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3" calcext:value-type="float">
            <text:p>11703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7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514" calcext:value-type="float">
            <text:p>1251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858" calcext:value-type="float">
            <text:p>13858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2179" calcext:value-type="float">
            <text:p>12179</text:p>
          </table:table-cell>
          <table:table-cell office:value-type="string" calcext:value-type="string">
            <text:p>2:5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Vancouver Canuc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9598" calcext:value-type="float">
            <text:p>19598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76" calcext:value-type="float">
            <text:p>18576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Los Angeles Kin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ronto Maple Lea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76" calcext:value-type="float">
            <text:p>18976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nipeg Jet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3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shington Capita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9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 office:value-type="float" office:value="17884" calcext:value-type="float">
            <text:p>17884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9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0250" calcext:value-type="float">
            <text:p>10250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09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8704" calcext:value-type="float">
            <text:p>18704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85" calcext:value-type="float">
            <text:p>11185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ton Brui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86" calcext:value-type="float">
            <text:p>8086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795" calcext:value-type="float">
            <text:p>18795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703" calcext:value-type="float">
            <text:p>11703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259" calcext:value-type="float">
            <text:p>17259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ttsburgh Peng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58" calcext:value-type="float">
            <text:p>18458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0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1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8301" calcext:value-type="float">
            <text:p>18301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1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22075" calcext:value-type="float">
            <text:p>22075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1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6517" calcext:value-type="float">
            <text:p>1651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1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1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622" calcext:value-type="float">
            <text:p>15622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1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189" calcext:value-type="float">
            <text:p>19189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531" calcext:value-type="float">
            <text:p>16531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Hurrican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436" calcext:value-type="float">
            <text:p>1243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umbus Blue Jacket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788" calcext:value-type="float">
            <text:p>15788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421" calcext:value-type="float">
            <text:p>18421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5828" calcext:value-type="float">
            <text:p>15828</text:p>
          </table:table-cell>
          <table:table-cell office:value-type="string" calcext:value-type="string">
            <text:p>2:5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Detroit Red W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514" calcext:value-type="float">
            <text:p>16514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Anaheim D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309" calcext:value-type="float">
            <text:p>17309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591" calcext:value-type="float">
            <text:p>19591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668" calcext:value-type="float">
            <text:p>18668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3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762" calcext:value-type="float">
            <text:p>2176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3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08" calcext:value-type="float">
            <text:p>15808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3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3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4265" calcext:value-type="float">
            <text:p>14265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3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8470" calcext:value-type="float">
            <text:p>18470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3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5294" calcext:value-type="float">
            <text:p>15294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4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Islande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498" calcext:value-type="float">
            <text:p>12498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600" calcext:value-type="float">
            <text:p>15600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San Jose Sha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32" calcext:value-type="float">
            <text:p>8932</text:p>
          </table:table-cell>
          <table:table-cell office:value-type="string" calcext:value-type="string">
            <text:p>2:1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1738" calcext:value-type="float">
            <text:p>1173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ado Avalanch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805" calcext:value-type="float">
            <text:p>14805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48" calcext:value-type="float">
            <text:p>19048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21288" calcext:value-type="float">
            <text:p>21288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9358" calcext:value-type="float">
            <text:p>19358</text:p>
          </table:table-cell>
          <table:table-cell office:value-type="string" calcext:value-type="string">
            <text:p>2:4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884" calcext:value-type="float">
            <text:p>16884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342" calcext:value-type="float">
            <text:p>1934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New York Rang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814" calcext:value-type="float">
            <text:p>17814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5</text:p>
          </table:table-cell>
          <table:table-cell office:value-type="string" calcext:value-type="string">
            <text:p>Chicago Blackhaw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6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8202" calcext:value-type="float">
            <text:p>18202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6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 Capital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954" calcext:value-type="float">
            <text:p>14954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870" calcext:value-type="float">
            <text:p>17870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37" calcext:value-type="float">
            <text:p>18237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Boston Bru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nesota Wi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774" calcext:value-type="float">
            <text:p>18774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480" calcext:value-type="float">
            <text:p>15480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432" calcext:value-type="float">
            <text:p>19432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618" calcext:value-type="float">
            <text:p>17618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onto Maple Leaf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931" calcext:value-type="float">
            <text:p>18931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7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027" calcext:value-type="float">
            <text:p>18027</text:p>
          </table:table-cell>
          <table:table-cell office:value-type="string" calcext:value-type="string">
            <text:p>2:5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8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01" calcext:value-type="float">
            <text:p>12101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8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541" calcext:value-type="float">
            <text:p>14541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8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691" calcext:value-type="float">
            <text:p>18691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8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3365" calcext:value-type="float">
            <text:p>13365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8</text:p>
          </table:table-cell>
          <table:table-cell office:value-type="string" calcext:value-type="string">
            <text:p>Detroit Red W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3148" calcext:value-type="float">
            <text:p>13148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817" calcext:value-type="float">
            <text:p>18817</text:p>
          </table:table-cell>
          <table:table-cell office:value-type="string" calcext:value-type="string">
            <text:p>2:4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Edmonton Oil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238" calcext:value-type="float">
            <text:p>19238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132" calcext:value-type="float">
            <text:p>14132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732" calcext:value-type="float">
            <text:p>19732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922" calcext:value-type="float">
            <text:p>18922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865" calcext:value-type="float">
            <text:p>18865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0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611" calcext:value-type="float">
            <text:p>16611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0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9" calcext:value-type="float">
            <text:p>10809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0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0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006" calcext:value-type="float">
            <text:p>18006</text:p>
          </table:table-cell>
          <table:table-cell office:value-type="string" calcext:value-type="string">
            <text:p>2:4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0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1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26" calcext:value-type="float">
            <text:p>1752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1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0063" calcext:value-type="float">
            <text:p>10063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1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532" calcext:value-type="float">
            <text:p>18532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1</text:p>
          </table:table-cell>
          <table:table-cell office:value-type="string" calcext:value-type="string">
            <text:p>Chicago Blackhaw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monton Oil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1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1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ttsburgh Peng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632" calcext:value-type="float">
            <text:p>18632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1</text:p>
          </table:table-cell>
          <table:table-cell office:value-type="string" calcext:value-type="string">
            <text:p>New Jersey Dev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286" calcext:value-type="float">
            <text:p>17286</text:p>
          </table:table-cell>
          <table:table-cell office:value-type="string" calcext:value-type="string">
            <text:p>2:1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2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5161" calcext:value-type="float">
            <text:p>15161</text:p>
          </table:table-cell>
          <table:table-cell office:value-type="string" calcext:value-type="string">
            <text:p>3:0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2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2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515" calcext:value-type="float">
            <text:p>15515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2</text:p>
          </table:table-cell>
          <table:table-cell office:value-type="string" calcext:value-type="string">
            <text:p>Ottawa Sen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2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893" calcext:value-type="float">
            <text:p>18893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Vancouver Can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256" calcext:value-type="float">
            <text:p>11256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 office:value-type="float" office:value="18360" calcext:value-type="float">
            <text:p>18360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140" calcext:value-type="float">
            <text:p>13140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Edmonton Oil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185" calcext:value-type="float">
            <text:p>15185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22" calcext:value-type="float">
            <text:p>19022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Devi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</text:p>
          </table:table-cell>
          <table:table-cell office:value-type="float" office:value="13752" calcext:value-type="float">
            <text:p>13752</text:p>
          </table:table-cell>
          <table:table-cell office:value-type="string" calcext:value-type="string">
            <text:p>2:4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19" calcext:value-type="float">
            <text:p>17119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Pittsburgh Pengu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 Rang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01" calcext:value-type="float">
            <text:p>17501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3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4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4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191" calcext:value-type="float">
            <text:p>17191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174" calcext:value-type="float">
            <text:p>17174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4950" calcext:value-type="float">
            <text:p>14950</text:p>
          </table:table-cell>
          <table:table-cell office:value-type="string" calcext:value-type="string">
            <text:p>2:5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Pittsburgh Peng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 Wil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212" calcext:value-type="float">
            <text:p>19212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Detroit Red W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5612" calcext:value-type="float">
            <text:p>15612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92" calcext:value-type="float">
            <text:p>1719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81" calcext:value-type="float">
            <text:p>19981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Columbus Blue Jac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5511" calcext:value-type="float">
            <text:p>15511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3573" calcext:value-type="float">
            <text:p>13573</text:p>
          </table:table-cell>
          <table:table-cell office:value-type="string" calcext:value-type="string">
            <text:p>3:1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8435" calcext:value-type="float">
            <text:p>18435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42" calcext:value-type="float">
            <text:p>18042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8615" calcext:value-type="float">
            <text:p>18615</text:p>
          </table:table-cell>
          <table:table-cell office:value-type="string" calcext:value-type="string">
            <text:p>2:5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9396" calcext:value-type="float">
            <text:p>19396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51" calcext:value-type="float">
            <text:p>19051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7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7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7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7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7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408" calcext:value-type="float">
            <text:p>19408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7</text:p>
          </table:table-cell>
          <table:table-cell office:value-type="string" calcext:value-type="string">
            <text:p>Nashville Predato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8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0772" calcext:value-type="float">
            <text:p>10772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8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7169" calcext:value-type="float">
            <text:p>17169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30" calcext:value-type="float">
            <text:p>14830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366" calcext:value-type="float">
            <text:p>10366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21475" calcext:value-type="float">
            <text:p>21475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Buffalo Sab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tawa Senato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259" calcext:value-type="float">
            <text:p>14259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9558" calcext:value-type="float">
            <text:p>19558</text:p>
          </table:table-cell>
          <table:table-cell office:value-type="string" calcext:value-type="string">
            <text:p>2:5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377" calcext:value-type="float">
            <text:p>1737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917" calcext:value-type="float">
            <text:p>1791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29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Toronto Maple Leaf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89" calcext:value-type="float">
            <text:p>19289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149" calcext:value-type="float">
            <text:p>12149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327" calcext:value-type="float">
            <text:p>11327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7565" calcext:value-type="float">
            <text:p>17565</text:p>
          </table:table-cell>
          <table:table-cell office:value-type="string" calcext:value-type="string">
            <text:p>2:4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47" calcext:value-type="float">
            <text:p>18047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21351" calcext:value-type="float">
            <text:p>21351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41" calcext:value-type="float">
            <text:p>12141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4334" calcext:value-type="float">
            <text:p>14334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420" calcext:value-type="float">
            <text:p>18420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Louis Blu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351" calcext:value-type="float">
            <text:p>17351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627" calcext:value-type="float">
            <text:p>1762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Edmonton Oil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1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shington Capita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2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8390" calcext:value-type="float">
            <text:p>18390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2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1287" calcext:value-type="float">
            <text:p>11287</text:p>
          </table:table-cell>
          <table:table-cell office:value-type="string" calcext:value-type="string">
            <text:p>2:5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725" calcext:value-type="float">
            <text:p>16725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New Jersey Devi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2:5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Florida Pant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49" calcext:value-type="float">
            <text:p>15149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487" calcext:value-type="float">
            <text:p>19487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661" calcext:value-type="float">
            <text:p>18661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9362" calcext:value-type="float">
            <text:p>19362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8865" calcext:value-type="float">
            <text:p>18865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4</text:p>
          </table:table-cell>
          <table:table-cell office:value-type="string" calcext:value-type="string">
            <text:p>Tampa Bay Light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1521" calcext:value-type="float">
            <text:p>11521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4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gary Flame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4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383" calcext:value-type="float">
            <text:p>21383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4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4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2:4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4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4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3789" calcext:value-type="float">
            <text:p>13789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5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7565" calcext:value-type="float">
            <text:p>17565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5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091" calcext:value-type="float">
            <text:p>11091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5</text:p>
          </table:table-cell>
          <table:table-cell office:value-type="string" calcext:value-type="string">
            <text:p>Ottawa Sen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ttsburgh Penguin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414" calcext:value-type="float">
            <text:p>18414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5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506" calcext:value-type="float">
            <text:p>18506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149" calcext:value-type="float">
            <text:p>18149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Arizona Coyo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327" calcext:value-type="float">
            <text:p>21327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996" calcext:value-type="float">
            <text:p>17996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126" calcext:value-type="float">
            <text:p>13126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795" calcext:value-type="float">
            <text:p>15795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999" calcext:value-type="float">
            <text:p>18999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7646" calcext:value-type="float">
            <text:p>17646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5294" calcext:value-type="float">
            <text:p>15294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7</text:p>
          </table:table-cell>
          <table:table-cell office:value-type="string" calcext:value-type="string">
            <text:p>Carolina Hurrica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heim Duck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</text:p>
          </table:table-cell>
          <table:table-cell office:value-type="float" office:value="14582" calcext:value-type="float">
            <text:p>14582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7</text:p>
          </table:table-cell>
          <table:table-cell office:value-type="string" calcext:value-type="string">
            <text:p>Ottawa Sen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349" calcext:value-type="float">
            <text:p>17349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7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944" calcext:value-type="float">
            <text:p>18944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7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506" calcext:value-type="float">
            <text:p>18506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Colorado Avalan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887" calcext:value-type="float">
            <text:p>17887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Pittsburgh Pengu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68" calcext:value-type="float">
            <text:p>14068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5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178" calcext:value-type="float">
            <text:p>11178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Edmonton Oil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ladelphia Fly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346" calcext:value-type="float">
            <text:p>19346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Vancouver Canuc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1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9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174" calcext:value-type="float">
            <text:p>17174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9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34" calcext:value-type="float">
            <text:p>18234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9</text:p>
          </table:table-cell>
          <table:table-cell office:value-type="string" calcext:value-type="string">
            <text:p>New York Rang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</text:p>
          </table:table-cell>
          <table:table-cell office:value-type="float" office:value="21770" calcext:value-type="float">
            <text:p>21770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9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9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9019" calcext:value-type="float">
            <text:p>19019</text:p>
          </table:table-cell>
          <table:table-cell office:value-type="string" calcext:value-type="string">
            <text:p>2:5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09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514" calcext:value-type="float">
            <text:p>16514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20" calcext:value-type="float">
            <text:p>13820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928" calcext:value-type="float">
            <text:p>1692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677" calcext:value-type="float">
            <text:p>18677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85" calcext:value-type="float">
            <text:p>17585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594" calcext:value-type="float">
            <text:p>19594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14" calcext:value-type="float">
            <text:p>15714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451" calcext:value-type="float">
            <text:p>21451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roit Red W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363" calcext:value-type="float">
            <text:p>18363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New Jersey Dev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875" calcext:value-type="float">
            <text:p>18875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2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21288" calcext:value-type="float">
            <text:p>21288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2</text:p>
          </table:table-cell>
          <table:table-cell office:value-type="string" calcext:value-type="string">
            <text:p>Arizona Coyo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ttsburgh Penguin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420" calcext:value-type="float">
            <text:p>18420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 Sabre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375" calcext:value-type="float">
            <text:p>18375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Vancouver Canuck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olina Hurricane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721" calcext:value-type="float">
            <text:p>11721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543" calcext:value-type="float">
            <text:p>17543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754" calcext:value-type="float">
            <text:p>18754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hville Predato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730" calcext:value-type="float">
            <text:p>12730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9380" calcext:value-type="float">
            <text:p>19380</text:p>
          </table:table-cell>
          <table:table-cell office:value-type="string" calcext:value-type="string">
            <text:p>2:4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4</text:p>
          </table:table-cell>
          <table:table-cell office:value-type="string" calcext:value-type="string">
            <text:p>Tampa Bay Lightn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164" calcext:value-type="float">
            <text:p>18164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4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456" calcext:value-type="float">
            <text:p>14456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4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7273" calcext:value-type="float">
            <text:p>17273</text:p>
          </table:table-cell>
          <table:table-cell office:value-type="string" calcext:value-type="string">
            <text:p>2:5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4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415" calcext:value-type="float">
            <text:p>18415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5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5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212" calcext:value-type="float">
            <text:p>18212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5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5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5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504" calcext:value-type="float">
            <text:p>12504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5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Louis Blu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5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903" calcext:value-type="float">
            <text:p>18903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5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5294" calcext:value-type="float">
            <text:p>15294</text:p>
          </table:table-cell>
          <table:table-cell office:value-type="string" calcext:value-type="string">
            <text:p>2:5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6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903" calcext:value-type="float">
            <text:p>18903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6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1892" calcext:value-type="float">
            <text:p>11892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6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45" calcext:value-type="float">
            <text:p>18045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6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679" calcext:value-type="float">
            <text:p>14679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6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6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tsburgh Pengu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</text:p>
          </table:table-cell>
          <table:table-cell office:value-type="float" office:value="18544" calcext:value-type="float">
            <text:p>18544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6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685" calcext:value-type="float">
            <text:p>18685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1682" calcext:value-type="float">
            <text:p>1168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43" calcext:value-type="float">
            <text:p>18243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5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36" calcext:value-type="float">
            <text:p>19036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111" calcext:value-type="float">
            <text:p>15111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Chicago Blackhawk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197" calcext:value-type="float">
            <text:p>1919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9553" calcext:value-type="float">
            <text:p>19553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8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8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27" calcext:value-type="float">
            <text:p>22027</text:p>
          </table:table-cell>
          <table:table-cell office:value-type="string" calcext:value-type="string">
            <text:p>2:1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8</text:p>
          </table:table-cell>
          <table:table-cell office:value-type="string" calcext:value-type="string">
            <text:p>Ottawa Senat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102" calcext:value-type="float">
            <text:p>13102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8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8006" calcext:value-type="float">
            <text:p>18006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8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113" calcext:value-type="float">
            <text:p>18113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8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9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92" calcext:value-type="float">
            <text:p>12192</text:p>
          </table:table-cell>
          <table:table-cell office:value-type="string" calcext:value-type="string">
            <text:p>2:5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9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 office:value-type="float" office:value="19660" calcext:value-type="float">
            <text:p>19660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9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9357" calcext:value-type="float">
            <text:p>19357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19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861" calcext:value-type="float">
            <text:p>18861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6568" calcext:value-type="float">
            <text:p>16568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Ottawa Sen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614" calcext:value-type="float">
            <text:p>21614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8532" calcext:value-type="float">
            <text:p>18532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4265" calcext:value-type="float">
            <text:p>14265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18" calcext:value-type="float">
            <text:p>19018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44" calcext:value-type="float">
            <text:p>13744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541" calcext:value-type="float">
            <text:p>18541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0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couver Canuc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1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378" calcext:value-type="float">
            <text:p>11378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1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863" calcext:value-type="float">
            <text:p>18863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15" calcext:value-type="float">
            <text:p>19115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Toronto Maple Leaf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502" calcext:value-type="float">
            <text:p>15502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462" calcext:value-type="float">
            <text:p>14462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Philadelphia Fly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514" calcext:value-type="float">
            <text:p>16514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shville Predat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125" calcext:value-type="float">
            <text:p>17125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pa Bay Lightnin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2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377" calcext:value-type="float">
            <text:p>14377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2924" calcext:value-type="float">
            <text:p>1292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147" calcext:value-type="float">
            <text:p>18147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840" calcext:value-type="float">
            <text:p>18840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21918" calcext:value-type="float">
            <text:p>21918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156" calcext:value-type="float">
            <text:p>1815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5374" calcext:value-type="float">
            <text:p>15374</text:p>
          </table:table-cell>
          <table:table-cell office:value-type="string" calcext:value-type="string">
            <text:p>2:5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 Island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852" calcext:value-type="float">
            <text:p>13852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Minnesota Wi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625" calcext:value-type="float">
            <text:p>18625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7562" calcext:value-type="float">
            <text:p>17562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3</text:p>
          </table:table-cell>
          <table:table-cell office:value-type="string" calcext:value-type="string">
            <text:p>Tampa Bay Light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403" calcext:value-type="float">
            <text:p>17403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561" calcext:value-type="float">
            <text:p>14561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05" calcext:value-type="float">
            <text:p>19005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117" calcext:value-type="float">
            <text:p>22117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Calgary Flam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634" calcext:value-type="float">
            <text:p>14634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Pittsburgh Pengu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514" calcext:value-type="float">
            <text:p>16514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141" calcext:value-type="float">
            <text:p>17141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795" calcext:value-type="float">
            <text:p>15795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8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6965" calcext:value-type="float">
            <text:p>16965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8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53" calcext:value-type="float">
            <text:p>18653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8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409" calcext:value-type="float">
            <text:p>19409</text:p>
          </table:table-cell>
          <table:table-cell office:value-type="string" calcext:value-type="string">
            <text:p>2:5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8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8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New York Rang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90" calcext:value-type="float">
            <text:p>15090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289" calcext:value-type="float">
            <text:p>19289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nesota Wil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252" calcext:value-type="float">
            <text:p>1925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29" calcext:value-type="float">
            <text:p>17229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Columbus Blue Jac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29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 office:value-type="float" office:value="18506" calcext:value-type="float">
            <text:p>18506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30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16" calcext:value-type="float">
            <text:p>18016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30</text:p>
          </table:table-cell>
          <table:table-cell office:value-type="string" calcext:value-type="string">
            <text:p>Philadelphia Fly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30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Louis Blu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483" calcext:value-type="float">
            <text:p>19483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30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214" calcext:value-type="float">
            <text:p>18214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289" calcext:value-type="float">
            <text:p>19289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New York Rang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609" calcext:value-type="float">
            <text:p>17609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07" calcext:value-type="float">
            <text:p>19307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Washington Capit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514" calcext:value-type="float">
            <text:p>16514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633" calcext:value-type="float">
            <text:p>18633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New York Island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1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7174" calcext:value-type="float">
            <text:p>17174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1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ronto Maple Lea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40148" calcext:value-type="float">
            <text:p>40148</text:p>
          </table:table-cell>
          <table:table-cell office:value-type="string" calcext:value-type="string">
            <text:p>2:5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1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Boston Bru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141" calcext:value-type="float">
            <text:p>15141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6556" calcext:value-type="float">
            <text:p>4655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3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98" calcext:value-type="float">
            <text:p>8998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3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169" calcext:value-type="float">
            <text:p>17169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3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3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Rang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3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7562" calcext:value-type="float">
            <text:p>17562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3</text:p>
          </table:table-cell>
          <table:table-cell office:value-type="string" calcext:value-type="string">
            <text:p>Winnipeg Je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3</text:p>
          </table:table-cell>
          <table:table-cell office:value-type="string" calcext:value-type="string">
            <text:p>Toronto Maple Lea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shington Capit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</text:p>
          </table:table-cell>
          <table:table-cell office:value-type="float" office:value="18506" calcext:value-type="float">
            <text:p>18506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4</text:p>
          </table:table-cell>
          <table:table-cell office:value-type="string" calcext:value-type="string">
            <text:p>Detroit Red W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174" calcext:value-type="float">
            <text:p>17174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4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388" calcext:value-type="float">
            <text:p>1838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4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106" calcext:value-type="float">
            <text:p>18106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4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607" calcext:value-type="float">
            <text:p>13607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4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858" calcext:value-type="float">
            <text:p>19858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4</text:p>
          </table:table-cell>
          <table:table-cell office:value-type="string" calcext:value-type="string">
            <text:p>Arizona Coyo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15" calcext:value-type="float">
            <text:p>18215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5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5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21824" calcext:value-type="float">
            <text:p>21824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5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5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5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90" calcext:value-type="float">
            <text:p>19090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5</text:p>
          </table:table-cell>
          <table:table-cell office:value-type="string" calcext:value-type="string">
            <text:p>Nashville Predat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5</text:p>
          </table:table-cell>
          <table:table-cell office:value-type="string" calcext:value-type="string">
            <text:p>Columbus Blue Jacke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6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5415" calcext:value-type="float">
            <text:p>15415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6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822" calcext:value-type="float">
            <text:p>21822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6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4788" calcext:value-type="float">
            <text:p>14788</text:p>
          </table:table-cell>
          <table:table-cell office:value-type="string" calcext:value-type="string">
            <text:p>2:4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6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003" calcext:value-type="float">
            <text:p>14003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6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33" calcext:value-type="float">
            <text:p>15233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6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2380" calcext:value-type="float">
            <text:p>12380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01" calcext:value-type="float">
            <text:p>19001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85" calcext:value-type="float">
            <text:p>18685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ida Panthe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630" calcext:value-type="float">
            <text:p>16630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4734" calcext:value-type="float">
            <text:p>14734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685" calcext:value-type="float">
            <text:p>18685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810" calcext:value-type="float">
            <text:p>19810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Jose Shark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503" calcext:value-type="float">
            <text:p>19503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796" calcext:value-type="float">
            <text:p>19796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8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645" calcext:value-type="float">
            <text:p>15645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8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1820" calcext:value-type="float">
            <text:p>11820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8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962" calcext:value-type="float">
            <text:p>17962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8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658" calcext:value-type="float">
            <text:p>21658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8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tawa Senato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724" calcext:value-type="float">
            <text:p>17724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8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633" calcext:value-type="float">
            <text:p>1863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9</text:p>
          </table:table-cell>
          <table:table-cell office:value-type="string" calcext:value-type="string">
            <text:p>Dallas St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9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9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 Devi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834" calcext:value-type="float">
            <text:p>12834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09</text:p>
          </table:table-cell>
          <table:table-cell office:value-type="string" calcext:value-type="string">
            <text:p>Calgary Flam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0</text:p>
          </table:table-cell>
          <table:table-cell office:value-type="string" calcext:value-type="string">
            <text:p>Dallas St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0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920" calcext:value-type="float">
            <text:p>18920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0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351" calcext:value-type="float">
            <text:p>9351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0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0</text:p>
          </table:table-cell>
          <table:table-cell office:value-type="string" calcext:value-type="string">
            <text:p>San Jose Shar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0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0</text:p>
          </table:table-cell>
          <table:table-cell office:value-type="string" calcext:value-type="string">
            <text:p>Boston Bru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42" calcext:value-type="float">
            <text:p>19342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912" calcext:value-type="float">
            <text:p>18912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1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29" calcext:value-type="float">
            <text:p>13529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1</text:p>
          </table:table-cell>
          <table:table-cell office:value-type="string" calcext:value-type="string">
            <text:p>Montreal Canadie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1</text:p>
          </table:table-cell>
          <table:table-cell office:value-type="string" calcext:value-type="string">
            <text:p>Pittsburgh Peng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589" calcext:value-type="float">
            <text:p>14589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King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04" calcext:value-type="float">
            <text:p>19104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769" calcext:value-type="float">
            <text:p>17769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string" calcext:value-type="string">
            <text:p>Vancouver Can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iladelphia Fly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</text:p>
          </table:table-cell>
          <table:table-cell office:value-type="float" office:value="19757" calcext:value-type="float">
            <text:p>19757</text:p>
          </table:table-cell>
          <table:table-cell office:value-type="string" calcext:value-type="string">
            <text:p>2:5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3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326" calcext:value-type="float">
            <text:p>12326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3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olina Hurrican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992" calcext:value-type="float">
            <text:p>11992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3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190" calcext:value-type="float">
            <text:p>19190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3</text:p>
          </table:table-cell>
          <table:table-cell office:value-type="string" calcext:value-type="string">
            <text:p>New York Island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52" calcext:value-type="float">
            <text:p>14352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3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3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3</text:p>
          </table:table-cell>
          <table:table-cell office:value-type="string" calcext:value-type="string">
            <text:p>Chicago Blackhaw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15" calcext:value-type="float">
            <text:p>12015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Bruin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olina Hurricane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640" calcext:value-type="float">
            <text:p>16640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096" calcext:value-type="float">
            <text:p>16096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roit Red Wing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795" calcext:value-type="float">
            <text:p>14795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782" calcext:value-type="float">
            <text:p>19782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Jose Shark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5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7174" calcext:value-type="float">
            <text:p>17174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5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051" calcext:value-type="float">
            <text:p>22051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5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8865" calcext:value-type="float">
            <text:p>18865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5</text:p>
          </table:table-cell>
          <table:table-cell office:value-type="string" calcext:value-type="string">
            <text:p>Philadelphia Fly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1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6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ton Brui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1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6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6</text:p>
          </table:table-cell>
          <table:table-cell office:value-type="string" calcext:value-type="string">
            <text:p>Montreal Canadi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6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6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6</text:p>
          </table:table-cell>
          <table:table-cell office:value-type="string" calcext:value-type="string">
            <text:p>Washington Capita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ttsburgh Pengui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</text:p>
          </table:table-cell>
          <table:table-cell office:value-type="float" office:value="18653" calcext:value-type="float">
            <text:p>18653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6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Shar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479" calcext:value-type="float">
            <text:p>17479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4763" calcext:value-type="float">
            <text:p>14763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724" calcext:value-type="float">
            <text:p>14724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137" calcext:value-type="float">
            <text:p>18137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string" calcext:value-type="string">
            <text:p>Chicago Blackhawk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orado Avalanch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7" calcext:value-type="float">
            <text:p>18007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51" calcext:value-type="float">
            <text:p>19051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string" calcext:value-type="string">
            <text:p>Dallas Sta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 Rang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string" calcext:value-type="string">
            <text:p>Ottawa Senat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922" calcext:value-type="float">
            <text:p>18922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122" calcext:value-type="float">
            <text:p>19122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string" calcext:value-type="string">
            <text:p>Nashville Predato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312" calcext:value-type="float">
            <text:p>18312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8</text:p>
          </table:table-cell>
          <table:table-cell office:value-type="string" calcext:value-type="string">
            <text:p>Boston Bru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roit Red Win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2:4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8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8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8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8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9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414" calcext:value-type="float">
            <text:p>15414</text:p>
          </table:table-cell>
          <table:table-cell office:value-type="string" calcext:value-type="string">
            <text:p>3:0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9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23" calcext:value-type="float">
            <text:p>15823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9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904" calcext:value-type="float">
            <text:p>18904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9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27" calcext:value-type="float">
            <text:p>1902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9</text:p>
          </table:table-cell>
          <table:table-cell office:value-type="string" calcext:value-type="string">
            <text:p>Dallas St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630" calcext:value-type="float">
            <text:p>12630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9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387" calcext:value-type="float">
            <text:p>17387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9</text:p>
          </table:table-cell>
          <table:table-cell office:value-type="string" calcext:value-type="string">
            <text:p>Washington Capita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16" calcext:value-type="float">
            <text:p>19316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19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88" calcext:value-type="float">
            <text:p>19088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0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0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942" calcext:value-type="float">
            <text:p>18942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0</text:p>
          </table:table-cell>
          <table:table-cell office:value-type="string" calcext:value-type="string">
            <text:p>Pittsburgh Pengui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312" calcext:value-type="float">
            <text:p>17312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0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3:0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0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45" calcext:value-type="float">
            <text:p>15345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0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177" calcext:value-type="float">
            <text:p>12177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33" calcext:value-type="float">
            <text:p>19033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Edmonton Oil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89" calcext:value-type="float">
            <text:p>19289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532" calcext:value-type="float">
            <text:p>18532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88" calcext:value-type="float">
            <text:p>1928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21288" calcext:value-type="float">
            <text:p>21288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138" calcext:value-type="float">
            <text:p>15138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932" calcext:value-type="float">
            <text:p>19932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7562" calcext:value-type="float">
            <text:p>1756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9544" calcext:value-type="float">
            <text:p>19544</text:p>
          </table:table-cell>
          <table:table-cell office:value-type="string" calcext:value-type="string">
            <text:p>2:5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2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89" calcext:value-type="float">
            <text:p>21689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2</text:p>
          </table:table-cell>
          <table:table-cell office:value-type="string" calcext:value-type="string">
            <text:p>New York Rang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roit Red W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2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87" calcext:value-type="float">
            <text:p>1908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2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2</text:p>
          </table:table-cell>
          <table:table-cell office:value-type="string" calcext:value-type="string">
            <text:p>Columbus Blue Jacke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tawa Senat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</text:p>
          </table:table-cell>
          <table:table-cell office:value-type="float" office:value="16702" calcext:value-type="float">
            <text:p>16702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2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tsburgh Pengui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3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0042" calcext:value-type="float">
            <text:p>10042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3</text:p>
          </table:table-cell>
          <table:table-cell office:value-type="string" calcext:value-type="string">
            <text:p>San Jose Shar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803" calcext:value-type="float">
            <text:p>13803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3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3</text:p>
          </table:table-cell>
          <table:table-cell office:value-type="string" calcext:value-type="string">
            <text:p>Calgary Flam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43" calcext:value-type="float">
            <text:p>19043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3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3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 Capital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7565" calcext:value-type="float">
            <text:p>17565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Tampa Bay Light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617" calcext:value-type="float">
            <text:p>2161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7877" calcext:value-type="float">
            <text:p>17877</text:p>
          </table:table-cell>
          <table:table-cell office:value-type="string" calcext:value-type="string">
            <text:p>2:4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12" calcext:value-type="float">
            <text:p>13412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Buffalo Sab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2:4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419" calcext:value-type="float">
            <text:p>11419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Washington Capita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83" calcext:value-type="float">
            <text:p>16683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563" calcext:value-type="float">
            <text:p>18563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5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heim Duck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174" calcext:value-type="float">
            <text:p>17174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5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819" calcext:value-type="float">
            <text:p>12819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5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5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1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03" calcext:value-type="float">
            <text:p>11203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86" calcext:value-type="float">
            <text:p>10486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746" calcext:value-type="float">
            <text:p>21746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856" calcext:value-type="float">
            <text:p>17856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4248" calcext:value-type="float">
            <text:p>14248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064" calcext:value-type="float">
            <text:p>19064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428" calcext:value-type="float">
            <text:p>13428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19" calcext:value-type="float">
            <text:p>12019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6263" calcext:value-type="float">
            <text:p>16263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723" calcext:value-type="float">
            <text:p>19723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963" calcext:value-type="float">
            <text:p>15963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577" calcext:value-type="float">
            <text:p>11577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Hurrican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577" calcext:value-type="float">
            <text:p>13577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Sta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547" calcext:value-type="float">
            <text:p>17547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Ottawa Sen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rida Panth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933" calcext:value-type="float">
            <text:p>11933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40" calcext:value-type="float">
            <text:p>11240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Columbus Blue Jacke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455" calcext:value-type="float">
            <text:p>18455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24" calcext:value-type="float">
            <text:p>17424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483" calcext:value-type="float">
            <text:p>19483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1</text:p>
          </table:table-cell>
          <table:table-cell office:value-type="string" calcext:value-type="string">
            <text:p>Minnesota W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gary Flam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44" calcext:value-type="float">
            <text:p>18044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1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 Angeles King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1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2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125" calcext:value-type="float">
            <text:p>17125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2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8941" calcext:value-type="float">
            <text:p>18941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2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236" calcext:value-type="float">
            <text:p>17236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2</text:p>
          </table:table-cell>
          <table:table-cell office:value-type="string" calcext:value-type="string">
            <text:p>Edmonton Oil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2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768" calcext:value-type="float">
            <text:p>19768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2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. Louis Blu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58" calcext:value-type="float">
            <text:p>1925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2</text:p>
          </table:table-cell>
          <table:table-cell office:value-type="string" calcext:value-type="string">
            <text:p>Ottawa Sen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2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3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512" calcext:value-type="float">
            <text:p>12512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3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3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689" calcext:value-type="float">
            <text:p>14689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3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4716" calcext:value-type="float">
            <text:p>14716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3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649" calcext:value-type="float">
            <text:p>18649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Toronto Maple Leaf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ston Brui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5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Ottawa Senato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New Jersey Devi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566" calcext:value-type="float">
            <text:p>18566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ado Avalanch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930" calcext:value-type="float">
            <text:p>13930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532" calcext:value-type="float">
            <text:p>18532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204" calcext:value-type="float">
            <text:p>17204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Carolina Hurrica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4153" calcext:value-type="float">
            <text:p>14153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adelphia Fly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</text:p>
          </table:table-cell>
          <table:table-cell office:value-type="float" office:value="19833" calcext:value-type="float">
            <text:p>1983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7562" calcext:value-type="float">
            <text:p>17562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496" calcext:value-type="float">
            <text:p>1949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3:0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Minnesota Wi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12" calcext:value-type="float">
            <text:p>18212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5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</text:p>
          </table:table-cell>
          <table:table-cell office:value-type="float" office:value="21288" calcext:value-type="float">
            <text:p>21288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5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5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6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05" calcext:value-type="float">
            <text:p>12105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6</text:p>
          </table:table-cell>
          <table:table-cell office:value-type="string" calcext:value-type="string">
            <text:p>Toronto Maple Lea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 Island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6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589" calcext:value-type="float">
            <text:p>19589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alo Sab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8462" calcext:value-type="float">
            <text:p>18462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Montreal Canadi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orado Avalanch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667" calcext:value-type="float">
            <text:p>12667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St. Louis Blu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tawa Senat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787" calcext:value-type="float">
            <text:p>1678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556" calcext:value-type="float">
            <text:p>18556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mpa Bay Lightnin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3" calcext:value-type="float">
            <text:p>19233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string" calcext:value-type="string">
            <text:p>Carolina Hurrica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8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9326" calcext:value-type="float">
            <text:p>19326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Montreal Canadie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Bruin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Anaheim Duc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27" calcext:value-type="float">
            <text:p>1802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umbus Blue Jacke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777" calcext:value-type="float">
            <text:p>1677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Los Angeles Kin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451" calcext:value-type="float">
            <text:p>13451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737" calcext:value-type="float">
            <text:p>19737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8920" calcext:value-type="float">
            <text:p>18920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shington Capital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0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9178" calcext:value-type="float">
            <text:p>19178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0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5879" calcext:value-type="float">
            <text:p>15879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143" calcext:value-type="float">
            <text:p>19143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864" calcext:value-type="float">
            <text:p>17864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Florida Panth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New York Islan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11" calcext:value-type="float">
            <text:p>18211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9910" calcext:value-type="float">
            <text:p>19910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427" calcext:value-type="float">
            <text:p>1942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shington Capital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2</text:p>
          </table:table-cell>
          <table:table-cell office:value-type="string" calcext:value-type="string">
            <text:p>Montreal Canadi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2</text:p>
          </table:table-cell>
          <table:table-cell office:value-type="string" calcext:value-type="string">
            <text:p>Vancouver Can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876" calcext:value-type="float">
            <text:p>1887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2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Wil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141" calcext:value-type="float">
            <text:p>19141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2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514" calcext:value-type="float">
            <text:p>16514</text:p>
          </table:table-cell>
          <table:table-cell office:value-type="string" calcext:value-type="string">
            <text:p>2:1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2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2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 Island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107" calcext:value-type="float">
            <text:p>14107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3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78" calcext:value-type="float">
            <text:p>14378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3</text:p>
          </table:table-cell>
          <table:table-cell office:value-type="string" calcext:value-type="string">
            <text:p>Arizona Coyo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gary Flam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86" calcext:value-type="float">
            <text:p>18486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4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4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47" calcext:value-type="float">
            <text:p>19047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4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462" calcext:value-type="float">
            <text:p>1246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4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832" calcext:value-type="float">
            <text:p>1683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4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653" calcext:value-type="float">
            <text:p>18653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4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onto Maple Leaf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956" calcext:value-type="float">
            <text:p>18956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4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5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mbus Blue Jacke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548" calcext:value-type="float">
            <text:p>1454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5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815" calcext:value-type="float">
            <text:p>18815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5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5</text:p>
          </table:table-cell>
          <table:table-cell office:value-type="string" calcext:value-type="string">
            <text:p>Florida Panth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 Jose Shar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7562" calcext:value-type="float">
            <text:p>17562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6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35" calcext:value-type="float">
            <text:p>18335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6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monton Oil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6</text:p>
          </table:table-cell>
          <table:table-cell office:value-type="string" calcext:value-type="string">
            <text:p>Arizona Coyo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6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84" calcext:value-type="float">
            <text:p>19084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6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 Devi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908" calcext:value-type="float">
            <text:p>13908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6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795" calcext:value-type="float">
            <text:p>15795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6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638" calcext:value-type="float">
            <text:p>18638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6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291" calcext:value-type="float">
            <text:p>19291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7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339" calcext:value-type="float">
            <text:p>16339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7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1456" calcext:value-type="float">
            <text:p>11456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7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9188" calcext:value-type="float">
            <text:p>19188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446" calcext:value-type="float">
            <text:p>1744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075" calcext:value-type="float">
            <text:p>22075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210" calcext:value-type="float">
            <text:p>18210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2:5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92" calcext:value-type="float">
            <text:p>19292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514" calcext:value-type="float">
            <text:p>1651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Ottawa Senat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527" calcext:value-type="float">
            <text:p>19527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8865" calcext:value-type="float">
            <text:p>18865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174" calcext:value-type="float">
            <text:p>17174</text:p>
          </table:table-cell>
          <table:table-cell office:value-type="string" calcext:value-type="string">
            <text:p>2:1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olina Hurrican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94" calcext:value-type="float">
            <text:p>17894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7270" calcext:value-type="float">
            <text:p>17270</text:p>
          </table:table-cell>
          <table:table-cell office:value-type="string" calcext:value-type="string">
            <text:p>2:4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Island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795" calcext:value-type="float">
            <text:p>15795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288" calcext:value-type="float">
            <text:p>19288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Detroit Red W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ttsburgh Peng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664" calcext:value-type="float">
            <text:p>18664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7562" calcext:value-type="float">
            <text:p>1756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19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0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554" calcext:value-type="float">
            <text:p>14554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0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239" calcext:value-type="float">
            <text:p>19239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45" calcext:value-type="float">
            <text:p>12145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68" calcext:value-type="float">
            <text:p>13768</text:p>
          </table:table-cell>
          <table:table-cell office:value-type="string" calcext:value-type="string">
            <text:p>2:1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33" calcext:value-type="float">
            <text:p>1933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343" calcext:value-type="float">
            <text:p>12343</text:p>
          </table:table-cell>
          <table:table-cell office:value-type="string" calcext:value-type="string">
            <text:p>2:1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string" calcext:value-type="string">
            <text:p>Calgary Flam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006" calcext:value-type="float">
            <text:p>18006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ronto Maple Lea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9583" calcext:value-type="float">
            <text:p>19583</text:p>
          </table:table-cell>
          <table:table-cell office:value-type="string" calcext:value-type="string">
            <text:p>2:5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2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heim Duc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135" calcext:value-type="float">
            <text:p>15135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2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300" calcext:value-type="float">
            <text:p>15300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2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849" calcext:value-type="float">
            <text:p>19849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3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781" calcext:value-type="float">
            <text:p>21781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3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3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real Canadie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3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243" calcext:value-type="float">
            <text:p>17243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3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3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 office:value-type="float" office:value="19175" calcext:value-type="float">
            <text:p>19175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4</text:p>
          </table:table-cell>
          <table:table-cell office:value-type="string" calcext:value-type="string">
            <text:p>Ottawa Senato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327" calcext:value-type="float">
            <text:p>11327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4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43" calcext:value-type="float">
            <text:p>18043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4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765" calcext:value-type="float">
            <text:p>14765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4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New York Islan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umbus Blue Jacket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183" calcext:value-type="float">
            <text:p>18183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62" calcext:value-type="float">
            <text:p>15362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5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6514" calcext:value-type="float">
            <text:p>16514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50" calcext:value-type="float">
            <text:p>17150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7318" calcext:value-type="float">
            <text:p>67318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9843" calcext:value-type="float">
            <text:p>19843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139" calcext:value-type="float">
            <text:p>18139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6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432" calcext:value-type="float">
            <text:p>13432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6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6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961" calcext:value-type="float">
            <text:p>21961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6</text:p>
          </table:table-cell>
          <table:table-cell office:value-type="string" calcext:value-type="string">
            <text:p>Boston Bru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6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118" calcext:value-type="float">
            <text:p>14118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6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6</text:p>
          </table:table-cell>
          <table:table-cell office:value-type="string" calcext:value-type="string">
            <text:p>Columbus Blue Jac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9118" calcext:value-type="float">
            <text:p>19118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3270" calcext:value-type="float">
            <text:p>13270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pa Bay Lightnin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8634" calcext:value-type="float">
            <text:p>18634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9289" calcext:value-type="float">
            <text:p>19289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Pittsburgh Peng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35" calcext:value-type="float">
            <text:p>18235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Columbus Blue Jacke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21288" calcext:value-type="float">
            <text:p>21288</text:p>
          </table:table-cell>
          <table:table-cell office:value-type="string" calcext:value-type="string">
            <text:p>2:4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Rang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564" calcext:value-type="float">
            <text:p>19564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15" calcext:value-type="float">
            <text:p>17515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944" calcext:value-type="float">
            <text:p>18944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8865" calcext:value-type="float">
            <text:p>18865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string" calcext:value-type="string">
            <text:p>Minnesota Wi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1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12" calcext:value-type="float">
            <text:p>22012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1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 Sabre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116" calcext:value-type="float">
            <text:p>18116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Minnesota W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987" calcext:value-type="float">
            <text:p>15987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New York Island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438" calcext:value-type="float">
            <text:p>17438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932" calcext:value-type="float">
            <text:p>16932</text:p>
          </table:table-cell>
          <table:table-cell office:value-type="string" calcext:value-type="string">
            <text:p>2:1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9650" calcext:value-type="float">
            <text:p>19650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88" calcext:value-type="float">
            <text:p>17488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string" calcext:value-type="string">
            <text:p>New Jersey Dev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3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293" calcext:value-type="float">
            <text:p>16293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3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827" calcext:value-type="float">
            <text:p>1082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3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9289" calcext:value-type="float">
            <text:p>19289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3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21883" calcext:value-type="float">
            <text:p>21883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3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640" calcext:value-type="float">
            <text:p>18640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3</text:p>
          </table:table-cell>
          <table:table-cell office:value-type="string" calcext:value-type="string">
            <text:p>St. Louis Bl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 office:value-type="float" office:value="18935" calcext:value-type="float">
            <text:p>18935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713" calcext:value-type="float">
            <text:p>15713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Vancouver Can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297" calcext:value-type="float">
            <text:p>1729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Rang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16" calcext:value-type="float">
            <text:p>17516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nipeg Jet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8506" calcext:value-type="float">
            <text:p>18506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5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523" calcext:value-type="float">
            <text:p>14523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5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24" calcext:value-type="float">
            <text:p>10224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5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741" calcext:value-type="float">
            <text:p>18741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5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477" calcext:value-type="float">
            <text:p>14477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5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168" calcext:value-type="float">
            <text:p>19168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5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 Devil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54" calcext:value-type="float">
            <text:p>14054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5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653" calcext:value-type="float">
            <text:p>18653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6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awa Senato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046" calcext:value-type="float">
            <text:p>17046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6</text:p>
          </table:table-cell>
          <table:table-cell office:value-type="string" calcext:value-type="string">
            <text:p>New York Rang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pa Bay Light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6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6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4622" calcext:value-type="float">
            <text:p>14622</text:p>
          </table:table-cell>
          <table:table-cell office:value-type="string" calcext:value-type="string">
            <text:p>2:5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string" calcext:value-type="string">
            <text:p>Philadelphia Fly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33" calcext:value-type="float">
            <text:p>1823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string" calcext:value-type="string">
            <text:p>New Jersey Dev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947" calcext:value-type="float">
            <text:p>1594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string" calcext:value-type="string">
            <text:p>Carolina Hurric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string" calcext:value-type="string">
            <text:p>2:1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1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string" calcext:value-type="string">
            <text:p>New York Ra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116" calcext:value-type="float">
            <text:p>16116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 Wi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124" calcext:value-type="float">
            <text:p>19124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60" calcext:value-type="float">
            <text:p>19060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8865" calcext:value-type="float">
            <text:p>18865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8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8</text:p>
          </table:table-cell>
          <table:table-cell office:value-type="string" calcext:value-type="string">
            <text:p>Ottawa Sen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689" calcext:value-type="float">
            <text:p>17689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8</text:p>
          </table:table-cell>
          <table:table-cell office:value-type="string" calcext:value-type="string">
            <text:p>Pittsburgh Pengui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0611" calcext:value-type="float">
            <text:p>10611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404" calcext:value-type="float">
            <text:p>11404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Montreal Canadi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gary Flam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89" calcext:value-type="float">
            <text:p>19289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838" calcext:value-type="float">
            <text:p>21838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86" calcext:value-type="float">
            <text:p>11886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2:4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Minnesota W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pa Bay Lightn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894" calcext:value-type="float">
            <text:p>18894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406" calcext:value-type="float">
            <text:p>18406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0</text:p>
          </table:table-cell>
          <table:table-cell office:value-type="string" calcext:value-type="string">
            <text:p>Buffalo Sab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30" calcext:value-type="float">
            <text:p>17530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0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0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0</text:p>
          </table:table-cell>
          <table:table-cell office:value-type="string" calcext:value-type="string">
            <text:p>Minnesota Wi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232" calcext:value-type="float">
            <text:p>16232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0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358" calcext:value-type="float">
            <text:p>19358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izona Coyot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Philadelphia Fl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 Sabr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744" calcext:value-type="float">
            <text:p>18744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2328" calcext:value-type="float">
            <text:p>12328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Ottawa Sen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317" calcext:value-type="float">
            <text:p>15317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497" calcext:value-type="float">
            <text:p>1749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505" calcext:value-type="float">
            <text:p>19505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2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74" calcext:value-type="float">
            <text:p>17174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2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147" calcext:value-type="float">
            <text:p>22147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2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1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2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dmonton Oil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2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442" calcext:value-type="float">
            <text:p>17442</text:p>
          </table:table-cell>
          <table:table-cell office:value-type="string" calcext:value-type="string">
            <text:p>2:2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3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521" calcext:value-type="float">
            <text:p>11521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3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9289" calcext:value-type="float">
            <text:p>19289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3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3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shville Pred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7355" calcext:value-type="float">
            <text:p>17355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3</text:p>
          </table:table-cell>
          <table:table-cell office:value-type="string" calcext:value-type="string">
            <text:p>Carolina Hurrican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85" calcext:value-type="float">
            <text:p>12785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3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3</text:p>
          </table:table-cell>
          <table:table-cell office:value-type="string" calcext:value-type="string">
            <text:p>Columbus Blue Jac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447" calcext:value-type="float">
            <text:p>19447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3</text:p>
          </table:table-cell>
          <table:table-cell office:value-type="string" calcext:value-type="string">
            <text:p>Boston Bru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ncouver Canuc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4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8707" calcext:value-type="float">
            <text:p>8707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4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monton Oiler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4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 Panther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2" calcext:value-type="float">
            <text:p>17552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4</text:p>
          </table:table-cell>
          <table:table-cell office:value-type="string" calcext:value-type="string">
            <text:p>Arizona Coy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3:0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4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4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6894" calcext:value-type="float">
            <text:p>16894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4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386" calcext:value-type="float">
            <text:p>17386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4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5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760" calcext:value-type="float">
            <text:p>14760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5</text:p>
          </table:table-cell>
          <table:table-cell office:value-type="string" calcext:value-type="string">
            <text:p>Boston Bru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892" calcext:value-type="float">
            <text:p>18892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5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764" calcext:value-type="float">
            <text:p>16764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5</text:p>
          </table:table-cell>
          <table:table-cell office:value-type="string" calcext:value-type="string">
            <text:p>Pittsburgh Pengu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514" calcext:value-type="float">
            <text:p>19514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Detroit Red W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izona Coyo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office:value-type="float" office:value="15036" calcext:value-type="float">
            <text:p>15036</text:p>
          </table:table-cell>
          <table:table-cell office:value-type="string" calcext:value-type="string">
            <text:p>2:5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Minnesota W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94" calcext:value-type="float">
            <text:p>10894</text:p>
          </table:table-cell>
          <table:table-cell office:value-type="string" calcext:value-type="string">
            <text:p>2:1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921" calcext:value-type="float">
            <text:p>14921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dmonton Oiler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Buffalo Sab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18" calcext:value-type="float">
            <text:p>13718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638" calcext:value-type="float">
            <text:p>18638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402" calcext:value-type="float">
            <text:p>1740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Toronto Maple Lea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pa Bay Lightnin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Dallas Sta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ington Capit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8506" calcext:value-type="float">
            <text:p>18506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7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heim D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</text:p>
          </table:table-cell>
          <table:table-cell office:value-type="float" office:value="14556" calcext:value-type="float">
            <text:p>14556</text:p>
          </table:table-cell>
          <table:table-cell office:value-type="string" calcext:value-type="string">
            <text:p>2:4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7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27" calcext:value-type="float">
            <text:p>1922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7</text:p>
          </table:table-cell>
          <table:table-cell office:value-type="string" calcext:value-type="string">
            <text:p>Florida Panth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8006" calcext:value-type="float">
            <text:p>18006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7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ttsburgh Penguin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651" calcext:value-type="float">
            <text:p>18651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132" calcext:value-type="float">
            <text:p>15132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Nashville Pred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07" calcext:value-type="float">
            <text:p>10707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roit Red Wing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37" calcext:value-type="float">
            <text:p>19337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9531" calcext:value-type="float">
            <text:p>19531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62" calcext:value-type="float">
            <text:p>17562</text:p>
          </table:table-cell>
          <table:table-cell office:value-type="string" calcext:value-type="string">
            <text:p>2:1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9505" calcext:value-type="float">
            <text:p>19505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9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115" calcext:value-type="float">
            <text:p>19115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9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070" calcext:value-type="float">
            <text:p>22070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9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9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254" calcext:value-type="float">
            <text:p>14254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9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9517" calcext:value-type="float">
            <text:p>1951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9</text:p>
          </table:table-cell>
          <table:table-cell office:value-type="string" calcext:value-type="string">
            <text:p>Florida Pant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653" calcext:value-type="float">
            <text:p>1865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19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0</text:p>
          </table:table-cell>
          <table:table-cell office:value-type="string" calcext:value-type="string">
            <text:p>San Jose Sha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687" calcext:value-type="float">
            <text:p>17687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0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0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0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0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347" calcext:value-type="float">
            <text:p>19347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Ottawa Sen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313" calcext:value-type="float">
            <text:p>18313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Vancouver Canuc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21607" calcext:value-type="float">
            <text:p>21607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687" calcext:value-type="float">
            <text:p>11687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793" calcext:value-type="float">
            <text:p>10793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 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104" calcext:value-type="float">
            <text:p>19104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Detroit Red W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21288" calcext:value-type="float">
            <text:p>21288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6514" calcext:value-type="float">
            <text:p>16514</text:p>
          </table:table-cell>
          <table:table-cell office:value-type="string" calcext:value-type="string">
            <text:p>2:4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Arizona Coyo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pa Bay Lightn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Philadelphia Fl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nipeg J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Calgary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2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310" calcext:value-type="float">
            <text:p>15310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2</text:p>
          </table:table-cell>
          <table:table-cell office:value-type="string" calcext:value-type="string">
            <text:p>Toronto Maple Lea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106" calcext:value-type="float">
            <text:p>16106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2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Tampa Bay Lightn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4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Boston Bruins" calcext:value-type="string">
            <text:p>Boston Br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21798" calcext:value-type="float">
            <text:p>21798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Edmonton Oil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lorado Avalanch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142" calcext:value-type="float">
            <text:p>14142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ida Panth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338" calcext:value-type="float">
            <text:p>11338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Wi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04" calcext:value-type="float">
            <text:p>19004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324" calcext:value-type="float">
            <text:p>17324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102" calcext:value-type="float">
            <text:p>18102</text:p>
          </table:table-cell>
          <table:table-cell office:value-type="string" calcext:value-type="string">
            <text:p>2:4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356" calcext:value-type="float">
            <text:p>19356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New Jersey Dev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142" calcext:value-type="float">
            <text:p>19142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8506" calcext:value-type="float">
            <text:p>18506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4</text:p>
          </table:table-cell>
          <table:table-cell office:value-type="string" calcext:value-type="string">
            <text:p>Winnipeg J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647" calcext:value-type="float">
            <text:p>15647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Winnipeg Jets" calcext:value-type="string">
            <text:p>Winnipeg J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4</text:p>
          </table:table-cell>
          <table:table-cell office:value-type="string" calcext:value-type="string">
            <text:p>San Jose Sha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 Sta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265" calcext:value-type="float">
            <text:p>17265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4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4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8659" calcext:value-type="float">
            <text:p>18659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Toronto Maple Lea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Philadelphia Fly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52" calcext:value-type="float">
            <text:p>1905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Colorado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Chicago Blackhaw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ida Panther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625" calcext:value-type="float">
            <text:p>18625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Florida Panthers" calcext:value-type="string">
            <text:p>Florida Panther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King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Vancouver Can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184" calcext:value-type="float">
            <text:p>1918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Vancouver Canucks" calcext:value-type="string">
            <text:p>Vancouver Canuck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88" calcext:value-type="float">
            <text:p>15088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282" calcext:value-type="float">
            <text:p>17282</text:p>
          </table:table-cell>
          <table:table-cell office:value-type="string" calcext:value-type="string">
            <text:p>2:3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795" calcext:value-type="float">
            <text:p>15795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9516" calcext:value-type="float">
            <text:p>19516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06" calcext:value-type="float">
            <text:p>18506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6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heim Duck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174" calcext:value-type="float">
            <text:p>17174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6</text:p>
          </table:table-cell>
          <table:table-cell office:value-type="string" calcext:value-type="string">
            <text:p>Minnesota 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6</text:p>
          </table:table-cell>
          <table:table-cell office:value-type="string" calcext:value-type="string">
            <text:p>Dallas 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4711" calcext:value-type="float">
            <text:p>14711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6</text:p>
          </table:table-cell>
          <table:table-cell office:value-type="string" calcext:value-type="string">
            <text:p>Philadelphia Fly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ttsburgh Peng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654" calcext:value-type="float">
            <text:p>1865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6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nipeg J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7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alo Sab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564" calcext:value-type="float">
            <text:p>18564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7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1516" calcext:value-type="float">
            <text:p>11516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7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785" calcext:value-type="float">
            <text:p>17785</text:p>
          </table:table-cell>
          <table:table-cell office:value-type="string" calcext:value-type="string">
            <text:p>2:2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7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Island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671" calcext:value-type="float">
            <text:p>11671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7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164" calcext:value-type="float">
            <text:p>19164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7</text:p>
          </table:table-cell>
          <table:table-cell office:value-type="string" calcext:value-type="string">
            <text:p>Chicago Blackhaw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mpa Bay Light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3:0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Detroit Red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Hurrican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427" calcext:value-type="float">
            <text:p>9427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Buffalo Sab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bus Blue Jacke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533" calcext:value-type="float">
            <text:p>14533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umbus Blue Jackets" calcext:value-type="string">
            <text:p>Columbus Blue Jacket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monton Oil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nesota Wi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9188" calcext:value-type="float">
            <text:p>19188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Dallas 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Dev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2315" calcext:value-type="float">
            <text:p>12315</text:p>
          </table:table-cell>
          <table:table-cell office:value-type="string" calcext:value-type="string">
            <text:p>2:4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9706" calcext:value-type="float">
            <text:p>19706</text:p>
          </table:table-cell>
          <table:table-cell office:value-type="string" calcext:value-type="string">
            <text:p>2:4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Jose Shar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</text:p>
          </table:table-cell>
          <table:table-cell office:value-type="float" office:value="17562" calcext:value-type="float">
            <text:p>17562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78" calcext:value-type="float">
            <text:p>19278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62" calcext:value-type="float">
            <text:p>18262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9</text:p>
          </table:table-cell>
          <table:table-cell office:value-type="string" calcext:value-type="string">
            <text:p>St. Louis Bl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377" calcext:value-type="float">
            <text:p>11377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9</text:p>
          </table:table-cell>
          <table:table-cell office:value-type="string" calcext:value-type="string">
            <text:p>Los Angeles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05" calcext:value-type="float">
            <text:p>19005</text:p>
          </table:table-cell>
          <table:table-cell office:value-type="string" calcext:value-type="string">
            <text:p>2:4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9</text:p>
          </table:table-cell>
          <table:table-cell office:value-type="string" calcext:value-type="string">
            <text:p>Washington Capita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orado Avalanch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820" calcext:value-type="float">
            <text:p>13820</text:p>
          </table:table-cell>
          <table:table-cell office:value-type="string" calcext:value-type="string">
            <text:p>2:2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29</text:p>
          </table:table-cell>
          <table:table-cell office:value-type="string" calcext:value-type="string">
            <text:p>Chicago Blackhaw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ttsburgh Pengui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657" calcext:value-type="float">
            <text:p>1865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Pittsburgh Penguins" calcext:value-type="string">
            <text:p>Pittsburgh Pengui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string" calcext:value-type="string">
            <text:p>Dallas St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ston Bru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</text:p>
          </table:table-cell>
          <table:table-cell office:value-type="float" office:value="11881" calcext:value-type="float">
            <text:p>11881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rolina Hurricanes" calcext:value-type="string">
            <text:p>Carolina Hurricane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347" calcext:value-type="float">
            <text:p>18347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044" calcext:value-type="float">
            <text:p>19044</text:p>
          </table:table-cell>
          <table:table-cell office:value-type="string" calcext:value-type="string">
            <text:p>2:29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real Canadien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2:3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string" calcext:value-type="string">
            <text:p>Toronto Maple Lea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214" calcext:value-type="float">
            <text:p>17214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ladelphia Fly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703" calcext:value-type="float">
            <text:p>19703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New York Islanders" calcext:value-type="string">
            <text:p>New York Island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string" calcext:value-type="string">
            <text:p>Detroit Red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pa Bay Lightnin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float" office:value="15294" calcext:value-type="float">
            <text:p>15294</text:p>
          </table:table-cell>
          <table:table-cell office:value-type="string" calcext:value-type="string">
            <text:p>2:4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31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zona Coyote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290" calcext:value-type="float">
            <text:p>14290</text:p>
          </table:table-cell>
          <table:table-cell office:value-type="string" calcext:value-type="string">
            <text:p>2:33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Washington Capitals" calcext:value-type="string">
            <text:p>Washington Capi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31</text:p>
          </table:table-cell>
          <table:table-cell office:value-type="string" calcext:value-type="string">
            <text:p>San Jose Sha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gary Flam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89" calcext:value-type="float">
            <text:p>19289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algary Flames" calcext:value-type="string">
            <text:p>Calgary Flames</text:p>
          </table:table-cell>
          <table:table-cell table:formula="of:=COM.MICROSOFT.IFS([.C$1:.C$1048576]&gt;[.E$1:.E$1048576];[.D$1:.D$1048576];[.C$1:.C$1048576]&lt;[.E$1:.E$1048576];[.B$1:.B$1048576])" office:value-type="string" office:string-value="San Jose Sharks" calcext:value-type="string">
            <text:p>San Jose Sh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31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112" calcext:value-type="float">
            <text:p>22112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hicago Blackhawks" calcext:value-type="string">
            <text:p>Chicago Blackhawk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31</text:p>
          </table:table-cell>
          <table:table-cell office:value-type="string" calcext:value-type="string">
            <text:p>St. Louis B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</text:p>
          </table:table-cell>
          <table:table-cell office:value-type="float" office:value="14763" calcext:value-type="float">
            <text:p>14763</text:p>
          </table:table-cell>
          <table:table-cell office:value-type="string" calcext:value-type="string">
            <text:p>2:3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31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766" calcext:value-type="float">
            <text:p>13766</text:p>
          </table:table-cell>
          <table:table-cell office:value-type="string" calcext:value-type="string">
            <text:p>2:4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31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</text:p>
          </table:table-cell>
          <table:table-cell office:value-type="float" office:value="18006" calcext:value-type="float">
            <text:p>18006</text:p>
          </table:table-cell>
          <table:table-cell office:value-type="string" calcext:value-type="string">
            <text:p>2:4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3-31</text:p>
          </table:table-cell>
          <table:table-cell office:value-type="string" calcext:value-type="string">
            <text:p>Los Angeles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couver Canuck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string" calcext:value-type="string">
            <text:p>2:2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ton Brui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string" calcext:value-type="string">
            <text:p>2:30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201" calcext:value-type="float">
            <text:p>14201</text:p>
          </table:table-cell>
          <table:table-cell office:value-type="string" calcext:value-type="string">
            <text:p>2:1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Toronto Maple Lea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roit Red W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27" calcext:value-type="float">
            <text:p>20027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Anaheim Du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ton Oi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 office:value-type="float" office:value="18347" calcext:value-type="float">
            <text:p>18347</text:p>
          </table:table-cell>
          <table:table-cell office:value-type="string" calcext:value-type="string">
            <text:p>2:3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Edmonton Oilers" calcext:value-type="string">
            <text:p>Edmonton Oilers</text:p>
          </table:table-cell>
          <table:table-cell table:formula="of:=COM.MICROSOFT.IFS([.C$1:.C$1048576]&gt;[.E$1:.E$1048576];[.D$1:.D$1048576];[.C$1:.C$1048576]&lt;[.E$1:.E$1048576];[.B$1:.B$1048576])" office:value-type="string" office:string-value="Anaheim Ducks" calcext:value-type="string">
            <text:p>Anaheim D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Minnesota W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shville Pred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string" calcext:value-type="string">
            <text:p>2:41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Minnesota Wild" calcext:value-type="string">
            <text:p>Minnesota Wil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New Jersey Dev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11" calcext:value-type="float">
            <text:p>19911</text:p>
          </table:table-cell>
          <table:table-cell office:value-type="string" calcext:value-type="string">
            <text:p>2:4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hiladelphia Flyers" calcext:value-type="string">
            <text:p>Philadelphia Flyer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Montreal Canad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pa Bay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office:value-type="float" office:value="19092" calcext:value-type="float">
            <text:p>19092</text:p>
          </table:table-cell>
          <table:table-cell office:value-type="string" calcext:value-type="string">
            <text:p>2:3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nipeg Je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294" calcext:value-type="float">
            <text:p>15294</text:p>
          </table:table-cell>
          <table:table-cell office:value-type="string" calcext:value-type="string">
            <text:p>2:2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New York Isl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70" calcext:value-type="float">
            <text:p>19070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Washington Capita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umbus Blue Jack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7" calcext:value-type="float">
            <text:p>18247</text:p>
          </table:table-cell>
          <table:table-cell office:value-type="string" calcext:value-type="string">
            <text:p>2:3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Anaheim Du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gary Flam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945" calcext:value-type="float">
            <text:p>18945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Boston Bru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lackhaw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131" calcext:value-type="float">
            <text:p>22131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Kin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30" calcext:value-type="float">
            <text:p>18230</text:p>
          </table:table-cell>
          <table:table-cell office:value-type="string" calcext:value-type="string">
            <text:p>2:36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rizona Coyotes" calcext:value-type="string">
            <text:p>Arizona Coyotes</text:p>
          </table:table-cell>
          <table:table-cell table:formula="of:=COM.MICROSOFT.IFS([.C$1:.C$1048576]&gt;[.E$1:.E$1048576];[.D$1:.D$1048576];[.C$1:.C$1048576]&lt;[.E$1:.E$1048576];[.B$1:.B$1048576])" office:value-type="string" office:string-value="Los Angeles Kings" calcext:value-type="string">
            <text:p>Los Angeles K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Colorado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164" calcext:value-type="float">
            <text:p>19164</text:p>
          </table:table-cell>
          <table:table-cell office:value-type="string" calcext:value-type="string">
            <text:p>2:27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Philadelphia Fl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 Range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06" calcext:value-type="float">
            <text:p>18006</text:p>
          </table:table-cell>
          <table:table-cell office:value-type="string" calcext:value-type="string">
            <text:p>2:22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Rangers" calcext:value-type="string">
            <text:p>New York Ranger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Carolina Hurrica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tsburgh Pengu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31" calcext:value-type="float">
            <text:p>18631</text:p>
          </table:table-cell>
          <table:table-cell office:value-type="string" calcext:value-type="string">
            <text:p>2:25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. Louis Blu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262" calcext:value-type="float">
            <text:p>19262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t. Louis Blues" calcext:value-type="string">
            <text:p>St. Louis Blue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pa Bay Lightning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092" calcext:value-type="float">
            <text:p>19092</text:p>
          </table:table-cell>
          <table:table-cell office:value-type="string" calcext:value-type="string">
            <text:p>2:38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95" calcext:value-type="float">
            <text:p>18295</text:p>
          </table:table-cell>
          <table:table-cell office:value-type="string" calcext:value-type="string">
            <text:p>2:14</text:p>
          </table:table-cell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3</text:p>
          </table:table-cell>
          <table:table-cell office:value-type="string" calcext:value-type="string">
            <text:p>Toronto Maple Lea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oronto Maple Leafs" calcext:value-type="string">
            <text:p>Toronto Maple Leafs</text:p>
          </table:table-cell>
          <table:table-cell table:formula="of:=COM.MICROSOFT.IFS([.C$1:.C$1048576]&gt;[.E$1:.E$1048576];[.D$1:.D$1048576];[.C$1:.C$1048576]&lt;[.E$1:.E$1048576];[.B$1:.B$1048576])" office:value-type="string" office:string-value="Buffalo Sabres" calcext:value-type="string">
            <text:p>Buffalo Sabr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3</text:p>
          </table:table-cell>
          <table:table-cell office:value-type="string" calcext:value-type="string">
            <text:p>Ottawa Sen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Red W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</text:p>
          </table:table-cell>
          <table:table-cell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1" calcext:value-type="string">
            <text:p>1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etroit Red Wings" calcext:value-type="string">
            <text:p>Detroit Red Wings</text:p>
          </table:table-cell>
          <table:table-cell table:formula="of:=COM.MICROSOFT.IFS([.C$1:.C$1048576]&gt;[.E$1:.E$1048576];[.D$1:.D$1048576];[.C$1:.C$1048576]&lt;[.E$1:.E$1048576];[.B$1:.B$1048576])" office:value-type="string" office:string-value="Ottawa Senators" calcext:value-type="string">
            <text:p>Ottawa Sen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3</text:p>
          </table:table-cell>
          <table:table-cell office:value-type="string" calcext:value-type="string">
            <text:p>Montreal Canad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rida Panthe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ontreal Canadiens" calcext:value-type="string">
            <text:p>Montreal Canadiens</text:p>
          </table:table-cell>
          <table:table-cell table:formula="of:=COM.MICROSOFT.IFS([.C$1:.C$1048576]&gt;[.E$1:.E$1048576];[.D$1:.D$1048576];[.C$1:.C$1048576]&lt;[.E$1:.E$1048576];[.B$1:.B$1048576])" office:value-type="string" office:string-value="Florida Panthers" calcext:value-type="string">
            <text:p>Florida Panth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Calgary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heim Duck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Anaheim Ducks" calcext:value-type="string">
            <text:p>Anaheim Ducks</text:p>
          </table:table-cell>
          <table:table-cell table:formula="of:=COM.MICROSOFT.IFS([.C$1:.C$1048576]&gt;[.E$1:.E$1048576];[.D$1:.D$1048576];[.C$1:.C$1048576]&lt;[.E$1:.E$1048576];[.B$1:.B$1048576])" office:value-type="string" office:string-value="Calgary Flames" calcext:value-type="string">
            <text:p>Calgary Flam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Tampa Bay Light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ston Bruin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oston Bruins" calcext:value-type="string">
            <text:p>Boston Bruins</text:p>
          </table:table-cell>
          <table:table-cell table:formula="of:=COM.MICROSOFT.IFS([.C$1:.C$1048576]&gt;[.E$1:.E$1048576];[.D$1:.D$1048576];[.C$1:.C$1048576]&lt;[.E$1:.E$1048576];[.B$1:.B$1048576])" office:value-type="string" office:string-value="Tampa Bay Lightning" calcext:value-type="string">
            <text:p>Tampa Bay Lightnin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Chicago Blackhaw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rado Avalan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Colorado Avalanche" calcext:value-type="string">
            <text:p>Colorado Avalanche</text:p>
          </table:table-cell>
          <table:table-cell table:formula="of:=COM.MICROSOFT.IFS([.C$1:.C$1048576]&gt;[.E$1:.E$1048576];[.D$1:.D$1048576];[.C$1:.C$1048576]&lt;[.E$1:.E$1048576];[.B$1:.B$1048576])" office:value-type="string" office:string-value="Chicago Blackhawks" calcext:value-type="string">
            <text:p>Chicago Blackhaw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Arizona Co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</text:p>
          </table:table-cell>
          <table:table-cell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Dallas Stars" calcext:value-type="string">
            <text:p>Dallas Stars</text:p>
          </table:table-cell>
          <table:table-cell table:formula="of:=COM.MICROSOFT.IFS([.C$1:.C$1048576]&gt;[.E$1:.E$1048576];[.D$1:.D$1048576];[.C$1:.C$1048576]&lt;[.E$1:.E$1048576];[.B$1:.B$1048576])" office:value-type="string" office:string-value="Arizona Coyotes" calcext:value-type="string">
            <text:p>Arizona Coyot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Edmonton Oi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Kings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Los Angeles Kings" calcext:value-type="string">
            <text:p>Los Angeles Kings</text:p>
          </table:table-cell>
          <table:table-cell table:formula="of:=COM.MICROSOFT.IFS([.C$1:.C$1048576]&gt;[.E$1:.E$1048576];[.D$1:.D$1048576];[.C$1:.C$1048576]&lt;[.E$1:.E$1048576];[.B$1:.B$1048576])" office:value-type="string" office:string-value="Edmonton Oilers" calcext:value-type="string">
            <text:p>Edmonton Oil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Carolina Hurrica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Wil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Philadelphia Fly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Jersey Dev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Jersey Devils" calcext:value-type="string">
            <text:p>New Jersey Devils</text:p>
          </table:table-cell>
          <table:table-cell table:formula="of:=COM.MICROSOFT.IFS([.C$1:.C$1048576]&gt;[.E$1:.E$1048576];[.D$1:.D$1048576];[.C$1:.C$1048576]&lt;[.E$1:.E$1048576];[.B$1:.B$1048576])" office:value-type="string" office:string-value="Philadelphia Flyers" calcext:value-type="string">
            <text:p>Philadelphia Fly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New York Isl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hville Pred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2" calcext:value-type="string">
            <text:p>2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Nashville Predators" calcext:value-type="string">
            <text:p>Nashville Predato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Detroit Red W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awa Senator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Ottawa Senators" calcext:value-type="string">
            <text:p>Ottawa Senators</text:p>
          </table:table-cell>
          <table:table-cell table:formula="of:=COM.MICROSOFT.IFS([.C$1:.C$1048576]&gt;[.E$1:.E$1048576];[.D$1:.D$1048576];[.C$1:.C$1048576]&lt;[.E$1:.E$1048576];[.B$1:.B$1048576])" office:value-type="string" office:string-value="Detroit Red Wings" calcext:value-type="string">
            <text:p>Detroit Red Wing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Columbus Blue Jac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tsburgh Penguin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Vancouver Can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Jose Shark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San Jose Sharks" calcext:value-type="string">
            <text:p>San Jose Sharks</text:p>
          </table:table-cell>
          <table:table-cell table:formula="of:=COM.MICROSOFT.IFS([.C$1:.C$1048576]&gt;[.E$1:.E$1048576];[.D$1:.D$1048576];[.C$1:.C$1048576]&lt;[.E$1:.E$1048576];[.B$1:.B$1048576])" office:value-type="string" office:string-value="Vancouver Canucks" calcext:value-type="string">
            <text:p>Vancouver Canuc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St. Louis Blues" calcext:value-type="string">
            <text:p>St. Louis Blu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Washington Capita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5</text:p>
          </table:table-cell>
          <table:table-cell office:value-type="string" calcext:value-type="string">
            <text:p>Montreal Canad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ffalo Sabr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Buffalo Sabres" calcext:value-type="string">
            <text:p>Buffalo Sabres</text:p>
          </table:table-cell>
          <table:table-cell table:formula="of:=COM.MICROSOFT.IFS([.C$1:.C$1048576]&gt;[.E$1:.E$1048576];[.D$1:.D$1048576];[.C$1:.C$1048576]&lt;[.E$1:.E$1048576];[.B$1:.B$1048576])" office:value-type="string" office:string-value="Montreal Canadiens" calcext:value-type="string">
            <text:p>Montreal Canadie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5</text:p>
          </table:table-cell>
          <table:table-cell office:value-type="string" calcext:value-type="string">
            <text:p>New York Ra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 Capital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ashington Capitals" calcext:value-type="string">
            <text:p>Washington Capitals</text:p>
          </table:table-cell>
          <table:table-cell table:formula="of:=COM.MICROSOFT.IFS([.C$1:.C$1048576]&gt;[.E$1:.E$1048576];[.D$1:.D$1048576];[.C$1:.C$1048576]&lt;[.E$1:.E$1048576];[.B$1:.B$1048576])" office:value-type="string" office:string-value="New York Rangers" calcext:value-type="string">
            <text:p>New York Range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Chicago Blackhawks</text:p>
          </table:table-cell>
          <table:table-cell/>
          <table:table-cell office:value-type="string" calcext:value-type="string">
            <text:p>Anaheim Duck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Vancouver Canucks</text:p>
          </table:table-cell>
          <table:table-cell/>
          <table:table-cell office:value-type="string" calcext:value-type="string">
            <text:p>Arizona Coyote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Ottawa Sen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Brui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New York Isl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Hurrican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ew York Islanders" calcext:value-type="string">
            <text:p>New York Islanders</text:p>
          </table:table-cell>
          <table:table-cell table:formula="of:=COM.MICROSOFT.IFS([.C$1:.C$1048576]&gt;[.E$1:.E$1048576];[.D$1:.D$1048576];[.C$1:.C$1048576]&lt;[.E$1:.E$1048576];[.B$1:.B$1048576])" office:value-type="string" office:string-value="Carolina Hurricanes" calcext:value-type="string">
            <text:p>Carolina Hurrican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Winnipeg J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umbus Blue Jacke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Winnipeg Jets" calcext:value-type="string">
            <text:p>Winnipeg Jets</text:p>
          </table:table-cell>
          <table:table-cell table:formula="of:=COM.MICROSOFT.IFS([.C$1:.C$1048576]&gt;[.E$1:.E$1048576];[.D$1:.D$1048576];[.C$1:.C$1048576]&lt;[.E$1:.E$1048576];[.B$1:.B$1048576])" office:value-type="string" office:string-value="Columbus Blue Jackets" calcext:value-type="string">
            <text:p>Columbus Blue Jacke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Minnesota W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ado Avalanch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Minnesota Wild" calcext:value-type="string">
            <text:p>Minnesota Wild</text:p>
          </table:table-cell>
          <table:table-cell table:formula="of:=COM.MICROSOFT.IFS([.C$1:.C$1048576]&gt;[.E$1:.E$1048576];[.D$1:.D$1048576];[.C$1:.C$1048576]&lt;[.E$1:.E$1048576];[.B$1:.B$1048576])" office:value-type="string" office:string-value="Colorado Avalanche" calcext:value-type="string">
            <text:p>Colorado Avalanch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Nashville Pred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 Sta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Nashville Predators" calcext:value-type="string">
            <text:p>Nashville Predators</text:p>
          </table:table-cell>
          <table:table-cell table:formula="of:=COM.MICROSOFT.IFS([.C$1:.C$1048576]&gt;[.E$1:.E$1048576];[.D$1:.D$1048576];[.C$1:.C$1048576]&lt;[.E$1:.E$1048576];[.B$1:.B$1048576])" office:value-type="string" office:string-value="Dallas Stars" calcext:value-type="string">
            <text:p>Dallas Star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St. Louis 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 Panther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Calgary Flames</text:p>
          </table:table-cell>
          <table:table-cell/>
          <table:table-cell office:value-type="string" calcext:value-type="string">
            <text:p>Los Angeles King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Pittsburgh Pengu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Jersey Devil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Pittsburgh Penguins" calcext:value-type="string">
            <text:p>Pittsburgh Penguins</text:p>
          </table:table-cell>
          <table:table-cell table:formula="of:=COM.MICROSOFT.IFS([.C$1:.C$1048576]&gt;[.E$1:.E$1048576];[.D$1:.D$1048576];[.C$1:.C$1048576]&lt;[.E$1:.E$1048576];[.B$1:.B$1048576])" office:value-type="string" office:string-value="New Jersey Devils" calcext:value-type="string">
            <text:p>New Jersey Devi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Edmonton Oilers</text:p>
          </table:table-cell>
          <table:table-cell/>
          <table:table-cell office:value-type="string" calcext:value-type="string">
            <text:p>San Jose Shark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Tampa Bay 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Maple Leaf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Tampa Bay Lightning" calcext:value-type="string">
            <text:p>Tampa Bay Lightning</text:p>
          </table:table-cell>
          <table:table-cell table:formula="of:=COM.MICROSOFT.IFS([.C$1:.C$1048576]&gt;[.E$1:.E$1048576];[.D$1:.D$1048576];[.C$1:.C$1048576]&lt;[.E$1:.E$1048576];[.B$1:.B$1048576])" office:value-type="string" office:string-value="Toronto Maple Leafs" calcext:value-type="string">
            <text:p>Toronto Maple Lea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7</text:p>
          </table:table-cell>
          <table:table-cell office:value-type="string" calcext:value-type="string">
            <text:p>Tampa Bay Lightning</text:p>
          </table:table-cell>
          <table:table-cell/>
          <table:table-cell office:value-type="string" calcext:value-type="string">
            <text:p>Montreal Canadien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Minnesota Wild</text:p>
          </table:table-cell>
          <table:table-cell/>
          <table:table-cell office:value-type="string" calcext:value-type="string">
            <text:p>Arizona Coyote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Washington Capitals</text:p>
          </table:table-cell>
          <table:table-cell/>
          <table:table-cell office:value-type="string" calcext:value-type="string">
            <text:p>Boston Bruin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St. Louis Blues</text:p>
          </table:table-cell>
          <table:table-cell/>
          <table:table-cell office:value-type="string" calcext:value-type="string">
            <text:p>Carolina Hurricane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Colorado Avalanche</text:p>
          </table:table-cell>
          <table:table-cell/>
          <table:table-cell office:value-type="string" calcext:value-type="string">
            <text:p>Dallas Star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Montreal Canadiens</text:p>
          </table:table-cell>
          <table:table-cell/>
          <table:table-cell office:value-type="string" calcext:value-type="string">
            <text:p>Detroit Red Wing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Buffalo Sabres</text:p>
          </table:table-cell>
          <table:table-cell/>
          <table:table-cell office:value-type="string" calcext:value-type="string">
            <text:p>Florida Panther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Chicago Blackhawks</text:p>
          </table:table-cell>
          <table:table-cell/>
          <table:table-cell office:value-type="string" calcext:value-type="string">
            <text:p>Los Angeles King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New York Islanders</text:p>
          </table:table-cell>
          <table:table-cell/>
          <table:table-cell office:value-type="string" calcext:value-type="string">
            <text:p>New Jersey Devil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New York Rangers</text:p>
          </table:table-cell>
          <table:table-cell/>
          <table:table-cell office:value-type="string" calcext:value-type="string">
            <text:p>Ottawa Senator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Columbus Blue Jackets</text:p>
          </table:table-cell>
          <table:table-cell/>
          <table:table-cell office:value-type="string" calcext:value-type="string">
            <text:p>Philadelphia Flyer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Calgary Flames</text:p>
          </table:table-cell>
          <table:table-cell/>
          <table:table-cell office:value-type="string" calcext:value-type="string">
            <text:p>San Jose Shark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Pittsburgh Penguins</text:p>
          </table:table-cell>
          <table:table-cell/>
          <table:table-cell office:value-type="string" calcext:value-type="string">
            <text:p>Toronto Maple Leaf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Edmonton Oilers</text:p>
          </table:table-cell>
          <table:table-cell/>
          <table:table-cell office:value-type="string" calcext:value-type="string">
            <text:p>Vancouver Canuck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Nashville Predators</text:p>
          </table:table-cell>
          <table:table-cell/>
          <table:table-cell office:value-type="string" calcext:value-type="string">
            <text:p>Winnipeg Jet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Los Angeles Kings</text:p>
          </table:table-cell>
          <table:table-cell/>
          <table:table-cell office:value-type="string" calcext:value-type="string">
            <text:p>Anaheim Duck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New Jersey Devils</text:p>
          </table:table-cell>
          <table:table-cell/>
          <table:table-cell office:value-type="string" calcext:value-type="string">
            <text:p>Detroit Red Wing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Vancouver Canucks</text:p>
          </table:table-cell>
          <table:table-cell/>
          <table:table-cell office:value-type="string" calcext:value-type="string">
            <text:p>Edmonton Oiler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Ottawa Senators</text:p>
          </table:table-cell>
          <table:table-cell/>
          <table:table-cell office:value-type="string" calcext:value-type="string">
            <text:p>New York Islander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Pittsburgh Penguins</text:p>
          </table:table-cell>
          <table:table-cell/>
          <table:table-cell office:value-type="string" calcext:value-type="string">
            <text:p>New York Ranger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Carolina Hurricanes</text:p>
          </table:table-cell>
          <table:table-cell/>
          <table:table-cell office:value-type="string" calcext:value-type="string">
            <text:p>Philadelphia Flyer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Colorado Avalanche</text:p>
          </table:table-cell>
          <table:table-cell/>
          <table:table-cell office:value-type="string" calcext:value-type="string">
            <text:p>St. Louis Blue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Buffalo Sabres</text:p>
          </table:table-cell>
          <table:table-cell/>
          <table:table-cell office:value-type="string" calcext:value-type="string">
            <text:p>Tampa Bay Lightning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Columbus Blue Jackets</text:p>
          </table:table-cell>
          <table:table-cell/>
          <table:table-cell office:value-type="string" calcext:value-type="string">
            <text:p>Toronto Maple Leaf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Florida Panthers</text:p>
          </table:table-cell>
          <table:table-cell/>
          <table:table-cell office:value-type="string" calcext:value-type="string">
            <text:p>Washington Capitals</text:p>
          </table:table-cell>
          <table:table-cell table:number-columns-repeated="3"/>
          <table:table-cell table:style-name="ce3"/>
          <table:table-cell/>
          <table:table-cell table:formula="of:=COM.MICROSOFT.IFS([.F$1:.F$1048576]=&quot;SO&quot;;&quot;1&quot;;[.F$1:.F$1048576]=&quot;OT&quot;;&quot;2&quot;;ISBLANK([.F$1:.F$1048576]);&quot;3&quot;)" office:value-type="string" office:string-value="3" calcext:value-type="string">
            <text:p>3</text:p>
          </table:table-cell>
          <table:table-cell/>
          <table:table-cell table:formula="of:=COM.MICROSOFT.IFS([.C$1:.C$1048576]&lt;[.E$1:.E$1048576];[.D$1:.D$1048576];[.C$1:.C$1048576]&gt;[.E$1:.E$1048576];[.B$1:.B$1048576])" office:value-type="string" office:string-value="" calcext:value-type="error">
            <text:p>#N/A</text:p>
          </table:table-cell>
          <table:table-cell table:formula="of:=COM.MICROSOFT.IFS([.C$1:.C$1048576]&gt;[.E$1:.E$1048576];[.D$1:.D$1048576];[.C$1:.C$1048576]&lt;[.E$1:.E$1048576];[.B$1:.B$1048576])" office:value-type="string" office:string-value="" calcext:value-type="error">
            <text:p>#N/A</text:p>
          </table:table-cell>
          <table:table-cell table:number-columns-repeated="26"/>
        </table:table-row>
      </table:table>
      <table:table table:name="Sheet3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Teams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Home Games</text:p>
          </table:table-cell>
          <table:table-cell office:value-type="string" calcext:value-type="string">
            <text:p>Away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Regulation Wins</text:p>
          </table:table-cell>
          <table:table-cell office:value-type="string" calcext:value-type="string">
            <text:p>Overtime Wins</text:p>
          </table:table-cell>
          <table:table-cell office:value-type="string" calcext:value-type="string">
            <text:p>Shootout Wins</text:p>
          </table:table-cell>
          <table:table-cell office:value-type="string" calcext:value-type="string">
            <text:p>Shootout Losses</text:p>
          </table:table-cell>
          <table:table-cell office:value-type="string" calcext:value-type="string">
            <text:p>Overtime Losses</text:p>
          </table:table-cell>
          <table:table-cell office:value-type="string" calcext:value-type="string">
            <text:p>Regulation Losses</text:p>
          </table:table-cell>
          <table:table-cell office:value-type="string" calcext:value-type="string">
            <text:p>Point Total (NHL)</text:p>
          </table:table-cell>
          <table:table-cell office:value-type="string" calcext:value-type="string">
            <text:p>Points Remaining (NHL)</text:p>
          </table:table-cell>
          <table:table-cell office:value-type="string" calcext:value-type="string">
            <text:p>Point Total (KHL)</text:p>
          </table:table-cell>
          <table:table-cell office:value-type="string" calcext:value-type="string">
            <text:p>Point Total (Berkshire)</text:p>
          </table:table-cell>
          <table:table-cell office:value-type="string" calcext:value-type="string">
            <text:p>Points Remaining(Others)</text:p>
          </table:table-cell>
        </table:table-row>
        <table:table-row table:style-name="ro1">
          <table:table-cell office:value-type="string" calcext:value-type="string">
            <text:p>Washington Capital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icago Blackhawks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ittsburgh Penguin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lumbus Blue Jacket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ontreal Canadien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nnesota Wild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ew York Ranger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aheim Duck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dmonton Oiler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n Jose Shark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nto Maple Leaf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. Louis Blues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oston Bruin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ttawa Senator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lgary Flame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shville Predators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ampa Bay Lightning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ew York Islander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rr:51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rolina Hurricane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hiladelphia Flyer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innipeg Jets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os Angeles King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lorida Panther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uffalo Sabre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troit Red Wing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Ea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allas Stars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ancouver Canuck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ew Jersey Devils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Ea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izona Coyote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We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orado Avalan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stern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>
        <table:named-range table:name="HTML_1" table:base-cell-address="$Sheet1.$A$1" table:cell-range-address=".$A$1:.$I$1231"/>
        <table:named-range table:name="HTML_all" table:base-cell-address="$Sheet1.$A$1" table:cell-range-address=".$A$1:.$I$1231"/>
        <table:named-range table:name="HTML_tables" table:base-cell-address="$Sheet1.$A$1" table:cell-range-address=".$A$1:.$A$1"/>
      </table:named-expressions>
      <table:database-ranges>
        <table:database-range table:name="__Anonymous_Sheet_DB__0" table:target-range-address="Sheet1.O1:Sheet1.AE31" table:display-filter-buttons="true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20:51:44.037982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6T20:58:27.656148781</dc:date>
    <meta:editing-duration>PT35M26S</meta:editing-duration>
    <meta:editing-cycles>11</meta:editing-cycles>
    <meta:generator>LibreOffice/5.2.5.1$Linux_x86 LibreOffice_project/0312e1a284a7d50ca85a365c316c7abbf20a4d22</meta:generator>
    <meta:document-statistic meta:table-count="2" meta:cell-count="13471" meta:object-count="0"/>
  </office:meta>
</office:document-meta>
</file>